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0.05pt solid #00000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0.05pt solid #00000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1" style:family="table-row">
      <style:table-row-properties style:min-row-height="12.307cm"/>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1" style:family="table-row">
      <style:table-row-properties style:min-row-height="3.9cm"/>
    </style:style>
    <style:style style:name="Tabla13.A1" style:family="table-cell">
      <style:table-cell-properties fo:padding="0.097cm" fo:border="0.05pt solid #00000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0.05pt solid #00000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0.05pt solid #00000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0.05pt solid #000000"/>
    </style:style>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padding="0.097cm" fo:border="0.05pt solid #000000"/>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0.05pt solid #000000"/>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a27" style:family="table">
      <style:table-properties style:width="17cm" table:align="margins"/>
    </style:style>
    <style:style style:name="Tabla27.A" style:family="table-column">
      <style:table-column-properties style:column-width="17cm" style:rel-column-width="65535*"/>
    </style:style>
    <style:style style:name="Tabla27.A1" style:family="table-cell">
      <style:table-cell-properties fo:padding="0.097cm" fo:border="0.05pt solid #000000"/>
    </style:style>
    <style:style style:name="Tabla18" style:family="table">
      <style:table-properties style:width="17cm" table:align="margins"/>
    </style:style>
    <style:style style:name="Tabla18.A" style:family="table-column">
      <style:table-column-properties style:column-width="17cm" style:rel-column-width="65535*"/>
    </style:style>
    <style:style style:name="Tabla18.A1" style:family="table-cell">
      <style:table-cell-properties fo:padding="0.097cm" fo:border="0.05pt solid #000000"/>
    </style:style>
    <style:style style:name="Tabla19" style:family="table">
      <style:table-properties style:width="17cm" table:align="margins"/>
    </style:style>
    <style:style style:name="Tabla19.A" style:family="table-column">
      <style:table-column-properties style:column-width="17cm" style:rel-column-width="65535*"/>
    </style:style>
    <style:style style:name="Tabla19.A1" style:family="table-cell">
      <style:table-cell-properties fo:padding="0.097cm" fo:border="0.05pt solid #000000"/>
    </style:style>
    <style:style style:name="Tabla20" style:family="table">
      <style:table-properties style:width="17cm" table:align="margins"/>
    </style:style>
    <style:style style:name="Tabla20.A" style:family="table-column">
      <style:table-column-properties style:column-width="17cm" style:rel-column-width="65535*"/>
    </style:style>
    <style:style style:name="Tabla20.A1" style:family="table-cell">
      <style:table-cell-properties fo:padding="0.097cm" fo:border="0.05pt solid #000000"/>
    </style:style>
    <style:style style:name="Tabla21" style:family="table">
      <style:table-properties style:width="17cm" table:align="margins"/>
    </style:style>
    <style:style style:name="Tabla21.A" style:family="table-column">
      <style:table-column-properties style:column-width="17cm" style:rel-column-width="65535*"/>
    </style:style>
    <style:style style:name="Tabla21.A1" style:family="table-cell">
      <style:table-cell-properties fo:padding="0.097cm" fo:border="0.05pt solid #000000"/>
    </style:style>
    <style:style style:name="Tabla22" style:family="table">
      <style:table-properties style:width="17cm" table:align="margins"/>
    </style:style>
    <style:style style:name="Tabla22.A" style:family="table-column">
      <style:table-column-properties style:column-width="17cm" style:rel-column-width="65535*"/>
    </style:style>
    <style:style style:name="Tabla22.A1" style:family="table-cell">
      <style:table-cell-properties fo:padding="0.097cm" fo:border="0.05pt solid #000000"/>
    </style:style>
    <style:style style:name="Tabla23" style:family="table">
      <style:table-properties style:width="17cm" table:align="margins"/>
    </style:style>
    <style:style style:name="Tabla23.A" style:family="table-column">
      <style:table-column-properties style:column-width="17cm" style:rel-column-width="65535*"/>
    </style:style>
    <style:style style:name="Tabla2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a24" style:family="table">
      <style:table-properties style:width="17cm" table:align="margins"/>
    </style:style>
    <style:style style:name="Tabla24.A" style:family="table-column">
      <style:table-column-properties style:column-width="17cm" style:rel-column-width="65535*"/>
    </style:style>
    <style:style style:name="Tabla24.A1" style:family="table-cell">
      <style:table-cell-properties fo:padding="0.097cm" fo:border="0.05pt solid #000000"/>
    </style:style>
    <style:style style:name="Tabla25" style:family="table">
      <style:table-properties style:width="17cm" table:align="margins"/>
    </style:style>
    <style:style style:name="Tabla25.A" style:family="table-column">
      <style:table-column-properties style:column-width="17cm" style:rel-column-width="65535*"/>
    </style:style>
    <style:style style:name="Tabla25.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28" style:family="table">
      <style:table-properties style:width="17cm" table:align="margins"/>
    </style:style>
    <style:style style:name="Tabla28.A" style:family="table-column">
      <style:table-column-properties style:column-width="17cm" style:rel-column-width="65535*"/>
    </style:style>
    <style:style style:name="Tabla28.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A1" style:family="table-cell">
      <style:table-cell-properties fo:padding="0.097cm" fo:border="0.05pt solid #000000"/>
    </style:style>
    <style:style style:name="Tabla30" style:family="table">
      <style:table-properties style:width="17cm" table:align="margins"/>
    </style:style>
    <style:style style:name="Tabla30.A" style:family="table-column">
      <style:table-column-properties style:column-width="17cm" style:rel-column-width="65535*"/>
    </style:style>
    <style:style style:name="Tabla30.A1" style:family="table-cell">
      <style:table-cell-properties fo:padding="0.097cm" fo:border="0.05pt solid #000000"/>
    </style:style>
    <style:style style:name="Tabla31" style:family="table">
      <style:table-properties style:width="17cm" table:align="margins"/>
    </style:style>
    <style:style style:name="Tabla31.A" style:family="table-column">
      <style:table-column-properties style:column-width="17cm" style:rel-column-width="65535*"/>
    </style:style>
    <style:style style:name="Tabla31.A1" style:family="table-cell">
      <style:table-cell-properties fo:padding="0.097cm" fo:border="0.05pt solid #000000"/>
    </style:style>
    <style:style style:name="Tabla32" style:family="table">
      <style:table-properties style:width="17cm" table:align="margins"/>
    </style:style>
    <style:style style:name="Tabla32.A" style:family="table-column">
      <style:table-column-properties style:column-width="17cm" style:rel-column-width="65535*"/>
    </style:style>
    <style:style style:name="Tabla32.A1" style:family="table-cell">
      <style:table-cell-properties fo:padding="0.097cm" fo:border="0.05pt solid #000000"/>
    </style:style>
    <style:style style:name="Tabla33" style:family="table">
      <style:table-properties style:width="17cm" table:align="margins"/>
    </style:style>
    <style:style style:name="Tabla33.A" style:family="table-column">
      <style:table-column-properties style:column-width="17cm" style:rel-column-width="65535*"/>
    </style:style>
    <style:style style:name="Tabla33.A1" style:family="table-cell">
      <style:table-cell-properties fo:padding="0.097cm" fo:border="0.05pt solid #000000"/>
    </style:style>
    <style:style style:name="Tabla34" style:family="table">
      <style:table-properties style:width="17cm" table:align="margins"/>
    </style:style>
    <style:style style:name="Tabla34.A" style:family="table-column">
      <style:table-column-properties style:column-width="17cm" style:rel-column-width="65535*"/>
    </style:style>
    <style:style style:name="Tabla34.A1" style:family="table-cell">
      <style:table-cell-properties fo:padding="0.097cm" fo:border="0.05pt solid #000000"/>
    </style:style>
    <style:style style:name="Tabla35" style:family="table">
      <style:table-properties style:width="17cm" table:align="margins"/>
    </style:style>
    <style:style style:name="Tabla35.A" style:family="table-column">
      <style:table-column-properties style:column-width="17cm" style:rel-column-width="65535*"/>
    </style:style>
    <style:style style:name="Tabla35.A1" style:family="table-cell">
      <style:table-cell-properties fo:padding="0.097cm" fo:border="0.05pt solid #000000"/>
    </style:style>
    <style:style style:name="Tabla36" style:family="table">
      <style:table-properties style:width="17cm" table:align="margins"/>
    </style:style>
    <style:style style:name="Tabla36.A" style:family="table-column">
      <style:table-column-properties style:column-width="17cm" style:rel-column-width="65535*"/>
    </style:style>
    <style:style style:name="Tabla36.A1" style:family="table-cell">
      <style:table-cell-properties fo:padding="0.097cm" fo:border="0.05pt solid #000000"/>
    </style:style>
    <style:style style:name="Tabla37" style:family="table">
      <style:table-properties style:width="17cm" table:align="margins"/>
    </style:style>
    <style:style style:name="Tabla37.A" style:family="table-column">
      <style:table-column-properties style:column-width="17cm" style:rel-column-width="65535*"/>
    </style:style>
    <style:style style:name="Tabla37.A1" style:family="table-cell">
      <style:table-cell-properties fo:padding="0.097cm" fo:border="0.05pt solid #000000"/>
    </style:style>
    <style:style style:name="Tabla38" style:family="table">
      <style:table-properties style:width="17cm" table:align="margins"/>
    </style:style>
    <style:style style:name="Tabla38.A" style:family="table-column">
      <style:table-column-properties style:column-width="17cm" style:rel-column-width="65535*"/>
    </style:style>
    <style:style style:name="Tabla38.A1" style:family="table-cell">
      <style:table-cell-properties fo:padding="0.097cm" fo:border="0.05pt solid #000000"/>
    </style:style>
    <style:style style:name="Tabla39" style:family="table">
      <style:table-properties style:width="17cm" table:align="margins"/>
    </style:style>
    <style:style style:name="Tabla39.A" style:family="table-column">
      <style:table-column-properties style:column-width="17cm" style:rel-column-width="65535*"/>
    </style:style>
    <style:style style:name="Tabla39.A1" style:family="table-cell">
      <style:table-cell-properties fo:padding="0.097cm" fo:border="0.05pt solid #000000"/>
    </style:style>
    <style:style style:name="P1" style:family="paragraph" style:parent-style-name="Standard">
      <style:text-properties fo:font-size="14pt" officeooo:rsid="001d54ad" officeooo:paragraph-rsid="001d54ad" style:font-size-asian="12.25pt" style:font-size-complex="14pt"/>
    </style:style>
    <style:style style:name="P2" style:family="paragraph" style:parent-style-name="Standard">
      <style:text-properties fo:font-size="14pt" officeooo:rsid="0020e5ce" officeooo:paragraph-rsid="0020e5ce" style:font-size-asian="12.25pt" style:font-size-complex="14pt"/>
    </style:style>
    <style:style style:name="P3" style:family="paragraph" style:parent-style-name="Standard">
      <style:text-properties fo:font-size="14pt" fo:font-weight="bold" officeooo:rsid="001c3bb8" officeooo:paragraph-rsid="001c3bb8" style:font-size-asian="12.25pt" style:font-weight-asian="bold" style:font-size-complex="14pt" style:font-weight-complex="bold"/>
    </style:style>
    <style:style style:name="P4" style:family="paragraph" style:parent-style-name="Standard">
      <style:text-properties fo:font-size="14pt" fo:font-weight="bold" officeooo:rsid="0020e5ce" officeooo:paragraph-rsid="0020e5ce" style:font-size-asian="12.25pt" style:font-weight-asian="bold" style:font-size-complex="14pt" style:font-weight-complex="bold"/>
    </style:style>
    <style:style style:name="P5" style:family="paragraph" style:parent-style-name="Standard">
      <style:text-properties fo:font-size="14pt" fo:font-weight="bold" officeooo:rsid="002266ea" officeooo:paragraph-rsid="002266ea" style:font-size-asian="12.25pt" style:font-weight-asian="bold" style:font-size-complex="14pt" style:font-weight-complex="bold"/>
    </style:style>
    <style:style style:name="P6" style:family="paragraph" style:parent-style-name="Standard">
      <style:text-properties fo:font-size="14pt" fo:font-weight="bold" officeooo:rsid="00220bf0" officeooo:paragraph-rsid="00220bf0" style:font-size-asian="12.25pt" style:font-weight-asian="bold" style:font-size-complex="14pt" style:font-weight-complex="bold"/>
    </style:style>
    <style:style style:name="P7" style:family="paragraph" style:parent-style-name="Standard">
      <style:text-properties fo:font-size="14pt" fo:font-weight="bold" officeooo:rsid="0023e407" officeooo:paragraph-rsid="0023e407" style:font-size-asian="12.25pt" style:font-weight-asian="bold" style:font-size-complex="14pt" style:font-weight-complex="bold"/>
    </style:style>
    <style:style style:name="P8" style:family="paragraph" style:parent-style-name="Standard">
      <style:text-properties fo:font-size="14pt" fo:font-weight="bold" officeooo:rsid="0025c653" officeooo:paragraph-rsid="0025c653" style:font-size-asian="12.25pt" style:font-weight-asian="bold" style:font-size-complex="14pt" style:font-weight-complex="bold"/>
    </style:style>
    <style:style style:name="P9" style:family="paragraph" style:parent-style-name="Standard">
      <style:text-properties fo:font-size="14pt" fo:font-weight="bold" officeooo:rsid="002ff3ba" officeooo:paragraph-rsid="002ff3ba" style:font-size-asian="12.25pt" style:font-weight-asian="bold" style:font-size-complex="14pt" style:font-weight-complex="bold"/>
    </style:style>
    <style:style style:name="P10" style:family="paragraph" style:parent-style-name="Standard">
      <style:text-properties fo:font-size="14pt" fo:font-weight="bold" officeooo:rsid="00330314" officeooo:paragraph-rsid="00330314" style:font-size-asian="12.25pt" style:font-weight-asian="bold" style:font-size-complex="14pt" style:font-weight-complex="bold"/>
    </style:style>
    <style:style style:name="P11" style:family="paragraph" style:parent-style-name="Standard">
      <style:text-properties fo:font-size="14pt" fo:font-weight="bold" officeooo:rsid="0034b422" officeooo:paragraph-rsid="0034b422" style:font-size-asian="12.25pt" style:font-weight-asian="bold" style:font-size-complex="14pt" style:font-weight-complex="bold"/>
    </style:style>
    <style:style style:name="P12" style:family="paragraph" style:parent-style-name="Standard">
      <style:text-properties fo:font-size="14pt" fo:font-weight="bold" officeooo:rsid="003dca05" officeooo:paragraph-rsid="003dca05" style:font-size-asian="12.25pt" style:font-weight-asian="bold" style:font-size-complex="14pt" style:font-weight-complex="bold"/>
    </style:style>
    <style:style style:name="P13" style:family="paragraph" style:parent-style-name="Standard">
      <style:text-properties fo:font-size="14pt" fo:font-weight="bold" officeooo:rsid="003eea29" officeooo:paragraph-rsid="003eea29" style:font-size-asian="12.25pt" style:font-weight-asian="bold" style:font-size-complex="14pt" style:font-weight-complex="bold"/>
    </style:style>
    <style:style style:name="P14" style:family="paragraph" style:parent-style-name="Standard">
      <style:text-properties fo:font-size="14pt" fo:font-weight="bold" officeooo:rsid="00462196" officeooo:paragraph-rsid="00462196" style:font-size-asian="12.25pt" style:font-weight-asian="bold" style:font-size-complex="14pt" style:font-weight-complex="bold"/>
    </style:style>
    <style:style style:name="P15" style:family="paragraph" style:parent-style-name="Standard">
      <style:text-properties fo:font-size="14pt" fo:font-weight="bold" officeooo:rsid="006b985f" officeooo:paragraph-rsid="006b985f" style:font-size-asian="12.25pt" style:font-weight-asian="bold" style:font-size-complex="14pt" style:font-weight-complex="bold"/>
    </style:style>
    <style:style style:name="P16" style:family="paragraph" style:parent-style-name="Standard">
      <style:text-properties fo:font-size="14pt" fo:font-weight="bold" officeooo:rsid="0072ae0f" officeooo:paragraph-rsid="0072ae0f" style:font-size-asian="12.25pt" style:font-weight-asian="bold" style:font-size-complex="14pt" style:font-weight-complex="bold"/>
    </style:style>
    <style:style style:name="P17" style:family="paragraph" style:parent-style-name="Standard">
      <style:text-properties fo:font-size="14pt" fo:font-weight="bold" officeooo:rsid="0074c351" officeooo:paragraph-rsid="0074c351" style:font-size-asian="12.25pt" style:font-weight-asian="bold" style:font-size-complex="14pt" style:font-weight-complex="bold"/>
    </style:style>
    <style:style style:name="P18" style:family="paragraph" style:parent-style-name="Standard">
      <style:text-properties fo:font-size="14pt" fo:font-weight="bold" officeooo:rsid="0075ef7f" officeooo:paragraph-rsid="0075ef7f" style:font-size-asian="12.25pt" style:font-weight-asian="bold" style:font-size-complex="14pt" style:font-weight-complex="bold"/>
    </style:style>
    <style:style style:name="P19" style:family="paragraph" style:parent-style-name="Standard">
      <style:text-properties fo:font-size="14pt" fo:font-weight="bold" officeooo:rsid="0075ef7f" officeooo:paragraph-rsid="0076f432" style:font-size-asian="12.25pt" style:font-weight-asian="bold" style:font-size-complex="14pt" style:font-weight-complex="bold"/>
    </style:style>
    <style:style style:name="P20" style:family="paragraph" style:parent-style-name="Standard">
      <style:text-properties fo:font-size="14pt" fo:font-weight="bold" officeooo:rsid="0076f432" officeooo:paragraph-rsid="0076f432" style:font-size-asian="12.25pt" style:font-weight-asian="bold" style:font-size-complex="14pt" style:font-weight-complex="bold"/>
    </style:style>
    <style:style style:name="P21" style:family="paragraph" style:parent-style-name="Standard">
      <style:text-properties fo:font-size="14pt" fo:font-weight="normal" officeooo:rsid="00220bf0" officeooo:paragraph-rsid="00220bf0" style:font-size-asian="12.25pt" style:font-weight-asian="normal" style:font-size-complex="14pt" style:font-weight-complex="normal"/>
    </style:style>
    <style:style style:name="P22" style:family="paragraph" style:parent-style-name="Standard">
      <style:text-properties fo:font-size="14pt" fo:font-weight="normal" officeooo:rsid="002266ea" officeooo:paragraph-rsid="002266ea" style:font-size-asian="12.25pt" style:font-weight-asian="normal" style:font-size-complex="14pt" style:font-weight-complex="normal"/>
    </style:style>
    <style:style style:name="P23" style:family="paragraph" style:parent-style-name="Standard">
      <style:text-properties fo:font-size="14pt" fo:font-weight="normal" officeooo:rsid="002266ea" officeooo:paragraph-rsid="002c19d2" style:font-size-asian="12.25pt" style:font-weight-asian="normal" style:font-size-complex="14pt" style:font-weight-complex="normal"/>
    </style:style>
    <style:style style:name="P24" style:family="paragraph" style:parent-style-name="Standard">
      <style:text-properties fo:font-size="14pt" fo:font-weight="normal" officeooo:rsid="0023e407" officeooo:paragraph-rsid="0023e407" style:font-size-asian="12.25pt" style:font-weight-asian="normal" style:font-size-complex="14pt" style:font-weight-complex="normal"/>
    </style:style>
    <style:style style:name="P25" style:family="paragraph" style:parent-style-name="Standard">
      <style:text-properties fo:font-size="14pt" fo:font-weight="normal" officeooo:rsid="0023f1c3" officeooo:paragraph-rsid="0023f1c3" style:font-size-asian="12.25pt" style:font-weight-asian="normal" style:font-size-complex="14pt" style:font-weight-complex="normal"/>
    </style:style>
    <style:style style:name="P26" style:family="paragraph" style:parent-style-name="Standard">
      <style:text-properties fo:font-size="14pt" fo:font-weight="normal" officeooo:rsid="00250932" officeooo:paragraph-rsid="00250932" style:font-size-asian="12.25pt" style:font-weight-asian="normal" style:font-size-complex="14pt" style:font-weight-complex="normal"/>
    </style:style>
    <style:style style:name="P27" style:family="paragraph" style:parent-style-name="Standard">
      <style:text-properties fo:font-size="14pt" fo:font-weight="normal" officeooo:rsid="002747dd" officeooo:paragraph-rsid="002747dd" style:font-size-asian="12.25pt" style:font-weight-asian="normal" style:font-size-complex="14pt" style:font-weight-complex="normal"/>
    </style:style>
    <style:style style:name="P28" style:family="paragraph" style:parent-style-name="Standard">
      <style:text-properties fo:font-size="14pt" fo:font-weight="normal" officeooo:rsid="002747dd" officeooo:paragraph-rsid="002acb80" style:font-size-asian="12.25pt" style:font-weight-asian="normal" style:font-size-complex="14pt" style:font-weight-complex="normal"/>
    </style:style>
    <style:style style:name="P29" style:family="paragraph" style:parent-style-name="Standard">
      <style:text-properties fo:font-size="14pt" fo:font-weight="normal" officeooo:rsid="002943f6" officeooo:paragraph-rsid="002943f6" style:font-size-asian="12.25pt" style:font-weight-asian="normal" style:font-size-complex="14pt" style:font-weight-complex="normal"/>
    </style:style>
    <style:style style:name="P30" style:family="paragraph" style:parent-style-name="Standard">
      <style:text-properties fo:font-size="14pt" fo:font-weight="normal" officeooo:rsid="002c19d2" officeooo:paragraph-rsid="002c19d2" style:font-size-asian="12.25pt" style:font-weight-asian="normal" style:font-size-complex="14pt" style:font-weight-complex="normal"/>
    </style:style>
    <style:style style:name="P31" style:family="paragraph" style:parent-style-name="Standard">
      <style:text-properties fo:font-size="14pt" fo:font-weight="normal" officeooo:rsid="002e34ee" officeooo:paragraph-rsid="002e34ee" style:font-size-asian="12.25pt" style:font-weight-asian="normal" style:font-size-complex="14pt" style:font-weight-complex="normal"/>
    </style:style>
    <style:style style:name="P32" style:family="paragraph" style:parent-style-name="Standard">
      <style:text-properties fo:font-size="14pt" fo:font-weight="normal" officeooo:rsid="002ff3ba" officeooo:paragraph-rsid="002ff3ba" style:font-size-asian="12.25pt" style:font-weight-asian="normal" style:font-size-complex="14pt" style:font-weight-complex="normal"/>
    </style:style>
    <style:style style:name="P33" style:family="paragraph" style:parent-style-name="Standard">
      <style:text-properties fo:font-size="14pt" fo:font-weight="normal" officeooo:rsid="00330314" officeooo:paragraph-rsid="00330314" style:font-size-asian="12.25pt" style:font-weight-asian="normal" style:font-size-complex="14pt" style:font-weight-complex="normal"/>
    </style:style>
    <style:style style:name="P34" style:family="paragraph" style:parent-style-name="Standard">
      <style:text-properties fo:font-size="14pt" fo:font-weight="normal" officeooo:rsid="0034b422" officeooo:paragraph-rsid="0034b422" style:font-size-asian="12.25pt" style:font-weight-asian="normal" style:font-size-complex="14pt" style:font-weight-complex="normal"/>
    </style:style>
    <style:style style:name="P35" style:family="paragraph" style:parent-style-name="Standard">
      <style:text-properties fo:font-size="14pt" fo:font-weight="normal" officeooo:rsid="00369d00" officeooo:paragraph-rsid="00369d00" style:font-size-asian="12.25pt" style:font-weight-asian="normal" style:font-size-complex="14pt" style:font-weight-complex="normal"/>
    </style:style>
    <style:style style:name="P36" style:family="paragraph" style:parent-style-name="Standard">
      <style:text-properties fo:font-size="14pt" fo:font-weight="normal" officeooo:rsid="00379b2d" officeooo:paragraph-rsid="00379b2d" style:font-size-asian="12.25pt" style:font-weight-asian="normal" style:font-size-complex="14pt" style:font-weight-complex="normal"/>
    </style:style>
    <style:style style:name="P37" style:family="paragraph" style:parent-style-name="Standard">
      <style:text-properties fo:font-size="14pt" fo:font-weight="normal" officeooo:rsid="00388110" officeooo:paragraph-rsid="00388110" style:font-size-asian="12.25pt" style:font-weight-asian="normal" style:font-size-complex="14pt" style:font-weight-complex="normal"/>
    </style:style>
    <style:style style:name="P38" style:family="paragraph" style:parent-style-name="Standard">
      <style:text-properties fo:font-size="14pt" fo:font-weight="normal" officeooo:rsid="003c8b57" officeooo:paragraph-rsid="003c8b57" style:font-size-asian="12.25pt" style:font-weight-asian="normal" style:font-size-complex="14pt" style:font-weight-complex="normal"/>
    </style:style>
    <style:style style:name="P39" style:family="paragraph" style:parent-style-name="Standard">
      <style:text-properties fo:font-size="14pt" fo:font-weight="normal" officeooo:rsid="003eea29" officeooo:paragraph-rsid="003eea29" style:font-size-asian="12.25pt" style:font-weight-asian="normal" style:font-size-complex="14pt" style:font-weight-complex="normal"/>
    </style:style>
    <style:style style:name="P40" style:family="paragraph" style:parent-style-name="Standard">
      <style:text-properties fo:font-size="14pt" fo:font-weight="normal" officeooo:rsid="0041e3a7" officeooo:paragraph-rsid="0041e3a7" style:font-size-asian="12.25pt" style:font-weight-asian="normal" style:font-size-complex="14pt" style:font-weight-complex="normal"/>
    </style:style>
    <style:style style:name="P41" style:family="paragraph" style:parent-style-name="Standard">
      <style:text-properties fo:font-size="14pt" fo:font-weight="normal" officeooo:rsid="0041e3a7" officeooo:paragraph-rsid="0043c99f" style:font-size-asian="12.25pt" style:font-weight-asian="normal" style:font-size-complex="14pt" style:font-weight-complex="normal"/>
    </style:style>
    <style:style style:name="P42" style:family="paragraph" style:parent-style-name="Standard">
      <style:text-properties fo:font-size="14pt" fo:font-weight="normal" officeooo:rsid="0042f2e6" officeooo:paragraph-rsid="0042f2e6" style:font-size-asian="12.25pt" style:font-weight-asian="normal" style:font-size-complex="14pt" style:font-weight-complex="normal"/>
    </style:style>
    <style:style style:name="P43" style:family="paragraph" style:parent-style-name="Standard">
      <style:text-properties fo:font-size="14pt" fo:font-weight="normal" officeooo:rsid="0043c99f" officeooo:paragraph-rsid="0043c99f" style:font-size-asian="12.25pt" style:font-weight-asian="normal" style:font-size-complex="14pt" style:font-weight-complex="normal"/>
    </style:style>
    <style:style style:name="P44" style:family="paragraph" style:parent-style-name="Standard">
      <style:text-properties fo:font-size="14pt" fo:font-weight="normal" officeooo:rsid="0043c99f" officeooo:paragraph-rsid="0053d590" style:font-size-asian="12.25pt" style:font-weight-asian="normal" style:font-size-complex="14pt" style:font-weight-complex="normal"/>
    </style:style>
    <style:style style:name="P45" style:family="paragraph" style:parent-style-name="Standard">
      <style:text-properties fo:font-size="14pt" fo:font-weight="normal" officeooo:rsid="00455116" officeooo:paragraph-rsid="00455116" style:font-size-asian="12.25pt" style:font-weight-asian="normal" style:font-size-complex="14pt" style:font-weight-complex="normal"/>
    </style:style>
    <style:style style:name="P46" style:family="paragraph" style:parent-style-name="Standard">
      <style:text-properties fo:font-size="14pt" fo:font-weight="normal" officeooo:rsid="00462196" officeooo:paragraph-rsid="00462196" style:font-size-asian="12.25pt" style:font-weight-asian="normal" style:font-size-complex="14pt" style:font-weight-complex="normal"/>
    </style:style>
    <style:style style:name="P47" style:family="paragraph" style:parent-style-name="Standard">
      <style:text-properties fo:font-size="14pt" fo:font-weight="normal" officeooo:rsid="006541be" officeooo:paragraph-rsid="006541be" style:font-size-asian="12.25pt" style:font-weight-asian="normal" style:font-size-complex="14pt" style:font-weight-complex="normal"/>
    </style:style>
    <style:style style:name="P48" style:family="paragraph" style:parent-style-name="Standard">
      <style:text-properties fo:font-size="14pt" fo:font-weight="normal" officeooo:rsid="006551c1" officeooo:paragraph-rsid="00462196" style:font-size-asian="12.25pt" style:font-weight-asian="normal" style:font-size-complex="14pt" style:font-weight-complex="normal"/>
    </style:style>
    <style:style style:name="P49" style:family="paragraph" style:parent-style-name="Standard">
      <style:text-properties fo:font-size="14pt" fo:font-weight="normal" officeooo:rsid="00671523" officeooo:paragraph-rsid="00671523" style:font-size-asian="12.25pt" style:font-weight-asian="normal" style:font-size-complex="14pt" style:font-weight-complex="normal"/>
    </style:style>
    <style:style style:name="P50" style:family="paragraph" style:parent-style-name="Standard">
      <style:text-properties fo:font-size="14pt" fo:font-weight="normal" officeooo:rsid="0068c889" officeooo:paragraph-rsid="0068c889" style:font-size-asian="12.25pt" style:font-weight-asian="normal" style:font-size-complex="14pt" style:font-weight-complex="normal"/>
    </style:style>
    <style:style style:name="P51" style:family="paragraph" style:parent-style-name="Standard">
      <style:text-properties fo:font-size="14pt" fo:font-weight="normal" officeooo:rsid="006d5fba" officeooo:paragraph-rsid="006d5fba" style:font-size-asian="12.25pt" style:font-weight-asian="normal" style:font-size-complex="14pt" style:font-weight-complex="normal"/>
    </style:style>
    <style:style style:name="P52" style:family="paragraph" style:parent-style-name="Standard">
      <style:text-properties fo:font-size="14pt" fo:font-weight="normal" officeooo:rsid="006fdabc" officeooo:paragraph-rsid="006fdabc" style:font-size-asian="12.25pt" style:font-weight-asian="normal" style:font-size-complex="14pt" style:font-weight-complex="normal"/>
    </style:style>
    <style:style style:name="P53" style:family="paragraph" style:parent-style-name="Standard">
      <style:text-properties fo:font-size="14pt" fo:font-weight="normal" officeooo:rsid="006fdabc" officeooo:paragraph-rsid="007e776c" style:font-size-asian="12.25pt" style:font-weight-asian="normal" style:font-size-complex="14pt" style:font-weight-complex="normal"/>
    </style:style>
    <style:style style:name="P54" style:family="paragraph" style:parent-style-name="Standard">
      <style:text-properties fo:font-size="14pt" fo:font-weight="normal" officeooo:rsid="0072ae0f" officeooo:paragraph-rsid="0072ae0f" style:font-size-asian="12.25pt" style:font-weight-asian="normal" style:font-size-complex="14pt" style:font-weight-complex="normal"/>
    </style:style>
    <style:style style:name="P55" style:family="paragraph" style:parent-style-name="Standard">
      <style:text-properties fo:font-size="14pt" fo:font-weight="normal" officeooo:rsid="0074c351" officeooo:paragraph-rsid="0074c351" style:font-size-asian="12.25pt" style:font-weight-asian="normal" style:font-size-complex="14pt" style:font-weight-complex="normal"/>
    </style:style>
    <style:style style:name="P56" style:family="paragraph" style:parent-style-name="Standard">
      <style:text-properties fo:font-size="14pt" fo:font-weight="normal" officeooo:rsid="0074c351" officeooo:paragraph-rsid="0077c1e6" style:font-size-asian="12.25pt" style:font-weight-asian="normal" style:font-size-complex="14pt" style:font-weight-complex="normal"/>
    </style:style>
    <style:style style:name="P57" style:family="paragraph" style:parent-style-name="Standard">
      <style:text-properties fo:font-size="14pt" fo:font-weight="normal" officeooo:rsid="0074c351" officeooo:paragraph-rsid="007e776c" style:font-size-asian="12.25pt" style:font-weight-asian="normal" style:font-size-complex="14pt" style:font-weight-complex="normal"/>
    </style:style>
    <style:style style:name="P58" style:family="paragraph" style:parent-style-name="Standard">
      <style:text-properties fo:font-size="14pt" fo:font-weight="normal" officeooo:rsid="0076f432" officeooo:paragraph-rsid="0076f432" style:font-size-asian="12.25pt" style:font-weight-asian="normal" style:font-size-complex="14pt" style:font-weight-complex="normal"/>
    </style:style>
    <style:style style:name="P59" style:family="paragraph" style:parent-style-name="Standard">
      <style:text-properties fo:font-size="14pt" fo:font-style="italic" fo:font-weight="normal" officeooo:rsid="0034b422" officeooo:paragraph-rsid="0034b422" style:font-size-asian="12.25pt" style:font-style-asian="italic" style:font-weight-asian="normal" style:font-size-complex="14pt" style:font-style-complex="italic" style:font-weight-complex="normal"/>
    </style:style>
    <style:style style:name="P60" style:family="paragraph" style:parent-style-name="Standard">
      <style:text-properties fo:font-size="14pt" fo:font-style="italic" fo:font-weight="normal" officeooo:rsid="0041e3a7" officeooo:paragraph-rsid="0041e3a7" style:font-size-asian="12.25pt" style:font-style-asian="italic" style:font-weight-asian="normal" style:font-size-complex="14pt" style:font-style-complex="italic" style:font-weight-complex="normal"/>
    </style:style>
    <style:style style:name="P61" style:family="paragraph" style:parent-style-name="Standard">
      <style:text-properties fo:font-size="14pt" fo:font-style="italic" fo:font-weight="normal" officeooo:rsid="00462196" officeooo:paragraph-rsid="00462196" style:font-size-asian="12.25pt" style:font-style-asian="italic" style:font-weight-asian="normal" style:font-size-complex="14pt" style:font-style-complex="italic" style:font-weight-complex="normal"/>
    </style:style>
    <style:style style:name="P62" style:family="paragraph" style:parent-style-name="Standard">
      <style:text-properties fo:font-size="14pt" fo:font-style="italic" fo:font-weight="bold" officeooo:rsid="00462196" officeooo:paragraph-rsid="00462196" style:font-size-asian="12.25pt" style:font-style-asian="italic" style:font-weight-asian="bold" style:font-size-complex="14pt" style:font-style-complex="italic" style:font-weight-complex="bold"/>
    </style:style>
    <style:style style:name="P63" style:family="paragraph" style:parent-style-name="Standard">
      <style:text-properties fo:font-size="14pt" fo:font-style="italic" style:text-underline-style="none" fo:font-weight="normal" officeooo:rsid="008c962f" officeooo:paragraph-rsid="008c962f" style:font-size-asian="12.25pt" style:font-style-asian="italic" style:font-weight-asian="normal" style:font-size-complex="14pt" style:font-style-complex="italic" style:font-weight-complex="normal"/>
    </style:style>
    <style:style style:name="P64" style:family="paragraph" style:parent-style-name="Standard">
      <style:text-properties fo:font-size="14pt" fo:font-style="italic" style:text-underline-style="none" fo:font-weight="normal" officeooo:rsid="00994a47" officeooo:paragraph-rsid="00994a47" style:font-size-asian="12.25pt" style:font-style-asian="italic" style:font-weight-asian="normal" style:font-size-complex="14pt" style:font-style-complex="italic" style:font-weight-complex="normal"/>
    </style:style>
    <style:style style:name="P65" style:family="paragraph" style:parent-style-name="Standard">
      <style:text-properties fo:font-size="14pt" fo:font-style="normal" fo:font-weight="normal" officeooo:rsid="004edb8d" officeooo:paragraph-rsid="004edb8d" style:font-size-asian="12.25pt" style:font-style-asian="normal" style:font-weight-asian="normal" style:font-size-complex="14pt" style:font-style-complex="normal" style:font-weight-complex="normal"/>
    </style:style>
    <style:style style:name="P66" style:family="paragraph" style:parent-style-name="Standard">
      <style:text-properties fo:font-size="14pt" fo:font-style="normal" fo:font-weight="normal" officeooo:rsid="004edb8d" officeooo:paragraph-rsid="0051588f" style:font-size-asian="12.25pt" style:font-style-asian="normal" style:font-weight-asian="normal" style:font-size-complex="14pt" style:font-style-complex="normal" style:font-weight-complex="normal"/>
    </style:style>
    <style:style style:name="P67" style:family="paragraph" style:parent-style-name="Standard">
      <style:text-properties fo:font-size="14pt" fo:font-style="normal" fo:font-weight="normal" officeooo:rsid="0051588f" officeooo:paragraph-rsid="0051588f" style:font-size-asian="12.25pt" style:font-style-asian="normal" style:font-weight-asian="normal" style:font-size-complex="14pt" style:font-style-complex="normal" style:font-weight-complex="normal"/>
    </style:style>
    <style:style style:name="P68" style:family="paragraph" style:parent-style-name="Standard">
      <style:text-properties fo:font-size="14pt" fo:font-style="normal" fo:font-weight="normal" officeooo:rsid="0053a1fd" officeooo:paragraph-rsid="0053a1fd" style:font-size-asian="12.25pt" style:font-style-asian="normal" style:font-weight-asian="normal" style:font-size-complex="14pt" style:font-style-complex="normal" style:font-weight-complex="normal"/>
    </style:style>
    <style:style style:name="P69" style:family="paragraph" style:parent-style-name="Standard">
      <style:text-properties fo:font-size="14pt" fo:font-style="normal" fo:font-weight="normal" officeooo:rsid="0053d590" officeooo:paragraph-rsid="0053d590" style:font-size-asian="12.25pt" style:font-style-asian="normal" style:font-weight-asian="normal" style:font-size-complex="14pt" style:font-style-complex="normal" style:font-weight-complex="normal"/>
    </style:style>
    <style:style style:name="P70" style:family="paragraph" style:parent-style-name="Standard">
      <style:text-properties fo:font-size="14pt" fo:font-style="normal" fo:font-weight="normal" officeooo:rsid="0053d590" officeooo:paragraph-rsid="0053a1fd" style:font-size-asian="12.25pt" style:font-style-asian="normal" style:font-weight-asian="normal" style:font-size-complex="14pt" style:font-style-complex="normal" style:font-weight-complex="normal"/>
    </style:style>
    <style:style style:name="P71" style:family="paragraph" style:parent-style-name="Standard">
      <style:text-properties fo:font-size="14pt" fo:font-style="normal" fo:font-weight="normal" officeooo:rsid="00550f91" officeooo:paragraph-rsid="00550f91" style:font-size-asian="12.25pt" style:font-style-asian="normal" style:font-weight-asian="normal" style:font-size-complex="14pt" style:font-style-complex="normal" style:font-weight-complex="normal"/>
    </style:style>
    <style:style style:name="P72" style:family="paragraph" style:parent-style-name="Standard">
      <style:text-properties fo:font-size="14pt" fo:font-style="normal" fo:font-weight="normal" officeooo:rsid="0056d929" officeooo:paragraph-rsid="0056d929" style:font-size-asian="12.25pt" style:font-style-asian="normal" style:font-weight-asian="normal" style:font-size-complex="14pt" style:font-style-complex="normal" style:font-weight-complex="normal"/>
    </style:style>
    <style:style style:name="P73" style:family="paragraph" style:parent-style-name="Standard">
      <style:text-properties fo:font-size="14pt" fo:font-style="normal" fo:font-weight="normal" officeooo:rsid="0058ffca" officeooo:paragraph-rsid="0068c889" style:font-size-asian="12.25pt" style:font-style-asian="normal" style:font-weight-asian="normal" style:font-size-complex="14pt" style:font-style-complex="normal" style:font-weight-complex="normal"/>
    </style:style>
    <style:style style:name="P74" style:family="paragraph" style:parent-style-name="Standard">
      <style:text-properties fo:font-size="14pt" fo:font-style="normal" fo:font-weight="normal" officeooo:rsid="005a3a65" officeooo:paragraph-rsid="0068c889" style:font-size-asian="12.25pt" style:font-style-asian="normal" style:font-weight-asian="normal" style:font-size-complex="14pt" style:font-style-complex="normal" style:font-weight-complex="normal"/>
    </style:style>
    <style:style style:name="P75" style:family="paragraph" style:parent-style-name="Standard">
      <style:text-properties fo:font-size="14pt" fo:font-style="normal" fo:font-weight="normal" officeooo:rsid="005c32d7" officeooo:paragraph-rsid="0068c889" style:font-size-asian="12.25pt" style:font-style-asian="normal" style:font-weight-asian="normal" style:font-size-complex="14pt" style:font-style-complex="normal" style:font-weight-complex="normal"/>
    </style:style>
    <style:style style:name="P76" style:family="paragraph" style:parent-style-name="Standard">
      <style:text-properties fo:font-size="14pt" fo:font-style="normal" fo:font-weight="normal" officeooo:rsid="0057be29" officeooo:paragraph-rsid="0068c889" style:font-size-asian="12.25pt" style:font-style-asian="normal" style:font-weight-asian="normal" style:font-size-complex="14pt" style:font-style-complex="normal" style:font-weight-complex="normal"/>
    </style:style>
    <style:style style:name="P77" style:family="paragraph" style:parent-style-name="Standard">
      <style:text-properties fo:font-size="14pt" fo:font-style="normal" fo:font-weight="bold" officeooo:rsid="004edb8d" officeooo:paragraph-rsid="004edb8d" style:font-size-asian="12.25pt" style:font-style-asian="normal" style:font-weight-asian="bold" style:font-size-complex="14pt" style:font-style-complex="normal" style:font-weight-complex="bold"/>
    </style:style>
    <style:style style:name="P78" style:family="paragraph" style:parent-style-name="Standard">
      <style:text-properties fo:font-size="14pt" fo:font-style="normal" fo:font-weight="bold" officeooo:rsid="0051588f" officeooo:paragraph-rsid="0051588f" style:font-size-asian="12.25pt" style:font-style-asian="normal" style:font-weight-asian="bold" style:font-size-complex="14pt" style:font-style-complex="normal" style:font-weight-complex="bold"/>
    </style:style>
    <style:style style:name="P79" style:family="paragraph" style:parent-style-name="Standard">
      <style:text-properties fo:font-size="14pt" fo:font-style="normal" fo:font-weight="bold" officeooo:rsid="0053d590" officeooo:paragraph-rsid="0053d590" style:font-size-asian="12.25pt" style:font-style-asian="normal" style:font-weight-asian="bold" style:font-size-complex="14pt" style:font-style-complex="normal" style:font-weight-complex="bold"/>
    </style:style>
    <style:style style:name="P80" style:family="paragraph" style:parent-style-name="Standard">
      <style:text-properties fo:font-size="14pt" fo:font-style="normal" fo:font-weight="bold" officeooo:rsid="00550f91" officeooo:paragraph-rsid="00550f91" style:font-size-asian="12.25pt" style:font-style-asian="normal" style:font-weight-asian="bold" style:font-size-complex="14pt" style:font-style-complex="normal" style:font-weight-complex="bold"/>
    </style:style>
    <style:style style:name="P81" style:family="paragraph" style:parent-style-name="Standard">
      <style:text-properties fo:font-size="14pt" fo:font-style="normal" fo:font-weight="bold" officeooo:rsid="0056d929" officeooo:paragraph-rsid="0056d929" style:font-size-asian="12.25pt" style:font-style-asian="normal" style:font-weight-asian="bold" style:font-size-complex="14pt" style:font-style-complex="normal" style:font-weight-complex="bold"/>
    </style:style>
    <style:style style:name="P82" style:family="paragraph" style:parent-style-name="Standard">
      <style:text-properties fo:font-size="14pt" fo:font-style="normal" fo:font-weight="bold" officeooo:rsid="0053a1fd" officeooo:paragraph-rsid="0053a1fd" style:font-size-asian="12.25pt" style:font-style-asian="normal" style:font-weight-asian="bold" style:font-size-complex="14pt" style:font-style-complex="normal" style:font-weight-complex="bold"/>
    </style:style>
    <style:style style:name="P83" style:family="paragraph" style:parent-style-name="Standard">
      <style:text-properties fo:font-size="14pt" fo:font-style="normal" fo:font-weight="bold" officeooo:rsid="005a3a65" officeooo:paragraph-rsid="0068c889" style:font-size-asian="12.25pt" style:font-style-asian="normal" style:font-weight-asian="bold" style:font-size-complex="14pt" style:font-style-complex="normal" style:font-weight-complex="bold"/>
    </style:style>
    <style:style style:name="P84" style:family="paragraph" style:parent-style-name="Standard">
      <style:text-properties fo:font-size="14pt" fo:font-style="normal" fo:font-weight="bold" officeooo:rsid="0057be29" officeooo:paragraph-rsid="0068c889" style:font-size-asian="12.25pt" style:font-style-asian="normal" style:font-weight-asian="bold" style:font-size-complex="14pt" style:font-style-complex="normal" style:font-weight-complex="bold"/>
    </style:style>
    <style:style style:name="P85" style:family="paragraph" style:parent-style-name="Standard">
      <style:text-properties fo:font-size="14pt" style:text-underline-style="solid" style:text-underline-width="auto" style:text-underline-color="font-color" fo:font-weight="bold" officeooo:rsid="0074c351" officeooo:paragraph-rsid="0074c351" style:font-size-asian="12.25pt" style:font-weight-asian="bold" style:font-size-complex="14pt" style:font-weight-complex="bold"/>
    </style:style>
    <style:style style:name="P86" style:family="paragraph" style:parent-style-name="Standard">
      <style:text-properties fo:font-size="14pt" style:text-underline-style="solid" style:text-underline-width="auto" style:text-underline-color="font-color" fo:font-weight="normal" officeooo:rsid="0077a773" officeooo:paragraph-rsid="0077a773" style:font-size-asian="12.25pt" style:font-weight-asian="normal" style:font-size-complex="14pt" style:font-weight-complex="normal"/>
    </style:style>
    <style:style style:name="P87" style:family="paragraph" style:parent-style-name="Standard">
      <style:text-properties fo:font-size="14pt" style:text-underline-style="solid" style:text-underline-width="auto" style:text-underline-color="font-color" fo:font-weight="normal" officeooo:rsid="0077a773" officeooo:paragraph-rsid="007e776c" style:font-size-asian="12.25pt" style:font-weight-asian="normal" style:font-size-complex="14pt" style:font-weight-complex="normal"/>
    </style:style>
    <style:style style:name="P88" style:family="paragraph" style:parent-style-name="Standard">
      <style:text-properties fo:font-size="14pt" style:text-underline-style="solid" style:text-underline-width="auto" style:text-underline-color="font-color" fo:font-weight="normal" officeooo:rsid="007e776c" officeooo:paragraph-rsid="007e776c" style:font-size-asian="12.25pt" style:font-weight-asian="normal" style:font-size-complex="14pt" style:font-weight-complex="normal"/>
    </style:style>
    <style:style style:name="P89" style:family="paragraph" style:parent-style-name="Standard">
      <style:text-properties fo:font-size="14pt" style:text-underline-style="solid" style:text-underline-width="auto" style:text-underline-color="font-color" fo:font-weight="normal" officeooo:rsid="00878758" officeooo:paragraph-rsid="00878758" style:font-size-asian="12.25pt" style:font-weight-asian="normal" style:font-size-complex="14pt" style:font-weight-complex="normal"/>
    </style:style>
    <style:style style:name="P90" style:family="paragraph" style:parent-style-name="Standard">
      <style:text-properties fo:font-size="14pt" style:text-underline-style="solid" style:text-underline-width="auto" style:text-underline-color="font-color" fo:font-weight="normal" officeooo:rsid="003c8b57" officeooo:paragraph-rsid="003c8b57" style:font-size-asian="12.25pt" style:font-weight-asian="normal" style:font-size-complex="14pt" style:font-weight-complex="normal"/>
    </style:style>
    <style:style style:name="P91" style:family="paragraph" style:parent-style-name="Standard">
      <style:text-properties fo:font-size="14pt" style:text-underline-style="none" fo:font-weight="normal" officeooo:rsid="0077a773" officeooo:paragraph-rsid="0077a773" style:font-size-asian="12.25pt" style:font-weight-asian="normal" style:font-size-complex="14pt" style:font-weight-complex="normal"/>
    </style:style>
    <style:style style:name="P92" style:family="paragraph" style:parent-style-name="Standard">
      <style:text-properties fo:font-size="14pt" style:text-underline-style="none" fo:font-weight="normal" officeooo:rsid="0077a773" officeooo:paragraph-rsid="0077c1e6" style:font-size-asian="12.25pt" style:font-weight-asian="normal" style:font-size-complex="14pt" style:font-weight-complex="normal"/>
    </style:style>
    <style:style style:name="P93" style:family="paragraph" style:parent-style-name="Standard">
      <style:text-properties fo:font-size="14pt" style:text-underline-style="none" fo:font-weight="normal" officeooo:rsid="0077a773" officeooo:paragraph-rsid="0081d887" style:font-size-asian="12.25pt" style:font-weight-asian="normal" style:font-size-complex="14pt" style:font-weight-complex="normal"/>
    </style:style>
    <style:style style:name="P94" style:family="paragraph" style:parent-style-name="Standard">
      <style:text-properties fo:font-size="14pt" style:text-underline-style="none" fo:font-weight="normal" officeooo:rsid="00799a65" officeooo:paragraph-rsid="00799a65" style:font-size-asian="12.25pt" style:font-weight-asian="normal" style:font-size-complex="14pt" style:font-weight-complex="normal"/>
    </style:style>
    <style:style style:name="P95" style:family="paragraph" style:parent-style-name="Standard">
      <style:text-properties fo:font-size="14pt" style:text-underline-style="none" fo:font-weight="normal" officeooo:rsid="008012f9" officeooo:paragraph-rsid="008012f9" style:font-size-asian="12.25pt" style:font-weight-asian="normal" style:font-size-complex="14pt" style:font-weight-complex="normal"/>
    </style:style>
    <style:style style:name="P96" style:family="paragraph" style:parent-style-name="Standard">
      <style:text-properties fo:font-size="14pt" style:text-underline-style="none" fo:font-weight="normal" officeooo:rsid="00878758" officeooo:paragraph-rsid="00878758" style:font-size-asian="12.25pt" style:font-weight-asian="normal" style:font-size-complex="14pt" style:font-weight-complex="normal"/>
    </style:style>
    <style:style style:name="P97" style:family="paragraph" style:parent-style-name="Standard">
      <style:text-properties fo:font-size="14pt" style:text-underline-style="none" fo:font-weight="normal" officeooo:rsid="008a9d15" officeooo:paragraph-rsid="008a9d15" style:font-size-asian="12.25pt" style:font-weight-asian="normal" style:font-size-complex="14pt" style:font-weight-complex="normal"/>
    </style:style>
    <style:style style:name="P98" style:family="paragraph" style:parent-style-name="Standard">
      <style:text-properties fo:font-size="14pt" style:text-underline-style="none" fo:font-weight="normal" officeooo:rsid="008ec6b0" officeooo:paragraph-rsid="008ec6b0" style:font-size-asian="12.25pt" style:font-weight-asian="normal" style:font-size-complex="14pt" style:font-weight-complex="normal"/>
    </style:style>
    <style:style style:name="P99" style:family="paragraph" style:parent-style-name="Standard">
      <style:text-properties fo:font-size="14pt" style:text-underline-style="none" fo:font-weight="normal" officeooo:rsid="008f7215" officeooo:paragraph-rsid="008f7215" style:font-size-asian="12.25pt" style:font-weight-asian="normal" style:font-size-complex="14pt" style:font-weight-complex="normal"/>
    </style:style>
    <style:style style:name="P100" style:family="paragraph" style:parent-style-name="Standard">
      <style:text-properties fo:font-size="14pt" style:text-underline-style="none" fo:font-weight="normal" officeooo:rsid="0093d0ff" officeooo:paragraph-rsid="0093d0ff" style:font-size-asian="12.25pt" style:font-weight-asian="normal" style:font-size-complex="14pt" style:font-weight-complex="normal"/>
    </style:style>
    <style:style style:name="P101" style:family="paragraph" style:parent-style-name="Standard">
      <style:text-properties fo:font-size="14pt" style:text-underline-style="none" fo:font-weight="normal" officeooo:rsid="00958866" officeooo:paragraph-rsid="00958866" style:font-size-asian="12.25pt" style:font-weight-asian="normal" style:font-size-complex="14pt" style:font-weight-complex="normal"/>
    </style:style>
    <style:style style:name="P102" style:family="paragraph" style:parent-style-name="Standard">
      <style:text-properties fo:font-size="14pt" style:text-underline-style="none" fo:font-weight="normal" officeooo:rsid="0096da81" officeooo:paragraph-rsid="0096da81" style:font-size-asian="12.25pt" style:font-weight-asian="normal" style:font-size-complex="14pt" style:font-weight-complex="normal"/>
    </style:style>
    <style:style style:name="P103" style:family="paragraph" style:parent-style-name="Standard">
      <style:text-properties fo:font-size="14pt" style:text-underline-style="none" fo:font-weight="bold" officeooo:rsid="0075ef7f" officeooo:paragraph-rsid="0077c1e6" style:font-size-asian="12.25pt" style:font-weight-asian="bold" style:font-size-complex="14pt" style:font-weight-complex="bold"/>
    </style:style>
    <style:style style:name="P104" style:family="paragraph" style:parent-style-name="Standard">
      <style:text-properties fo:font-size="14pt" style:text-underline-style="none" fo:font-weight="bold" officeooo:rsid="0077c1e6" officeooo:paragraph-rsid="0077c1e6" style:font-size-asian="12.25pt" style:font-weight-asian="bold" style:font-size-complex="14pt" style:font-weight-complex="bold"/>
    </style:style>
    <style:style style:name="P105" style:family="paragraph" style:parent-style-name="Standard">
      <style:text-properties fo:font-size="14pt" style:text-underline-style="none" fo:font-weight="bold" officeooo:rsid="00878758" officeooo:paragraph-rsid="00878758" style:font-size-asian="12.25pt" style:font-weight-asian="bold" style:font-size-complex="14pt" style:font-weight-complex="bold"/>
    </style:style>
    <style:style style:name="P106" style:family="paragraph" style:parent-style-name="Standard">
      <style:text-properties fo:font-size="14pt" style:text-underline-style="none" fo:font-weight="bold" officeooo:rsid="008a9d15" officeooo:paragraph-rsid="008a9d15" style:font-size-asian="12.25pt" style:font-weight-asian="bold" style:font-size-complex="14pt" style:font-weight-complex="bold"/>
    </style:style>
    <style:style style:name="P107" style:family="paragraph" style:parent-style-name="Standard">
      <style:text-properties fo:font-size="14pt" style:text-underline-style="none" fo:font-weight="bold" officeooo:rsid="008ec6b0" officeooo:paragraph-rsid="008ec6b0" style:font-size-asian="12.25pt" style:font-weight-asian="bold" style:font-size-complex="14pt" style:font-weight-complex="bold"/>
    </style:style>
    <style:style style:name="P108" style:family="paragraph" style:parent-style-name="Standard">
      <style:text-properties fo:font-size="14pt" style:text-underline-style="none" fo:font-weight="bold" officeooo:rsid="008c962f" officeooo:paragraph-rsid="008c962f" style:font-size-asian="12.25pt" style:font-weight-asian="bold" style:font-size-complex="14pt" style:font-weight-complex="bold"/>
    </style:style>
    <style:style style:name="P109" style:family="paragraph" style:parent-style-name="Standard">
      <style:text-properties fo:font-size="14pt" style:text-underline-style="none" fo:font-weight="bold" officeooo:rsid="0093d0ff" officeooo:paragraph-rsid="0093d0ff" style:font-size-asian="12.25pt" style:font-weight-asian="bold" style:font-size-complex="14pt" style:font-weight-complex="bold"/>
    </style:style>
    <style:style style:name="P110" style:family="paragraph" style:parent-style-name="Standard">
      <style:text-properties fo:font-size="14pt" style:text-underline-style="none" fo:font-weight="bold" officeooo:rsid="0096da81" officeooo:paragraph-rsid="0096da81" style:font-size-asian="12.25pt" style:font-weight-asian="bold" style:font-size-complex="14pt" style:font-weight-complex="bold"/>
    </style:style>
    <style:style style:name="P111" style:family="paragraph" style:parent-style-name="Standard">
      <style:text-properties style:font-name="Calibri" fo:font-size="14pt" fo:font-weight="normal" officeooo:rsid="002acb80" officeooo:paragraph-rsid="002ff3ba" style:font-size-asian="12.25pt" style:font-weight-asian="normal" style:font-size-complex="14pt" style:font-weight-complex="normal"/>
    </style:style>
    <style:style style:name="P112" style:family="paragraph" style:parent-style-name="Standard">
      <style:text-properties style:font-name="Calibri" fo:font-size="14pt" fo:font-weight="normal" officeooo:rsid="005a3a65" officeooo:paragraph-rsid="00691cd9" style:font-size-asian="12.25pt" style:font-weight-asian="normal" style:font-size-complex="14pt" style:font-weight-complex="normal"/>
    </style:style>
    <style:style style:name="P113" style:family="paragraph" style:parent-style-name="Standard">
      <style:text-properties style:font-name="Calibri" fo:font-size="14pt" fo:font-weight="normal" officeooo:rsid="00691cd9" officeooo:paragraph-rsid="00691cd9" style:font-size-asian="12.25pt" style:font-weight-asian="normal" style:font-size-complex="14pt" style:font-weight-complex="normal"/>
    </style:style>
    <style:style style:name="P114" style:family="paragraph" style:parent-style-name="Standard">
      <style:text-properties officeooo:rsid="008ec6b0" officeooo:paragraph-rsid="008ec6b0"/>
    </style:style>
    <style:style style:name="P115" style:family="paragraph" style:parent-style-name="Standard">
      <style:text-properties officeooo:rsid="008f7215" officeooo:paragraph-rsid="008f7215"/>
    </style:style>
    <style:style style:name="P116" style:family="paragraph" style:parent-style-name="Standard">
      <style:text-properties fo:color="#800000" fo:font-size="14pt" style:text-underline-style="none" fo:font-weight="normal" officeooo:rsid="008fe5f8" officeooo:paragraph-rsid="008f7215" style:font-size-asian="12.25pt" style:font-weight-asian="normal" style:font-size-complex="14pt" style:font-weight-complex="normal"/>
    </style:style>
    <style:style style:name="P117" style:family="paragraph" style:parent-style-name="Table_20_Contents">
      <style:text-properties fo:font-size="14pt" officeooo:paragraph-rsid="002c19d2" style:font-size-asian="12.25pt" style:font-size-complex="14pt"/>
    </style:style>
    <style:style style:name="P118" style:family="paragraph" style:parent-style-name="Table_20_Contents">
      <style:text-properties fo:font-size="14pt" officeooo:rsid="002c19d2" officeooo:paragraph-rsid="002c19d2" style:font-size-asian="12.25pt" style:font-size-complex="14pt"/>
    </style:style>
    <style:style style:name="P119" style:family="paragraph" style:parent-style-name="Table_20_Contents">
      <style:text-properties style:font-name="Calibri" fo:font-size="14pt" style:font-size-asian="12.25pt" style:font-size-complex="14pt"/>
    </style:style>
    <style:style style:name="P120" style:family="paragraph" style:parent-style-name="Table_20_Contents">
      <style:text-properties style:font-name="Calibri" fo:font-size="14pt" officeooo:rsid="002acb80" style:font-size-asian="12.25pt" style:font-size-complex="14pt"/>
    </style:style>
    <style:style style:name="P121" style:family="paragraph" style:parent-style-name="Table_20_Contents">
      <style:text-properties style:font-name="Calibri" fo:font-size="14pt" officeooo:rsid="002acb80" officeooo:paragraph-rsid="002acb80" style:font-size-asian="12.25pt" style:font-size-complex="14pt"/>
    </style:style>
    <style:style style:name="P122" style:family="paragraph" style:parent-style-name="Table_20_Contents">
      <style:text-properties style:font-name="Calibri" fo:font-size="14pt" officeooo:rsid="002acb80" officeooo:paragraph-rsid="002c19d2" style:font-size-asian="12.25pt" style:font-size-complex="14pt"/>
    </style:style>
    <style:style style:name="P123" style:family="paragraph" style:parent-style-name="Table_20_Contents">
      <style:text-properties style:font-name="Calibri" fo:font-size="14pt" officeooo:rsid="002acb80" officeooo:paragraph-rsid="00330314" style:font-size-asian="12.25pt" style:font-size-complex="14pt"/>
    </style:style>
    <style:style style:name="P124" style:family="paragraph" style:parent-style-name="Table_20_Contents">
      <style:text-properties style:font-name="Calibri" fo:font-size="14pt" officeooo:rsid="002c19d2" officeooo:paragraph-rsid="002c19d2" style:font-size-asian="12.25pt" style:font-size-complex="14pt"/>
    </style:style>
    <style:style style:name="P125" style:family="paragraph" style:parent-style-name="Table_20_Contents">
      <style:text-properties style:font-name="Calibri" fo:font-size="14pt" officeooo:rsid="0034b422" style:font-size-asian="12.25pt" style:font-size-complex="14pt"/>
    </style:style>
    <style:style style:name="P126" style:family="paragraph" style:parent-style-name="Table_20_Contents">
      <style:text-properties style:font-name="Calibri" fo:font-size="14pt" officeooo:rsid="0034b422" officeooo:paragraph-rsid="0034b422" style:font-size-asian="12.25pt" style:font-size-complex="14pt"/>
    </style:style>
    <style:style style:name="P127" style:family="paragraph" style:parent-style-name="Table_20_Contents">
      <style:text-properties style:font-name="Calibri" fo:font-size="14pt" officeooo:rsid="0034b422" officeooo:paragraph-rsid="00357182" style:font-size-asian="12.25pt" style:font-size-complex="14pt"/>
    </style:style>
    <style:style style:name="P128" style:family="paragraph" style:parent-style-name="Table_20_Contents">
      <style:text-properties style:font-name="Calibri" fo:font-size="14pt" officeooo:rsid="00369d00" style:font-size-asian="12.25pt" style:font-size-complex="14pt"/>
    </style:style>
    <style:style style:name="P129" style:family="paragraph" style:parent-style-name="Table_20_Contents">
      <style:text-properties style:font-name="Calibri" fo:font-size="14pt" officeooo:rsid="00369d00" officeooo:paragraph-rsid="00369d00" style:font-size-asian="12.25pt" style:font-size-complex="14pt"/>
    </style:style>
    <style:style style:name="P130" style:family="paragraph" style:parent-style-name="Table_20_Contents">
      <style:text-properties style:font-name="Calibri" fo:font-size="14pt" officeooo:rsid="00369d00" officeooo:paragraph-rsid="00379b2d" style:font-size-asian="12.25pt" style:font-size-complex="14pt"/>
    </style:style>
    <style:style style:name="P131" style:family="paragraph" style:parent-style-name="Table_20_Contents">
      <style:text-properties style:font-name="Calibri" fo:font-size="14pt" officeooo:rsid="00379b2d" style:font-size-asian="12.25pt" style:font-size-complex="14pt"/>
    </style:style>
    <style:style style:name="P132" style:family="paragraph" style:parent-style-name="Table_20_Contents">
      <style:text-properties style:font-name="Calibri" fo:font-size="14pt" officeooo:rsid="00379b2d" officeooo:paragraph-rsid="00379b2d" style:font-size-asian="12.25pt" style:font-size-complex="14pt"/>
    </style:style>
    <style:style style:name="P133" style:family="paragraph" style:parent-style-name="Table_20_Contents">
      <style:text-properties style:font-name="Calibri" fo:font-size="14pt" officeooo:rsid="00388110" officeooo:paragraph-rsid="00388110" style:font-size-asian="12.25pt" style:font-size-complex="14pt"/>
    </style:style>
    <style:style style:name="P134" style:family="paragraph" style:parent-style-name="Table_20_Contents">
      <style:text-properties style:font-name="Calibri" fo:font-size="14pt" officeooo:rsid="00388110" officeooo:paragraph-rsid="0039a66f" style:font-size-asian="12.25pt" style:font-size-complex="14pt"/>
    </style:style>
    <style:style style:name="P135" style:family="paragraph" style:parent-style-name="Table_20_Contents">
      <style:text-properties style:font-name="Calibri" fo:font-size="14pt" officeooo:rsid="0039e839" officeooo:paragraph-rsid="003c8b57" style:font-size-asian="12.25pt" style:font-size-complex="14pt"/>
    </style:style>
    <style:style style:name="P136" style:family="paragraph" style:parent-style-name="Table_20_Contents">
      <style:text-properties style:font-name="Calibri" fo:font-size="14pt" officeooo:rsid="003c8b57" style:font-size-asian="12.25pt" style:font-size-complex="14pt"/>
    </style:style>
    <style:style style:name="P137" style:family="paragraph" style:parent-style-name="Table_20_Contents">
      <style:text-properties style:font-name="Calibri" fo:font-size="14pt" officeooo:rsid="003c8b57" officeooo:paragraph-rsid="003c8b57" style:font-size-asian="12.25pt" style:font-size-complex="14pt"/>
    </style:style>
    <style:style style:name="P138" style:family="paragraph" style:parent-style-name="Table_20_Contents">
      <style:text-properties style:font-name="Calibri" fo:font-size="14pt" officeooo:rsid="003c8b57" officeooo:paragraph-rsid="003eea29" style:font-size-asian="12.25pt" style:font-size-complex="14pt"/>
    </style:style>
    <style:style style:name="P139" style:family="paragraph" style:parent-style-name="Table_20_Contents">
      <style:text-properties style:font-name="Calibri" fo:font-size="14pt" officeooo:rsid="0039a66f" officeooo:paragraph-rsid="0039a66f" style:font-size-asian="12.25pt" style:font-size-complex="14pt"/>
    </style:style>
    <style:style style:name="P140" style:family="paragraph" style:parent-style-name="Table_20_Contents">
      <style:text-properties style:font-name="Calibri" fo:font-size="14pt" officeooo:rsid="003eea29" officeooo:paragraph-rsid="003eea29" style:font-size-asian="12.25pt" style:font-size-complex="14pt"/>
    </style:style>
    <style:style style:name="P141" style:family="paragraph" style:parent-style-name="Table_20_Contents">
      <style:text-properties style:font-name="Calibri" fo:font-size="14pt" officeooo:rsid="003eea29" officeooo:paragraph-rsid="0040ae26" style:font-size-asian="12.25pt" style:font-size-complex="14pt"/>
    </style:style>
    <style:style style:name="P142" style:family="paragraph" style:parent-style-name="Table_20_Contents">
      <style:text-properties style:font-name="Calibri" fo:font-size="14pt" officeooo:rsid="0040ae26" style:font-size-asian="12.25pt" style:font-size-complex="14pt"/>
    </style:style>
    <style:style style:name="P143" style:family="paragraph" style:parent-style-name="Table_20_Contents">
      <style:text-properties style:font-name="Calibri" fo:font-size="14pt" officeooo:rsid="0040ae26" officeooo:paragraph-rsid="0040ae26" style:font-size-asian="12.25pt" style:font-size-complex="14pt"/>
    </style:style>
    <style:style style:name="P144" style:family="paragraph" style:parent-style-name="Table_20_Contents">
      <style:text-properties style:font-name="Calibri" fo:font-size="14pt" officeooo:rsid="0040ae26" officeooo:paragraph-rsid="0042f2e6" style:font-size-asian="12.25pt" style:font-size-complex="14pt"/>
    </style:style>
    <style:style style:name="P145" style:family="paragraph" style:parent-style-name="Table_20_Contents">
      <style:text-properties style:font-name="Calibri" fo:font-size="14pt" officeooo:rsid="0043c99f" style:font-size-asian="12.25pt" style:font-size-complex="14pt"/>
    </style:style>
    <style:style style:name="P146" style:family="paragraph" style:parent-style-name="Table_20_Contents">
      <style:text-properties style:font-name="Calibri" fo:font-size="14pt" officeooo:rsid="0043c99f" officeooo:paragraph-rsid="0043c99f" style:font-size-asian="12.25pt" style:font-size-complex="14pt"/>
    </style:style>
    <style:style style:name="P147" style:family="paragraph" style:parent-style-name="Table_20_Contents">
      <style:text-properties style:font-name="Calibri" fo:font-size="14pt" officeooo:rsid="00455116" officeooo:paragraph-rsid="00455116" style:font-size-asian="12.25pt" style:font-size-complex="14pt"/>
    </style:style>
    <style:style style:name="P148" style:family="paragraph" style:parent-style-name="Table_20_Contents">
      <style:text-properties style:font-name="Calibri" fo:font-size="14pt" officeooo:rsid="00500671" officeooo:paragraph-rsid="00500671" style:font-size-asian="12.25pt" style:font-size-complex="14pt"/>
    </style:style>
    <style:style style:name="P149" style:family="paragraph" style:parent-style-name="Table_20_Contents">
      <style:text-properties style:font-name="Calibri" fo:font-size="14pt" officeooo:rsid="00500671" officeooo:paragraph-rsid="0051588f" style:font-size-asian="12.25pt" style:font-size-complex="14pt"/>
    </style:style>
    <style:style style:name="P150" style:family="paragraph" style:parent-style-name="Table_20_Contents">
      <style:text-properties style:font-name="Calibri" fo:font-size="14pt" officeooo:rsid="00500671" officeooo:paragraph-rsid="0051e5bc" style:font-size-asian="12.25pt" style:font-size-complex="14pt"/>
    </style:style>
    <style:style style:name="P151" style:family="paragraph" style:parent-style-name="Table_20_Contents">
      <style:text-properties style:font-name="Calibri" fo:font-size="14pt" officeooo:rsid="00500671" officeooo:paragraph-rsid="0053a1fd" style:font-size-asian="12.25pt" style:font-size-complex="14pt"/>
    </style:style>
    <style:style style:name="P152" style:family="paragraph" style:parent-style-name="Table_20_Contents">
      <style:text-properties style:font-name="Calibri" fo:font-size="14pt" officeooo:rsid="0053d590" officeooo:paragraph-rsid="0053d590" style:font-size-asian="12.25pt" style:font-size-complex="14pt"/>
    </style:style>
    <style:style style:name="P153" style:family="paragraph" style:parent-style-name="Table_20_Contents">
      <style:text-properties style:font-name="Calibri" fo:font-size="14pt" officeooo:rsid="0054cf70" officeooo:paragraph-rsid="0054cf70" style:font-size-asian="12.25pt" style:font-size-complex="14pt"/>
    </style:style>
    <style:style style:name="P154" style:family="paragraph" style:parent-style-name="Table_20_Contents">
      <style:text-properties style:font-name="Calibri" fo:font-size="14pt" officeooo:rsid="00544ed1" style:font-size-asian="12.25pt" style:font-size-complex="14pt"/>
    </style:style>
    <style:style style:name="P155" style:family="paragraph" style:parent-style-name="Table_20_Contents">
      <style:text-properties style:font-name="Calibri" fo:font-size="14pt" officeooo:rsid="00550f91" officeooo:paragraph-rsid="00550f91" style:font-size-asian="12.25pt" style:font-size-complex="14pt"/>
    </style:style>
    <style:style style:name="P156" style:family="paragraph" style:parent-style-name="Table_20_Contents">
      <style:text-properties style:font-name="Calibri" fo:font-size="14pt" officeooo:rsid="0056d929" style:font-size-asian="12.25pt" style:font-size-complex="14pt"/>
    </style:style>
    <style:style style:name="P157" style:family="paragraph" style:parent-style-name="Table_20_Contents">
      <style:text-properties style:font-name="Calibri" fo:font-size="14pt" officeooo:rsid="0056d929" officeooo:paragraph-rsid="0056d929" style:font-size-asian="12.25pt" style:font-size-complex="14pt"/>
    </style:style>
    <style:style style:name="P158" style:family="paragraph" style:parent-style-name="Table_20_Contents">
      <style:text-properties style:font-name="Calibri" fo:font-size="14pt" officeooo:rsid="0056d929" officeooo:paragraph-rsid="0068c889" style:font-size-asian="12.25pt" style:font-size-complex="14pt"/>
    </style:style>
    <style:style style:name="P159" style:family="paragraph" style:parent-style-name="Table_20_Contents">
      <style:text-properties style:font-name="Calibri" fo:font-size="14pt" officeooo:rsid="006691b6" officeooo:paragraph-rsid="006691b6" style:font-size-asian="12.25pt" style:font-size-complex="14pt"/>
    </style:style>
    <style:style style:name="P160" style:family="paragraph" style:parent-style-name="Table_20_Contents">
      <style:text-properties style:font-name="Calibri" fo:font-size="14pt" officeooo:rsid="0053a1fd" officeooo:paragraph-rsid="0053a1fd" style:font-size-asian="12.25pt" style:font-size-complex="14pt"/>
    </style:style>
    <style:style style:name="P161" style:family="paragraph" style:parent-style-name="Table_20_Contents">
      <style:text-properties style:font-name="Calibri" fo:font-size="14pt" officeooo:rsid="006541be" officeooo:paragraph-rsid="006541be" style:font-size-asian="12.25pt" style:font-size-complex="14pt"/>
    </style:style>
    <style:style style:name="P162" style:family="paragraph" style:parent-style-name="Table_20_Contents">
      <style:text-properties style:font-name="Calibri" fo:font-size="14pt" officeooo:rsid="0070dff5" officeooo:paragraph-rsid="0070dff5" style:font-size-asian="12.25pt" style:font-size-complex="14pt"/>
    </style:style>
    <style:style style:name="P163" style:family="paragraph" style:parent-style-name="Table_20_Contents">
      <style:text-properties style:font-name="Calibri" fo:font-size="14pt" officeooo:rsid="0070fb70" officeooo:paragraph-rsid="0070fb70" style:font-size-asian="12.25pt" style:font-size-complex="14pt"/>
    </style:style>
    <style:style style:name="P164" style:family="paragraph" style:parent-style-name="Table_20_Contents">
      <style:text-properties style:font-name="Calibri" fo:font-size="14pt" officeooo:rsid="0070fb70" officeooo:paragraph-rsid="0072ae0f" style:font-size-asian="12.25pt" style:font-size-complex="14pt"/>
    </style:style>
    <style:style style:name="P165" style:family="paragraph" style:parent-style-name="Table_20_Contents">
      <style:text-properties style:font-name="Calibri" fo:font-size="14pt" officeooo:rsid="0074c351" officeooo:paragraph-rsid="0074c351" style:font-size-asian="12.25pt" style:font-size-complex="14pt"/>
    </style:style>
    <style:style style:name="P166" style:family="paragraph" style:parent-style-name="Table_20_Contents">
      <style:text-properties style:font-name="Calibri" fo:font-size="14pt" officeooo:rsid="0074c351" officeooo:paragraph-rsid="0076f432" style:font-size-asian="12.25pt" style:font-size-complex="14pt"/>
    </style:style>
    <style:style style:name="P167" style:family="paragraph" style:parent-style-name="Table_20_Contents">
      <style:text-properties style:font-name="Calibri" fo:font-size="14pt" officeooo:rsid="0074c351" officeooo:paragraph-rsid="0077c1e6" style:font-size-asian="12.25pt" style:font-size-complex="14pt"/>
    </style:style>
    <style:style style:name="P168" style:family="paragraph" style:parent-style-name="Table_20_Contents">
      <style:text-properties style:font-name="Calibri" fo:font-size="14pt" officeooo:rsid="0074c351" officeooo:paragraph-rsid="00799a65" style:font-size-asian="12.25pt" style:font-size-complex="14pt"/>
    </style:style>
    <style:style style:name="P169" style:family="paragraph" style:parent-style-name="Table_20_Contents">
      <style:text-properties style:font-name="Calibri" fo:font-size="14pt" officeooo:rsid="0074c351" officeooo:paragraph-rsid="0079fe44" style:font-size-asian="12.25pt" style:font-size-complex="14pt"/>
    </style:style>
    <style:style style:name="P170" style:family="paragraph" style:parent-style-name="Table_20_Contents">
      <style:text-properties style:font-name="Calibri" fo:font-size="14pt" officeooo:rsid="0074c351" officeooo:paragraph-rsid="007cb8f3" style:font-size-asian="12.25pt" style:font-size-complex="14pt"/>
    </style:style>
    <style:style style:name="P171" style:family="paragraph" style:parent-style-name="Table_20_Contents">
      <style:text-properties style:font-name="Calibri" fo:font-size="14pt" officeooo:rsid="0076f432" officeooo:paragraph-rsid="0076f432" style:font-size-asian="12.25pt" style:font-size-complex="14pt"/>
    </style:style>
    <style:style style:name="P172" style:family="paragraph" style:parent-style-name="Table_20_Contents">
      <style:text-properties style:font-name="Calibri" fo:font-size="14pt" officeooo:rsid="0079fe44" officeooo:paragraph-rsid="0079fe44" style:font-size-asian="12.25pt" style:font-size-complex="14pt"/>
    </style:style>
    <style:style style:name="P173" style:family="paragraph" style:parent-style-name="Table_20_Contents">
      <style:text-properties style:font-name="Calibri" fo:font-size="14pt" officeooo:rsid="007cb8f3" officeooo:paragraph-rsid="008012f9" style:font-size-asian="12.25pt" style:font-size-complex="14pt"/>
    </style:style>
    <style:style style:name="P174" style:family="paragraph" style:parent-style-name="Table_20_Contents">
      <style:text-properties style:font-name="Calibri" fo:font-size="14pt" officeooo:rsid="008012f9" officeooo:paragraph-rsid="008012f9" style:font-size-asian="12.25pt" style:font-size-complex="14pt"/>
    </style:style>
    <style:style style:name="P175" style:family="paragraph" style:parent-style-name="Table_20_Contents">
      <style:text-properties style:font-name="Calibri" fo:font-size="14pt" officeooo:rsid="008012f9" officeooo:paragraph-rsid="0081b651" style:font-size-asian="12.25pt" style:font-size-complex="14pt"/>
    </style:style>
    <style:style style:name="P176" style:family="paragraph" style:parent-style-name="Table_20_Contents">
      <style:text-properties style:font-name="Calibri" fo:font-size="14pt" officeooo:rsid="008012f9" officeooo:paragraph-rsid="008436dc" style:font-size-asian="12.25pt" style:font-size-complex="14pt"/>
    </style:style>
    <style:style style:name="P177" style:family="paragraph" style:parent-style-name="Table_20_Contents">
      <style:text-properties style:font-name="Calibri" fo:font-size="14pt" officeooo:rsid="008012f9" officeooo:paragraph-rsid="00862e18" style:font-size-asian="12.25pt" style:font-size-complex="14pt"/>
    </style:style>
    <style:style style:name="P178" style:family="paragraph" style:parent-style-name="Table_20_Contents">
      <style:text-properties style:font-name="Calibri" fo:font-size="14pt" officeooo:rsid="008625b8" officeooo:paragraph-rsid="008625b8" style:font-size-asian="12.25pt" style:font-size-complex="14pt"/>
    </style:style>
    <style:style style:name="P179" style:family="paragraph" style:parent-style-name="Table_20_Contents">
      <style:text-properties style:font-name="Calibri" fo:font-size="14pt" officeooo:rsid="0081b651" officeooo:paragraph-rsid="0081b651" style:font-size-asian="12.25pt" style:font-size-complex="14pt"/>
    </style:style>
    <style:style style:name="P180" style:family="paragraph" style:parent-style-name="Table_20_Contents">
      <style:text-properties style:font-name="Calibri" fo:font-size="14pt" fo:font-weight="normal" officeooo:rsid="002acb80" officeooo:paragraph-rsid="002ff3ba" style:font-size-asian="12.25pt" style:font-weight-asian="normal" style:font-size-complex="14pt" style:font-weight-complex="normal"/>
    </style:style>
    <style:style style:name="P181" style:family="paragraph" style:parent-style-name="Table_20_Contents">
      <style:text-properties style:font-name="Calibri" fo:font-size="14pt" fo:font-weight="normal" officeooo:rsid="002ff3ba" officeooo:paragraph-rsid="002ff3ba" style:font-size-asian="12.25pt" style:font-weight-asian="normal" style:font-size-complex="14pt" style:font-weight-complex="normal"/>
    </style:style>
    <style:style style:name="P182" style:family="paragraph" style:parent-style-name="Table_20_Contents">
      <style:text-properties style:font-name="Calibri" fo:font-size="14pt" fo:font-weight="normal" officeooo:rsid="00309617" officeooo:paragraph-rsid="00309617" style:font-size-asian="12.25pt" style:font-weight-asian="normal" style:font-size-complex="14pt" style:font-weight-complex="normal"/>
    </style:style>
    <style:style style:name="P183" style:family="paragraph" style:parent-style-name="Table_20_Contents">
      <style:text-properties style:font-name="Calibri" fo:font-size="14pt" fo:font-weight="normal" officeooo:rsid="00309617" officeooo:paragraph-rsid="00311bdc" style:font-size-asian="12.25pt" style:font-weight-asian="normal" style:font-size-complex="14pt" style:font-weight-complex="normal"/>
    </style:style>
    <style:style style:name="P184" style:family="paragraph" style:parent-style-name="Table_20_Contents">
      <style:text-properties style:font-name="Calibri" fo:font-size="14pt" fo:font-weight="normal" officeooo:rsid="00311bdc" officeooo:paragraph-rsid="00311bdc" style:font-size-asian="12.25pt" style:font-weight-asian="normal" style:font-size-complex="14pt" style:font-weight-complex="normal"/>
    </style:style>
    <style:style style:name="P185" style:family="paragraph" style:parent-style-name="Table_20_Contents">
      <style:text-properties style:font-name="Calibri" fo:font-size="14pt" fo:font-weight="normal" officeooo:rsid="00862e18" officeooo:paragraph-rsid="00862e18" style:font-size-asian="12.25pt" style:font-weight-asian="normal" style:font-size-complex="14pt" style:font-weight-complex="normal"/>
    </style:style>
    <style:style style:name="P186" style:family="paragraph" style:parent-style-name="Table_20_Contents">
      <style:text-properties style:font-name="Calibri" fo:font-size="14pt" fo:font-weight="normal" officeooo:rsid="00862e18" officeooo:paragraph-rsid="008702d1" style:font-size-asian="12.25pt" style:font-weight-asian="normal" style:font-size-complex="14pt" style:font-weight-complex="normal"/>
    </style:style>
    <style:style style:name="P187" style:family="paragraph" style:parent-style-name="Table_20_Contents">
      <style:text-properties style:font-name="Calibri" fo:font-size="14pt" fo:font-weight="normal" officeooo:rsid="008702d1" style:font-size-asian="12.25pt" style:font-weight-asian="normal" style:font-size-complex="14pt" style:font-weight-complex="normal"/>
    </style:style>
    <style:style style:name="P188" style:family="paragraph" style:parent-style-name="Table_20_Contents">
      <style:text-properties style:font-name="Calibri" fo:font-size="14pt" fo:font-weight="normal" officeooo:rsid="008702d1" officeooo:paragraph-rsid="008702d1" style:font-size-asian="12.25pt" style:font-weight-asian="normal" style:font-size-complex="14pt" style:font-weight-complex="normal"/>
    </style:style>
    <style:style style:name="P189" style:family="paragraph" style:parent-style-name="Table_20_Contents">
      <style:text-properties style:font-name="Calibri" fo:font-size="14pt" fo:font-weight="normal" officeooo:rsid="0088b49c" officeooo:paragraph-rsid="0088b49c" style:font-size-asian="12.25pt" style:font-weight-asian="normal" style:font-size-complex="14pt" style:font-weight-complex="normal"/>
    </style:style>
    <style:style style:name="P190" style:family="paragraph" style:parent-style-name="Table_20_Contents">
      <style:text-properties style:font-name="Calibri" fo:font-size="14pt" fo:font-weight="normal" officeooo:rsid="008a9d15" style:font-size-asian="12.25pt" style:font-weight-asian="normal" style:font-size-complex="14pt" style:font-weight-complex="normal"/>
    </style:style>
    <style:style style:name="P191" style:family="paragraph" style:parent-style-name="Table_20_Contents">
      <style:text-properties style:font-name="Calibri" fo:font-size="14pt" fo:font-weight="normal" officeooo:rsid="008a9d15" officeooo:paragraph-rsid="008a9d15" style:font-size-asian="12.25pt" style:font-weight-asian="normal" style:font-size-complex="14pt" style:font-weight-complex="normal"/>
    </style:style>
    <style:style style:name="P192" style:family="paragraph" style:parent-style-name="Table_20_Contents">
      <style:text-properties style:font-name="Calibri" fo:font-size="14pt" fo:font-weight="normal" officeooo:rsid="008c962f" style:font-size-asian="12.25pt" style:font-weight-asian="normal" style:font-size-complex="14pt" style:font-weight-complex="normal"/>
    </style:style>
    <style:style style:name="P193" style:family="paragraph" style:parent-style-name="Table_20_Contents">
      <style:text-properties style:font-name="Calibri" fo:font-size="14pt" fo:font-weight="normal" officeooo:rsid="008c962f" officeooo:paragraph-rsid="008c962f" style:font-size-asian="12.25pt" style:font-weight-asian="normal" style:font-size-complex="14pt" style:font-weight-complex="normal"/>
    </style:style>
    <style:style style:name="P194" style:family="paragraph" style:parent-style-name="Table_20_Contents">
      <style:text-properties style:font-name="Calibri" fo:font-size="14pt" fo:font-weight="normal" officeooo:rsid="008c962f" officeooo:paragraph-rsid="008d2de9" style:font-size-asian="12.25pt" style:font-weight-asian="normal" style:font-size-complex="14pt" style:font-weight-complex="normal"/>
    </style:style>
    <style:style style:name="P195" style:family="paragraph" style:parent-style-name="Table_20_Contents">
      <style:text-properties style:font-name="Calibri" fo:font-size="14pt" fo:font-weight="normal" officeooo:rsid="008c962f" officeooo:paragraph-rsid="008e903e" style:font-size-asian="12.25pt" style:font-weight-asian="normal" style:font-size-complex="14pt" style:font-weight-complex="normal"/>
    </style:style>
    <style:style style:name="P196" style:family="paragraph" style:parent-style-name="Table_20_Contents">
      <style:text-properties style:font-name="Calibri" fo:font-size="14pt" fo:font-weight="normal" officeooo:rsid="008f7215" style:font-size-asian="12.25pt" style:font-weight-asian="normal" style:font-size-complex="14pt" style:font-weight-complex="normal"/>
    </style:style>
    <style:style style:name="P197" style:family="paragraph" style:parent-style-name="Table_20_Contents">
      <style:text-properties style:font-name="Calibri" fo:font-size="14pt" fo:font-weight="normal" officeooo:rsid="008f7215" officeooo:paragraph-rsid="008f7215" style:font-size-asian="12.25pt" style:font-weight-asian="normal" style:font-size-complex="14pt" style:font-weight-complex="normal"/>
    </style:style>
    <style:style style:name="P198" style:family="paragraph" style:parent-style-name="Table_20_Contents">
      <style:text-properties style:font-name="Calibri" fo:font-size="14pt" fo:font-weight="normal" officeooo:rsid="008d2de9" officeooo:paragraph-rsid="008d2de9" style:font-size-asian="12.25pt" style:font-weight-asian="normal" style:font-size-complex="14pt" style:font-weight-complex="normal"/>
    </style:style>
    <style:style style:name="P199" style:family="paragraph" style:parent-style-name="Table_20_Contents">
      <style:text-properties style:font-name="Calibri" fo:font-size="14pt" fo:font-weight="normal" officeooo:rsid="008d2de9" officeooo:paragraph-rsid="008e903e" style:font-size-asian="12.25pt" style:font-weight-asian="normal" style:font-size-complex="14pt" style:font-weight-complex="normal"/>
    </style:style>
    <style:style style:name="P200" style:family="paragraph" style:parent-style-name="Table_20_Contents">
      <style:text-properties style:font-name="Calibri" fo:font-size="14pt" fo:font-weight="normal" officeooo:rsid="0091c75e" style:font-size-asian="12.25pt" style:font-weight-asian="normal" style:font-size-complex="14pt" style:font-weight-complex="normal"/>
    </style:style>
    <style:style style:name="P201" style:family="paragraph" style:parent-style-name="Table_20_Contents">
      <style:text-properties style:font-name="Calibri" fo:font-size="14pt" fo:font-weight="normal" officeooo:rsid="0091c75e" officeooo:paragraph-rsid="0091c75e" style:font-size-asian="12.25pt" style:font-weight-asian="normal" style:font-size-complex="14pt" style:font-weight-complex="normal"/>
    </style:style>
    <style:style style:name="P202" style:family="paragraph" style:parent-style-name="Table_20_Contents">
      <style:text-properties style:font-name="Calibri" fo:font-size="14pt" fo:font-weight="normal" officeooo:rsid="0091c75e" officeooo:paragraph-rsid="00928a62" style:font-size-asian="12.25pt" style:font-weight-asian="normal" style:font-size-complex="14pt" style:font-weight-complex="normal"/>
    </style:style>
    <style:style style:name="P203" style:family="paragraph" style:parent-style-name="Table_20_Contents">
      <style:text-properties style:font-name="Calibri" fo:font-size="14pt" fo:font-weight="normal" officeooo:rsid="0093d0ff" style:font-size-asian="12.25pt" style:font-weight-asian="normal" style:font-size-complex="14pt" style:font-weight-complex="normal"/>
    </style:style>
    <style:style style:name="P204" style:family="paragraph" style:parent-style-name="Table_20_Contents">
      <style:text-properties style:font-name="Calibri" fo:font-size="14pt" fo:font-weight="normal" officeooo:rsid="0093d0ff" officeooo:paragraph-rsid="0093d0ff" style:font-size-asian="12.25pt" style:font-weight-asian="normal" style:font-size-complex="14pt" style:font-weight-complex="normal"/>
    </style:style>
    <style:style style:name="P205" style:family="paragraph" style:parent-style-name="Table_20_Contents">
      <style:text-properties style:font-name="Calibri" fo:font-size="14pt" fo:font-weight="normal" officeooo:rsid="0093d0ff" officeooo:paragraph-rsid="00953c7f" style:font-size-asian="12.25pt" style:font-weight-asian="normal" style:font-size-complex="14pt" style:font-weight-complex="normal"/>
    </style:style>
    <style:style style:name="P206" style:family="paragraph" style:parent-style-name="Table_20_Contents">
      <style:text-properties style:font-name="Calibri" fo:font-size="14pt" fo:font-weight="normal" officeooo:rsid="0093d0ff" officeooo:paragraph-rsid="00958866" style:font-size-asian="12.25pt" style:font-weight-asian="normal" style:font-size-complex="14pt" style:font-weight-complex="normal"/>
    </style:style>
    <style:style style:name="P207" style:family="paragraph" style:parent-style-name="Table_20_Contents">
      <style:text-properties style:font-name="Calibri" fo:font-size="14pt" fo:font-weight="normal" officeooo:rsid="00958866" style:font-size-asian="12.25pt" style:font-weight-asian="normal" style:font-size-complex="14pt" style:font-weight-complex="normal"/>
    </style:style>
    <style:style style:name="P208" style:family="paragraph" style:parent-style-name="Table_20_Contents">
      <style:text-properties style:font-name="Calibri" fo:font-size="14pt" fo:font-weight="normal" officeooo:rsid="00958866" officeooo:paragraph-rsid="00958866" style:font-size-asian="12.25pt" style:font-weight-asian="normal" style:font-size-complex="14pt" style:font-weight-complex="normal"/>
    </style:style>
    <style:style style:name="P209" style:family="paragraph" style:parent-style-name="Table_20_Contents">
      <style:text-properties style:font-name="Calibri" fo:font-size="14pt" fo:font-weight="normal" officeooo:rsid="0096da81" officeooo:paragraph-rsid="0096da81" style:font-size-asian="12.25pt" style:font-weight-asian="normal" style:font-size-complex="14pt" style:font-weight-complex="normal"/>
    </style:style>
    <style:style style:name="P210" style:family="paragraph" style:parent-style-name="Table_20_Contents">
      <style:text-properties style:font-name="Calibri" fo:font-size="14pt" fo:font-weight="normal" officeooo:rsid="0096da81" officeooo:paragraph-rsid="0097b374" style:font-size-asian="12.25pt" style:font-weight-asian="normal" style:font-size-complex="14pt" style:font-weight-complex="normal"/>
    </style:style>
    <style:style style:name="P211" style:family="paragraph" style:parent-style-name="Table_20_Contents">
      <style:text-properties style:font-name="Calibri" fo:font-size="14pt" fo:font-weight="normal" officeooo:rsid="0097b374" officeooo:paragraph-rsid="0097b374" style:font-size-asian="12.25pt" style:font-weight-asian="normal" style:font-size-complex="14pt" style:font-weight-complex="normal"/>
    </style:style>
    <style:style style:name="P212" style:family="paragraph" style:parent-style-name="Table_20_Contents">
      <style:text-properties style:font-name="Calibri" fo:font-size="14pt" fo:font-weight="bold" officeooo:rsid="008012f9" officeooo:paragraph-rsid="008012f9" style:font-size-asian="12.25pt" style:font-weight-asian="bold" style:font-size-complex="14pt" style:font-weight-complex="bold"/>
    </style:style>
    <style:style style:name="P213" style:family="paragraph" style:parent-style-name="Table_20_Contents">
      <style:text-properties style:font-name="Calibri" fo:font-size="22pt" officeooo:rsid="00641ee3" officeooo:paragraph-rsid="006691b6" style:font-size-asian="22pt" style:font-size-complex="22pt"/>
    </style:style>
    <style:style style:name="P214" style:family="paragraph" style:parent-style-name="Table_20_Contents">
      <style:text-properties style:font-name="Calibri" fo:font-size="22pt" officeooo:rsid="00641ee3" officeooo:paragraph-rsid="00691cd9" style:font-size-asian="22pt" style:font-size-complex="22pt"/>
    </style:style>
    <style:style style:name="P215" style:family="paragraph" style:parent-style-name="Table_20_Contents">
      <style:text-properties style:font-name="Calibri" fo:font-size="22pt" officeooo:rsid="00641ee3" officeooo:paragraph-rsid="006541be" style:font-size-asian="22pt" style:font-size-complex="22pt"/>
    </style:style>
    <style:style style:name="P216" style:family="paragraph" style:parent-style-name="Table_20_Contents">
      <style:text-properties style:font-name="Calibri" fo:font-size="22pt" officeooo:rsid="00641ee3" officeooo:paragraph-rsid="0072ae0f" style:font-size-asian="22pt" style:font-size-complex="22pt"/>
    </style:style>
    <style:style style:name="P217" style:family="paragraph" style:parent-style-name="Table_20_Contents">
      <style:text-properties style:font-name="Calibri" fo:font-size="22pt" officeooo:rsid="00641ee3" officeooo:paragraph-rsid="0098a75f" style:font-size-asian="22pt" style:font-size-complex="22pt"/>
    </style:style>
    <style:style style:name="P218" style:family="paragraph" style:parent-style-name="Table_20_Contents">
      <style:text-properties style:font-name="Calibri" fo:font-size="22pt" fo:font-weight="normal" officeooo:rsid="00641ee3" officeooo:paragraph-rsid="00691cd9" style:font-size-asian="22pt" style:font-weight-asian="normal" style:font-size-complex="22pt" style:font-weight-complex="normal"/>
    </style:style>
    <style:style style:name="P219" style:family="paragraph" style:parent-style-name="Table_20_Contents">
      <style:text-properties style:font-name="Calibri" fo:font-size="22pt" fo:font-weight="normal" officeooo:rsid="00641ee3" officeooo:paragraph-rsid="0098a75f" style:font-size-asian="22pt" style:font-weight-asian="normal" style:font-size-complex="22pt" style:font-weight-complex="normal"/>
    </style:style>
    <style:style style:name="P220" style:family="paragraph" style:parent-style-name="Standard" style:list-style-name="L1">
      <style:text-properties fo:font-size="14pt" officeooo:rsid="001d54ad" officeooo:paragraph-rsid="001d54ad" style:font-size-asian="12.25pt" style:font-size-complex="14pt"/>
    </style:style>
    <style:style style:name="P221" style:family="paragraph" style:parent-style-name="Standard" style:list-style-name="L1">
      <style:text-properties fo:font-size="14pt" officeooo:rsid="001f0b36" officeooo:paragraph-rsid="001f0b36" style:font-size-asian="12.25pt" style:font-size-complex="14pt"/>
    </style:style>
    <style:style style:name="P222" style:family="paragraph" style:parent-style-name="Standard" style:list-style-name="L2">
      <style:text-properties fo:font-size="14pt" fo:font-weight="normal" officeooo:rsid="00379b2d" officeooo:paragraph-rsid="00379b2d" style:font-size-asian="12.25pt" style:font-weight-asian="normal" style:font-size-complex="14pt" style:font-weight-complex="normal"/>
    </style:style>
    <style:style style:name="P223" style:family="paragraph" style:parent-style-name="Standard" style:list-style-name="L2">
      <style:text-properties fo:font-size="14pt" fo:font-weight="normal" officeooo:rsid="00388110" officeooo:paragraph-rsid="00388110" style:font-size-asian="12.25pt" style:font-weight-asian="normal" style:font-size-complex="14pt" style:font-weight-complex="normal"/>
    </style:style>
    <style:style style:name="P224" style:family="paragraph" style:parent-style-name="Standard" style:list-style-name="L2">
      <style:text-properties fo:font-size="14pt" fo:font-weight="normal" officeooo:rsid="003c8b57" officeooo:paragraph-rsid="003c8b57" style:font-size-asian="12.25pt" style:font-weight-asian="normal" style:font-size-complex="14pt" style:font-weight-complex="normal"/>
    </style:style>
    <style:style style:name="P225" style:family="paragraph" style:parent-style-name="Standard" style:list-style-name="L3">
      <style:text-properties fo:font-size="14pt" fo:font-weight="normal" officeooo:rsid="003eea29" officeooo:paragraph-rsid="003eea29" style:font-size-asian="12.25pt" style:font-weight-asian="normal" style:font-size-complex="14pt" style:font-weight-complex="normal"/>
    </style:style>
    <style:style style:name="P226" style:family="paragraph" style:parent-style-name="Standard" style:list-style-name="L4">
      <style:text-properties fo:font-size="14pt" fo:font-weight="normal" officeooo:rsid="006541be" officeooo:paragraph-rsid="006541be" style:font-size-asian="12.25pt" style:font-weight-asian="normal" style:font-size-complex="14pt" style:font-weight-complex="normal"/>
    </style:style>
    <style:style style:name="P227" style:family="paragraph" style:parent-style-name="Standard" style:list-style-name="L6">
      <style:text-properties fo:font-size="14pt" fo:font-weight="normal" officeooo:rsid="006d5fba" officeooo:paragraph-rsid="006d5fba" style:font-size-asian="12.25pt" style:font-weight-asian="normal" style:font-size-complex="14pt" style:font-weight-complex="normal"/>
    </style:style>
    <style:style style:name="P228" style:family="paragraph" style:parent-style-name="Standard" style:list-style-name="L6">
      <style:text-properties fo:font-size="14pt" fo:font-weight="normal" officeooo:rsid="006dfcfc" officeooo:paragraph-rsid="006dfcfc" style:font-size-asian="12.25pt" style:font-weight-asian="normal" style:font-size-complex="14pt" style:font-weight-complex="normal"/>
    </style:style>
    <style:style style:name="P229" style:family="paragraph" style:parent-style-name="Standard" style:list-style-name="L7">
      <style:text-properties fo:font-size="14pt" fo:font-weight="normal" officeooo:rsid="0072cc98" officeooo:paragraph-rsid="0072cc98" style:font-size-asian="12.25pt" style:font-weight-asian="normal" style:font-size-complex="14pt" style:font-weight-complex="normal"/>
    </style:style>
    <style:style style:name="P230" style:family="paragraph" style:parent-style-name="Standard" style:list-style-name="L5">
      <style:text-properties fo:font-size="14pt" fo:font-style="italic" fo:font-weight="normal" officeooo:rsid="00481788" officeooo:paragraph-rsid="00481788" style:font-size-asian="12.25pt" style:font-style-asian="italic" style:font-weight-asian="normal" style:font-size-complex="14pt" style:font-style-complex="italic" style:font-weight-complex="normal"/>
    </style:style>
    <style:style style:name="P231" style:family="paragraph" style:parent-style-name="Standard" style:list-style-name="L5">
      <style:text-properties fo:font-size="14pt" fo:font-style="italic" fo:font-weight="normal" officeooo:rsid="0049a218" officeooo:paragraph-rsid="0049a218" style:font-size-asian="12.25pt" style:font-style-asian="italic" style:font-weight-asian="normal" style:font-size-complex="14pt" style:font-style-complex="italic" style:font-weight-complex="normal"/>
    </style:style>
    <style:style style:name="P232" style:family="paragraph" style:parent-style-name="Standard" style:list-style-name="L8">
      <style:text-properties fo:font-size="14pt" style:text-underline-style="none" fo:font-weight="normal" officeooo:rsid="008012f9" officeooo:paragraph-rsid="008012f9" style:font-size-asian="12.25pt" style:font-weight-asian="normal" style:font-size-complex="14pt" style:font-weight-complex="normal"/>
    </style:style>
    <style:style style:name="P233" style:family="paragraph" style:parent-style-name="Standard" style:list-style-name="L9">
      <style:text-properties fo:font-size="14pt" style:text-underline-style="none" fo:font-weight="normal" officeooo:rsid="0081d887" officeooo:paragraph-rsid="0081d887" style:font-size-asian="12.25pt" style:font-weight-asian="normal" style:font-size-complex="14pt" style:font-weight-complex="normal"/>
    </style:style>
    <style:style style:name="P234" style:family="paragraph" style:parent-style-name="Standard" style:list-style-name="L10">
      <style:text-properties fo:font-size="14pt" style:text-underline-style="none" fo:font-weight="normal" officeooo:rsid="008ec6b0" officeooo:paragraph-rsid="008ec6b0" style:font-size-asian="12.25pt" style:font-weight-asian="normal" style:font-size-complex="14pt" style:font-weight-complex="normal"/>
    </style:style>
    <style:style style:name="P235" style:family="paragraph" style:parent-style-name="Standard" style:list-style-name="L10">
      <style:text-properties fo:font-size="14pt" style:text-underline-style="none" fo:font-weight="normal" officeooo:rsid="008f7215" officeooo:paragraph-rsid="008f7215" style:font-size-asian="12.25pt" style:font-weight-asian="normal" style:font-size-complex="14pt" style:font-weight-complex="normal"/>
    </style:style>
    <style:style style:name="P236" style:family="paragraph" style:parent-style-name="Standard" style:list-style-name="L11">
      <style:text-properties fo:font-size="14pt" style:text-underline-style="none" fo:font-weight="bold" officeooo:rsid="00958866" officeooo:paragraph-rsid="00958866" style:font-size-asian="12.25pt" style:font-weight-asian="bold" style:font-size-complex="14pt" style:font-weight-complex="bold"/>
    </style:style>
    <style:style style:name="P237" style:family="paragraph" style:parent-style-name="Standard" style:list-style-name="L12">
      <style:text-properties fo:font-size="14pt" style:text-underline-style="none" fo:font-weight="bold" officeooo:rsid="00958866" officeooo:paragraph-rsid="00958866" style:font-size-asian="12.25pt" style:font-weight-asian="bold" style:font-size-complex="14pt" style:font-weight-complex="bold"/>
    </style:style>
    <style:style style:name="P238" style:family="paragraph" style:parent-style-name="Standard" style:list-style-name="L10">
      <style:text-properties officeooo:rsid="008ec6b0" officeooo:paragraph-rsid="008ec6b0"/>
    </style:style>
    <style:style style:name="T1" style:family="text">
      <style:text-properties officeooo:rsid="0020e5ce"/>
    </style:style>
    <style:style style:name="T2" style:family="text">
      <style:text-properties fo:font-weight="bold" style:font-weight-asian="bold" style:font-weight-complex="bold"/>
    </style:style>
    <style:style style:name="T3" style:family="text">
      <style:text-properties fo:font-weight="bold" officeooo:rsid="0027fd74" style:font-weight-asian="bold" style:font-weight-complex="bold"/>
    </style:style>
    <style:style style:name="T4" style:family="text">
      <style:text-properties fo:font-weight="bold" officeooo:rsid="0051588f" style:font-weight-asian="bold" style:font-weight-complex="bold"/>
    </style:style>
    <style:style style:name="T5" style:family="text">
      <style:text-properties fo:font-weight="bold" officeooo:rsid="0051e5bc" style:font-weight-asian="bold" style:font-weight-complex="bold"/>
    </style:style>
    <style:style style:name="T6" style:family="text">
      <style:text-properties fo:font-weight="bold" officeooo:rsid="00862e18" style:font-weight-asian="bold" style:font-weight-complex="bold"/>
    </style:style>
    <style:style style:name="T7" style:family="text">
      <style:text-properties officeooo:rsid="0023e407"/>
    </style:style>
    <style:style style:name="T8" style:family="text">
      <style:text-properties style:font-name="Lucida Sans"/>
    </style:style>
    <style:style style:name="T9" style:family="text">
      <style:text-properties style:font-name="Lucida Sans" fo:font-weight="bold" officeooo:rsid="00220bf0" style:font-weight-asian="bold" style:font-weight-complex="bold"/>
    </style:style>
    <style:style style:name="T10" style:family="text">
      <style:text-properties officeooo:rsid="0027fd74"/>
    </style:style>
    <style:style style:name="T11" style:family="text">
      <style:text-properties officeooo:rsid="002acb80"/>
    </style:style>
    <style:style style:name="T12" style:family="text">
      <style:text-properties officeooo:rsid="002c19d2"/>
    </style:style>
    <style:style style:name="T13" style:family="text">
      <style:text-properties style:font-name="Calibri" officeooo:rsid="002acb80"/>
    </style:style>
    <style:style style:name="T14" style:family="text">
      <style:text-properties officeooo:rsid="002ff3ba"/>
    </style:style>
    <style:style style:name="T15" style:family="text">
      <style:text-properties officeooo:rsid="00309617"/>
    </style:style>
    <style:style style:name="T16" style:family="text">
      <style:text-properties officeooo:rsid="00311bdc"/>
    </style:style>
    <style:style style:name="T17" style:family="text">
      <style:text-properties officeooo:rsid="0034b422"/>
    </style:style>
    <style:style style:name="T18" style:family="text">
      <style:text-properties officeooo:rsid="00357182"/>
    </style:style>
    <style:style style:name="T19" style:family="text">
      <style:text-properties officeooo:rsid="00366d27"/>
    </style:style>
    <style:style style:name="T20" style:family="text">
      <style:text-properties officeooo:rsid="00369d00"/>
    </style:style>
    <style:style style:name="T21" style:family="text">
      <style:text-properties officeooo:rsid="00379b2d"/>
    </style:style>
    <style:style style:name="T22" style:family="text">
      <style:text-properties officeooo:rsid="0039995f"/>
    </style:style>
    <style:style style:name="T23" style:family="text">
      <style:text-properties officeooo:rsid="0039a66f"/>
    </style:style>
    <style:style style:name="T24" style:family="text">
      <style:text-properties officeooo:rsid="0039e839"/>
    </style:style>
    <style:style style:name="T25" style:family="text">
      <style:text-properties officeooo:rsid="003bd9c2"/>
    </style:style>
    <style:style style:name="T26" style:family="text">
      <style:text-properties officeooo:rsid="003eea29"/>
    </style:style>
    <style:style style:name="T27" style:family="text">
      <style:text-properties officeooo:rsid="0040ae26"/>
    </style:style>
    <style:style style:name="T28" style:family="text">
      <style:text-properties officeooo:rsid="0043c99f"/>
    </style:style>
    <style:style style:name="T29" style:family="text">
      <style:text-properties officeooo:rsid="004c8d01"/>
    </style:style>
    <style:style style:name="T30" style:family="text">
      <style:text-properties officeooo:rsid="0051e5bc"/>
    </style:style>
    <style:style style:name="T31" style:family="text">
      <style:text-properties officeooo:rsid="0053a1fd"/>
    </style:style>
    <style:style style:name="T32" style:family="text">
      <style:text-properties officeooo:rsid="00544ed1"/>
    </style:style>
    <style:style style:name="T33" style:family="text">
      <style:text-properties officeooo:rsid="0054cf70"/>
    </style:style>
    <style:style style:name="T34" style:family="text">
      <style:text-properties officeooo:rsid="00550f91"/>
    </style:style>
    <style:style style:name="T35" style:family="text">
      <style:text-properties fo:font-weight="normal" style:font-weight-asian="normal" style:font-weight-complex="normal"/>
    </style:style>
    <style:style style:name="T36" style:family="text">
      <style:text-properties fo:font-weight="normal" officeooo:rsid="0058ffca" style:font-weight-asian="normal" style:font-weight-complex="normal"/>
    </style:style>
    <style:style style:name="T37" style:family="text">
      <style:text-properties fo:font-weight="normal" officeooo:rsid="005a3a65" style:font-weight-asian="normal" style:font-weight-complex="normal"/>
    </style:style>
    <style:style style:name="T38" style:family="text">
      <style:text-properties officeooo:rsid="005a3a65"/>
    </style:style>
    <style:style style:name="T39" style:family="text">
      <style:text-properties fo:color="#808080" fo:font-weight="bold" style:font-weight-asian="bold" style:font-weight-complex="bold"/>
    </style:style>
    <style:style style:name="T40" style:family="text">
      <style:text-properties fo:color="#808080" fo:font-weight="bold" officeooo:rsid="006ac93e" style:font-weight-asian="bold" style:font-weight-complex="bold"/>
    </style:style>
    <style:style style:name="T41" style:family="text">
      <style:text-properties officeooo:rsid="006b985f"/>
    </style:style>
    <style:style style:name="T42" style:family="text">
      <style:text-properties officeooo:rsid="0070dff5"/>
    </style:style>
    <style:style style:name="T43" style:family="text">
      <style:text-properties officeooo:rsid="0070fb70"/>
    </style:style>
    <style:style style:name="T44" style:family="text">
      <style:text-properties officeooo:rsid="0072cc98"/>
    </style:style>
    <style:style style:name="T45" style:family="text">
      <style:text-properties officeooo:rsid="0074c351"/>
    </style:style>
    <style:style style:name="T46" style:family="text">
      <style:text-properties officeooo:rsid="0076f432"/>
    </style:style>
    <style:style style:name="T47" style:family="text">
      <style:text-properties officeooo:rsid="0077c1e6"/>
    </style:style>
    <style:style style:name="T48" style:family="text">
      <style:text-properties officeooo:rsid="00799a65"/>
    </style:style>
    <style:style style:name="T49" style:family="text">
      <style:text-properties officeooo:rsid="0079fe44"/>
    </style:style>
    <style:style style:name="T50" style:family="text">
      <style:text-properties officeooo:rsid="007cb8f3"/>
    </style:style>
    <style:style style:name="T51" style:family="text">
      <style:text-properties fo:font-size="20pt" style:font-size-asian="20pt" style:font-size-complex="20pt"/>
    </style:style>
    <style:style style:name="T52" style:family="text">
      <style:text-properties fo:font-size="20pt" officeooo:rsid="007cb8f3" style:font-size-asian="20pt" style:font-size-complex="20pt"/>
    </style:style>
    <style:style style:name="T53" style:family="text">
      <style:text-properties fo:font-size="20pt" officeooo:rsid="0079fe44" style:font-size-asian="20pt" style:font-size-complex="20pt"/>
    </style:style>
    <style:style style:name="T54" style:family="text">
      <style:text-properties fo:font-size="20pt" officeooo:rsid="0083d4d4" style:font-size-asian="20pt" style:font-size-complex="20pt"/>
    </style:style>
    <style:style style:name="T55" style:family="text">
      <style:text-properties fo:font-size="20pt" officeooo:rsid="0093d0ff" style:font-size-asian="20pt" style:font-size-complex="20pt"/>
    </style:style>
    <style:style style:name="T56" style:family="text">
      <style:text-properties fo:font-size="20pt" officeooo:rsid="0097b374" style:font-size-asian="20pt" style:font-size-complex="20pt"/>
    </style:style>
    <style:style style:name="T57" style:family="text">
      <style:text-properties officeooo:rsid="008012f9"/>
    </style:style>
    <style:style style:name="T58" style:family="text">
      <style:text-properties officeooo:rsid="0081b651"/>
    </style:style>
    <style:style style:name="T59" style:family="text">
      <style:text-properties officeooo:rsid="0081d887"/>
    </style:style>
    <style:style style:name="T60" style:family="text">
      <style:text-properties officeooo:rsid="0082c373"/>
    </style:style>
    <style:style style:name="T61" style:family="text">
      <style:text-properties officeooo:rsid="008436dc"/>
    </style:style>
    <style:style style:name="T62" style:family="text">
      <style:text-properties officeooo:rsid="008625b8"/>
    </style:style>
    <style:style style:name="T63" style:family="text">
      <style:text-properties officeooo:rsid="008702d1"/>
    </style:style>
    <style:style style:name="T64" style:family="text">
      <style:text-properties officeooo:rsid="0088b49c"/>
    </style:style>
    <style:style style:name="T65" style:family="text">
      <style:text-properties officeooo:rsid="008c962f"/>
    </style:style>
    <style:style style:name="T66" style:family="text">
      <style:text-properties officeooo:rsid="008d2de9"/>
    </style:style>
    <style:style style:name="T67" style:family="text">
      <style:text-properties officeooo:rsid="008e903e"/>
    </style:style>
    <style:style style:name="T68" style:family="text">
      <style:text-properties fo:font-size="14pt" style:text-underline-style="none" fo:font-weight="normal" style:font-size-asian="12.25pt" style:font-weight-asian="normal" style:font-size-complex="14pt" style:font-weight-complex="normal"/>
    </style:style>
    <style:style style:name="T69" style:family="text">
      <style:text-properties fo:font-size="14pt" style:text-underline-style="none" fo:font-weight="bold" style:font-size-asian="12.25pt" style:font-weight-asian="bold" style:font-size-complex="14pt" style:font-weight-complex="bold"/>
    </style:style>
    <style:style style:name="T70" style:family="text">
      <style:text-properties officeooo:rsid="008f7215"/>
    </style:style>
    <style:style style:name="T71" style:family="text">
      <style:text-properties officeooo:rsid="0091c75e"/>
    </style:style>
    <style:style style:name="T72" style:family="text">
      <style:text-properties officeooo:rsid="0093d0ff"/>
    </style:style>
    <style:style style:name="T73" style:family="text">
      <style:text-properties officeooo:rsid="00953c7f"/>
    </style:style>
    <style:style style:name="T74" style:family="text">
      <style:text-properties officeooo:rsid="00958866"/>
    </style:style>
    <style:style style:name="T75" style:family="text">
      <style:text-properties officeooo:rsid="0096da81"/>
    </style:style>
    <style:style style:name="T76" style:family="text">
      <style:text-properties officeooo:rsid="0097b374"/>
    </style:style>
    <style:style style:name="T77" style:family="text">
      <style:text-properties officeooo:rsid="009c99e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HP Data Objects (PDO).</text:p>
      <text:p text:style-name="P1">La extensión PDO permite acceder a distintas bases de datos utilizando las mismas funciones, lo que facilita la portabilidad. En PHP v 5 existen drivers para acceder a las bases de datos más populares.</text:p>
      <text:p text:style-name="P1">En esta lección se explica el acceso a MySQL y SQLite mediante PDO. La extensión PDO no evalúa la corrección de las consultas SQL.</text:p>
      <text:list xml:id="list1752861409705016990" text:style-name="L1">
        <text:list-item>
          <text:p text:style-name="P220">Conexión con la base de datos.</text:p>
          <text:list>
            <text:list-item>
              <text:p text:style-name="P220">Conexión con MySQL.</text:p>
            </text:list-item>
            <text:list-item>
              <text:p text:style-name="P220">Conexión con SQLite.</text:p>
            </text:list-item>
            <text:list-item>
              <text:p text:style-name="P220">Conexión configurable.</text:p>
            </text:list-item>
          </text:list>
        </text:list-item>
        <text:list-item>
          <text:p text:style-name="P220">Desconexión con la base de datos.</text:p>
        </text:list-item>
        <text:list-item>
          <text:p text:style-name="P220">Consultas a la base de datos.</text:p>
        </text:list-item>
        <text:list-item>
          <text:p text:style-name="P220">Seguridad en las consultas: consultas preparadas.</text:p>
          <text:list>
            <text:list-item>
              <text:p text:style-name="P220">Consultas preparadas.</text:p>
            </text:list-item>
            <text:list-item>
              <text:p text:style-name="P220">Restriciones en los parámetros de consultas preparadas.</text:p>
            </text:list-item>
          </text:list>
        </text:list-item>
        <text:list-item>
          <text:p text:style-name="P220">Ejemplos de consultas.</text:p>
          <text:list>
            <text:list-item>
              <text:p text:style-name="P220">Consultas CRATE DATA BASE, DROP DATABASE, CREATE TABLE.</text:p>
              <text:list>
                <text:list-item>
                  <text:p text:style-name="P221">Consultas en MySQL.</text:p>
                </text:list-item>
                <text:list-item>
                  <text:p text:style-name="P221">Consultas en SQLite.</text:p>
                </text:list-item>
                <text:list-item>
                  <text:p text:style-name="P221">Solución <text:span text:style-name="T1">configurable.</text:span></text:p>
                </text:list-item>
              </text:list>
            </text:list-item>
            <text:list-item>
              <text:p text:style-name="P220">Consultas SELECT.</text:p>
            </text:list-item>
            <text:list-item>
              <text:p text:style-name="P220">Unión de tablas.</text:p>
            </text:list-item>
            <text:list-item>
              <text:p text:style-name="P220">Consultas SELECT LIKE.</text:p>
            </text:list-item>
          </text:list>
        </text:list-item>
      </text:list>
      <text:p text:style-name="P1"/>
      <text:p text:style-name="P1"/>
      <text:p text:style-name="P4">Conexión con la base de datos.</text:p>
      <text:p text:style-name="P2">Para conectar con la base de datos hay que crear una instancia de la clase PDO, que se utiliza en todas las consultas posteriores. En cada página PHP que incluya consultas a la base de datos, primero es necesario conectar con la base de datos (igual que en Java).</text:p>
      <text:p text:style-name="P2">Si no se puede establecer la conexión con la base de datos, puede deberse a que la base de datos no esté funcionando, a que los datos de usuario no sean correctos, que no esté activada la extensión PDO o que no exista la ruta Path.</text:p>
      <text:p text:style-name="P2"/>
      <text:p text:style-name="P2"/>
      <text:p text:style-name="P4">Conexión con MySQL.</text:p>
      <text:p text:style-name="P2">En el caso de MySQL, la creación de la clase PDO incluye el nombre del servidor, el nombre de usuario y la contraseña.</text:p>
      <text:p text:style-name="P2">Para poder acceder a MySQL mediante PDO, debe estar activada la extensión <text:span text:style-name="T2">php_pdo_mysql</text:span> en el archivo de configuración <text:span text:style-name="T2">php.ini</text:span></text:p>
      <text:p text:style-name="P2"/>
      <text:p text:style-name="P6"><text:span text:style-name="T8">extension=php_mysql.dll;</text:span><text:tab/>valor recomendado en este curso</text:p>
      <text:p text:style-name="P21"/>
      <text:p text:style-name="P21"/>
      <text:p text:style-name="P21"><text:soft-page-break/>Xamp<text:span text:style-name="T77">p</text:span> tiene activada la extensión PDO MySQL, por lo que no es necesario modificarla, aunque conviene comprovar su valor.</text:p>
      <text:p text:style-name="P21">La extensión pdo_mysql puede utilizar cualquiera de los drivers de bajo nivel: <text:span text:style-name="T2">libmysql</text:span> (MySQL Client Library ) o <text:span text:style-name="T2">mysqlnd</text:span> (MySQL Native Driver). La elección del driver se realizará en la compilación de PHP. </text:p>
      <text:p text:style-name="P21"/>
      <text:p text:style-name="P5"><text:span text:style-name="T7">e</text:span>xtensi<text:span text:style-name="T7">o</text:span>n pdo_sqlite</text:p>
      <text:p text:style-name="P22">Para acceder a la base de datos SQLite mediante la biblioteca PDO, debe estar activada la extensión PDO SQLite.</text:p>
      <text:p text:style-name="P22"/>
      <text:p text:style-name="P22"><text:span text:style-name="T9">extension=php_pdo_sqlite.dll;</text:span> valor recomendado en este curso.</text:p>
      <text:p text:style-name="P22"/>
      <text:p text:style-name="P22">Xampp tiene activada la extensión PDO SQLite, por lo que no es necesario modificarla, aunque conviene comprobar su valor.</text:p>
      <text:p text:style-name="P22"/>
      <text:p text:style-name="P7">session.save_handler</text:p>
      <text:p text:style-name="P24">Para utilizar sesiones mediante el mecanismo propio de PHP (es decir, sin necesidad de crear funciones propias), la directiva session.save_handler debe tener el valor files.</text:p>
      <text:p text:style-name="P24"/>
      <text:p text:style-name="P24"><text:span text:style-name="T9">session.save_handler = files;</text:span> Valor recomendado en este curso.</text:p>
      <text:p text:style-name="P24"/>
      <text:p text:style-name="P25">En Xampp ya viene predeterminada con el valor files, por lo aun que no es necesario modificarla, conviene comprobar su valor.</text:p>
      <text:p text:style-name="P25">Algunos gestores de contenidos (CMS) tienen sus propias funciones de gestión y <text:span text:style-name="T2">requieren que esta directiva tome el valor user. </text:span>Si instalamos Apache con valor user. Para evitar conflictos nuestros programas pueden modificar esta directiva en tiempo de ejecución, mediante la función <text:span text:style-name="T2">ini_set(“session.save_handler”, “files”);</text:span></text:p>
      <text:p text:style-name="P22"/>
      <text:p text:style-name="P25">session.use_trans_sid</text:p>
      <text:p text:style-name="P25">Normalmente las sesiones almacenan el identificador de sesión en forma de cookie en <text:s/>el ordenador del usuario. En el caso de que las cookies estén deshabilitadas, las sesiones no funcionarán. La directiva <text:span text:style-name="T2">session.use_trans_sid</text:span> permite utilizar sesiones aunque las cookies están desactivadas, añadiendo un identificador a la sesión de la página como un control más. En general no se aconseja ese uso, pues hace visible al usuario. El usuario podría enviárselo a un tercero, por error, quién a su vez podría aprovecharse para acceder desde otro ordenador.</text:p>
      <text:p text:style-name="P22"/>
      <text:p text:style-name="P25"><text:span text:style-name="T9">session.use_trans_sid = 0;</text:span> Valor recomendado en este curso</text:p>
      <text:p text:style-name="P22"/>
      <text:p text:style-name="P26">En Xampp esta directiva viene predetermina como 0, por lo que no es necesario corregirla, aunque si comprovar su valor.</text:p>
      <text:p text:style-name="P26"/>
      <text:p text:style-name="P26"/>
      <text:p text:style-name="P26"/>
      <text:p text:style-name="P26"/>
      <text:p text:style-name="P8"><text:soft-page-break/>date.timezone</text:p>
      <text:p text:style-name="P27">Las funciones relacionadas con las fechas y horas se configuran mediante varias directivas.</text:p>
      <text:p text:style-name="P27">La directiva date.timezone establece la zona horaria predeterminada para todas las funciones de fecha y hora.</text:p>
      <text:p text:style-name="P27">Al instalar Xampp el instalador da un valor estimado da la zona horaria. En el caso de España, Xampp asigna el valor Europe/ Berlin. Se debería cambiar por el valor Europe/ Madrid (aunque entre Berlín y Madrid no hay diferencia horaria, otra cosa son Las Canarias).</text:p>
      <text:p text:style-name="P27"/>
      <text:p text:style-name="P28">Lista de zonas horarias permitidas. <text:a xlink:type="simple" xlink:href="http://php.net/manual/es/timezones.php" text:style-name="Internet_20_link" text:visited-style-name="Visited_20_Internet_20_Link"><text:span text:style-name="T11">http://php.net/manual/es/timezones.php</text:span></text:a></text:p>
      <text:p text:style-name="P27"><text:span text:style-name="T10">África</text:span> <text:span text:style-name="T10">Ceuta: </text:span><text:span text:style-name="T3">Africa/Dar_es_Salaam</text:span></text:p>
      <text:p text:style-name="P29">Europa: <text:span text:style-name="T2">Europe/Madrid</text:span></text:p>
      <text:p text:style-name="P26"/>
      <table:table table:name="Tabla1" table:style-name="Tabla1">
        <table:table-column table:style-name="Tabla1.A"/>
        <table:table-row>
          <table:table-cell table:style-name="Tabla1.A1" office:value-type="string">
            <text:p text:style-name="P119">; <text:span text:style-name="T11">2015-02-03. Barto. He cambiado el nombre del uso horario a Madrid</text:span></text:p>
            <text:p text:style-name="P119">; <text:span text:style-name="T11">date.timezone = Europe/Berlin</text:span></text:p>
            <text:p text:style-name="P121">date.timezone = Europe/Madrid</text:p>
          </table:table-cell>
        </table:table-row>
      </table:table>
      <text:p text:style-name="P26"/>
      <text:p text:style-name="P30">Junto a la directiva date.timezone se muestran las otras cuatro directiva (que no están definidas ya que están comentadas).</text:p>
      <text:p text:style-name="P30"/>
      <table:table table:name="Tabla2" table:style-name="Tabla2">
        <table:table-column table:style-name="Tabla2.A"/>
        <table:table-row>
          <table:table-cell table:style-name="Tabla2.A1" office:value-type="string">
            <text:p text:style-name="P117"><text:span text:style-name="T13">; </text:span><text:a xlink:type="simple" xlink:href="http://www.php.net/date.default-latitude" text:style-name="Internet_20_link" text:visited-style-name="Visited_20_Internet_20_Link"><text:span text:style-name="T13">http://www.php.net/date.default-latitude</text:span></text:a></text:p>
            <text:p text:style-name="P122">; date.default_latitude = 31.7667</text:p>
            <text:p text:style-name="P122"/>
            <text:p text:style-name="P117"><text:span text:style-name="T13">; </text:span><text:a xlink:type="simple" xlink:href="http://www.php.net/date.default-longitude" text:style-name="Internet_20_link" text:visited-style-name="Visited_20_Internet_20_Link"><text:span text:style-name="T13">http://www.php.net/date.default-longitude</text:span></text:a></text:p>
            <text:p text:style-name="P122">; date.default_longitude = 35.2333</text:p>
            <text:p text:style-name="P122"/>
            <text:p text:style-name="P118"><text:span text:style-name="T13">; </text:span><text:a xlink:type="simple" xlink:href="http://www.php.net/date.sunrise-zenith" text:style-name="Internet_20_link" text:visited-style-name="Visited_20_Internet_20_Link"><text:span text:style-name="T13">http://www.php.net/date.sunset-zenith</text:span></text:a></text:p>
            <text:p text:style-name="P122">; date.sunset_zenith = 90.583333</text:p>
          </table:table-cell>
        </table:table-row>
      </table:table>
      <text:p text:style-name="P30"/>
      <text:p text:style-name="P30"/>
      <text:p text:style-name="P30"/>
      <text:p text:style-name="P30"><text:span text:style-name="T2">post_max_size</text:span> y <text:span text:style-name="T2">upload_max_filesize</text:span></text:p>
      <text:p text:style-name="P30">La directiva post_max_size especifíca el tamaño de los datos que pueden enviarse al servidor.</text:p>
      <text:p text:style-name="P31">La directiva upload_max_size especifíca el tamaño de un fichero que se envía al servidor.</text:p>
      <text:p text:style-name="P31">Lógicamente, post_max_size deber ser superior a upload_max_filesize. <text:span text:style-name="T14">Si el valor se expresa sin unidades, se interpretará como Bytes. También se pueden utilizar unidades kiloBytes, megaBytes y GigaBytes.</text:span></text:p>
      <text:p text:style-name="P31"/>
      <text:p text:style-name="P9">post_max_size = 8M; Valor recomendado en este curso</text:p>
      <text:p text:style-name="P30"/>
      <text:p text:style-name="P9"><text:soft-page-break/>Extensión fileinfo</text:p>
      <text:p text:style-name="P32">La extensión fileinfo permite detectar el tipo MIME de un archivo.</text:p>
      <text:p text:style-name="P32"/>
      <table:table table:name="Tabla4" table:style-name="Tabla4">
        <table:table-column table:style-name="Tabla4.A"/>
        <table:table-row>
          <table:table-cell table:style-name="Tabla4.A1" office:value-type="string">
            <text:p text:style-name="P111">; 2015-02-03. Barto. He activado fielinfo para OwnCloud</text:p>
            <text:p text:style-name="P111">extension=php_fileinfo.dll</text:p>
          </table:table-cell>
        </table:table-row>
      </table:table>
      <text:p text:style-name="P30"/>
      <text:p text:style-name="P32">Xampp tiene desactivada la extensión fileinfo, por lo que es necesario modificarla en <text:s/>caso de querer utilizarla. fileinfo se emplea en apliciones web.</text:p>
      <text:p text:style-name="P30"/>
      <text:p text:style-name="P32">En <text:a xlink:type="simple" xlink:href="http://forum.owncloud.org/viewtopic.php?f=17&amp;t=7739" text:style-name="Internet_20_link" text:visited-style-name="Visited_20_Internet_20_Link">http://forum.owncloud.org/viewtopic.php?f=17&amp;t=7739</text:a> hay un programa para probar el funcionamiento de fileinfo.</text:p>
      <text:p text:style-name="P30"/>
      <table:table table:name="Tabla5" table:style-name="Tabla5">
        <table:table-column table:style-name="Tabla5.A"/>
        <table:table-row>
          <table:table-cell table:style-name="Tabla5.A1" office:value-type="string">
            <text:p text:style-name="P180">&lt;?php</text:p>
            <text:p text:style-name="P180">/*</text:p>
            <text:p text:style-name="P180">Este programa comprueba el tipo MIME de un archivo cualquiera</text:p>
            <text:p text:style-name="P180">Para probarlo, copie un archivo cualquiera (exe, zip, png, jpg, txt, etc...),</text:p>
            <text:p text:style-name="P180">cambie su nombre (por ejemplo tmp. tmp) y escriba su ruta (por ejemplo):</text:p>
            <text:p text:style-name="P180">*/</text:p>
            <text:p text:style-name="P180">$archivo = “<text:a xlink:type="simple" xlink:href="../../../../tmp.tmp" text:style-name="Internet_20_link" text:visited-style-name="Visited_20_Internet_20_Link">C:/tmp.tmp</text:a>”;</text:p>
            <text:p text:style-name="P180"/>
            <text:p text:style-name="P180">//<text:span text:style-name="T14">Se muestran los errores por si acaso</text:span></text:p>
            <text:p text:style-name="P181">init_set(“display_errors”, “on”);</text:p>
            <text:p text:style-name="P181"/>
            <text:p text:style-name="P181">//Escriba aquí la ruta del directorio temporal que usa PHP</text:p>
            <text:p text:style-name="P181">$temporalRuta = “<text:a xlink:type="simple" xlink:href="../../../../WINDOWS/Temp" text:style-name="Internet_20_link" text:visited-style-name="Visited_20_Internet_20_Link">C:/WINDOWS/Temp</text:a>”;</text:p>
            <text:p text:style-name="P181"/>
            <text:p text:style-name="P181">//OC genera un archivo temporal</text:p>
            <text:p text:style-name="P181">$temporalArchivo = “temporal”;</text:p>
            <text:p text:style-name="P181"/>
            <text:p text:style-name="P181">//Unimos las dos variables anteriores en una sola variables</text:p>
            <text:p text:style-name="P181">$temporal = $temporalRuta . $temporalArchivo;</text:p>
            <text:p text:style-name="P181"/>
            <text:p text:style-name="P181">//Copiamos el archivo cuyo tipo MIME se quiere averiguar</text:p>
            <text:p text:style-name="P181">$rc = copy($archivo, $temporal);</text:p>
            <text:p text:style-name="P181">if(! $fc){</text:p>
            <text:p text:style-name="P181"><text:s text:c="3"/>print '&lt;p&gt;Error copiando $archivo Compruebe su configuración&lt;/p&gt;&lt;br /&gt;\n';</text:p>
            <text:p text:style-name="P181"><text:s text:c="3"/>exit();</text:p>
            <text:p text:style-name="P181">}</text:p>
            <text:p text:style-name="P181"/>
            <text:p text:style-name="P181"/>
            <text:p text:style-name="P181"/>
            <text:p text:style-name="P181"/>
            <text:p text:style-name="P181"><text:soft-page-break/>//<text:span text:style-name="T15">El código siguiente está basado en OC/lib/helper.php</text:span></text:p>
            <text:p text:style-name="P182">if(function_exists(“finfo_open”)&amp;&amp;function_exists(“finfo_file”)&amp;&amp; $finfo_open(FILEINFO_MIME)){</text:p>
            <text:p text:style-name="P182"><text:s text:c="3"/>$info = strrolower(finfo_file($finfo, $temporal));</text:p>
            <text:p text:style-name="P182"><text:s text:c="3"/>if($info){</text:p>
            <text:p text:style-name="P182"><text:s text:c="6"/>$timeType = substr($info, 0, strpos($info, ';'));</text:p>
            <text:p text:style-name="P182"><text:s text:c="6"/>print “&lt;p&gt;El tipo MIME del archivo $archivo es: $mimeType&lt;/p&gt;&lt;br /&gt;\n”;</text:p>
            <text:p text:style-name="P183"><text:s text:c="3"/>}<text:span text:style-name="T16">else{</text:span></text:p>
            <text:p text:style-name="P183"><text:s text:c="6"/><text:span text:style-name="T16">print “&lt;p&gt;No se ha obtenido información sobre el tipo del archivo&lt;/p&gt;&lt;br /&gt;\n”;</text:span></text:p>
            <text:p text:style-name="P184"><text:s text:c="3"/>}</text:p>
            <text:p text:style-name="P182"><text:s text:c="3"/><text:span text:style-name="T16">finfo_close($finfo);</text:span></text:p>
            <text:p text:style-name="P183">}<text:span text:style-name="T16">else{</text:span></text:p>
            <text:p text:style-name="P183"><text:s text:c="3"/><text:span text:style-name="T16">print “&lt;p&gt;La extensión fileinfo no se ha encontrado. Compruebe su</text:span></text:p>
            <text:p text:style-name="P184"><text:s text:c="3"/>configuración&lt;/p&gt;”;</text:p>
            <text:p text:style-name="P184">}</text:p>
            <text:p text:style-name="P180">?&gt;</text:p>
          </table:table-cell>
        </table:table-row>
      </table:table>
      <text:p text:style-name="P30"/>
      <text:p text:style-name="P30"/>
      <text:p text:style-name="P30"/>
      <text:p text:style-name="P30">La latitud y longitud predeterminas corresponden a la ciudad de Jerusalén. Si de quieren asignar los valores correspondientes a la ciudad de Madrid, habría que cambiarlos:</text:p>
      <text:p text:style-name="P30"/>
      <table:table table:name="Tabla3" table:style-name="Tabla3">
        <table:table-column table:style-name="Tabla3.A"/>
        <table:table-row>
          <table:table-cell table:style-name="Tabla3.A1" office:value-type="string">
            <text:p text:style-name="P120">; 2015-02-03. Barto. He cambiado la latitud a Madrid: 40 25 02 N = 40.40.4173</text:p>
            <text:p text:style-name="P120">; <text:a xlink:type="simple" xlink:href="http://www.php.net/date.default-latitude" text:style-name="Internet_20_link" text:visited-style-name="Visited_20_Internet_20_Link">http://www.php.net/date.default-latitude</text:a></text:p>
            <text:p text:style-name="P120">; date.default_latitude = 31.7667</text:p>
            <text:p text:style-name="P120">date.default_latitude = 40.4173</text:p>
            <text:p text:style-name="P120"/>
            <text:p text:style-name="P120">; 2015-02-03. Barto. He cambiado la longitud al Madrid: 3 42 22 W = -3.7163</text:p>
            <text:p text:style-name="P120">; <text:a xlink:type="simple" xlink:href="http://www.php.net/date.default-longitude" text:style-name="Internet_20_link" text:visited-style-name="Visited_20_Internet_20_Link">http://www.php.net/date.default-longitude</text:a></text:p>
            <text:p text:style-name="P120">; date.default_langitude = 35.2333</text:p>
            <text:p text:style-name="P120">date.default_longitude = -3.7063</text:p>
            <text:p text:style-name="P120"/>
            <text:p text:style-name="P120">; <text:a xlink:type="simple" xlink:href="http://www.php.net/date.sunset-zenith" text:style-name="Internet_20_link" text:visited-style-name="Visited_20_Internet_20_Link">http://www.php.net/date.sunset-zenith</text:a></text:p>
            <text:p text:style-name="P120">; date.sunset-zenith = 90.583333</text:p>
            <text:p text:style-name="P120"/>
            <text:p text:style-name="P124">; http://www.php.net/date.sunset-zenith</text:p>
            <text:p text:style-name="P120">; date.<text:span text:style-name="T12">sunset zenith = 90.583333</text:span></text:p>
          </table:table-cell>
        </table:table-row>
      </table:table>
      <text:p text:style-name="P23"/>
      <text:p text:style-name="P23"/>
      <text:p text:style-name="P23"/>
      <text:p text:style-name="P23"/>
      <text:p text:style-name="P10"><text:soft-page-break/>Continuando con la conexión a una base de datos MySQL:</text:p>
      <table:table table:name="Tabla6" table:style-name="Tabla6">
        <table:table-column table:style-name="Tabla6.A"/>
        <table:table-row table:style-name="Tabla6.1">
          <table:table-cell table:style-name="Tabla6.A1" office:value-type="string">
            <text:p text:style-name="P120">//Función de conecxión con la base de datos MySQL</text:p>
            <text:p text:style-name="P123">function conectaDb(){</text:p>
            <text:p text:style-name="P123"><text:s text:c="3"/>try{</text:p>
            <text:p text:style-name="P123"><text:s text:c="6"/>$db = new PDO(“mysql:host=localhost”, “root”, “”);</text:p>
            <text:p text:style-name="P123"><text:s text:c="6"/>$db-&gt;setAttribute(PDO::MYSQL_ATTR_USE_BUFFRED_QUERY, true);</text:p>
            <text:p text:style-name="P123"><text:s text:c="6"/>return($db);</text:p>
            <text:p text:style-name="P123"><text:s text:c="3"/>}catch(PDOException $e){</text:p>
            <text:p text:style-name="P123"><text:s text:c="7"/>cabecera(“Error grave”);</text:p>
            <text:p text:style-name="P123"><text:s text:c="7"/>print”&lt;p&gt;Error: no se puede conectar con la base de datos&lt;/p&gt;&lt;br /&gt;\n”;</text:p>
            <text:p text:style-name="P123"><text:s text:c="7"/>//<text:span text:style-name="T17">print “&lt;p&gt;Error: “ . $e-&gt;getMessage() . “&lt;/p&gt;&lt;br /&gt;\n”;</text:span></text:p>
            <text:p text:style-name="P123"><text:s text:c="6"/><text:span text:style-name="T17">pie();</text:span></text:p>
            <text:p text:style-name="P123"><text:s text:c="6"/><text:span text:style-name="T17">exit();</text:span></text:p>
            <text:p text:style-name="P123"><text:s text:c="3"/>}</text:p>
            <text:p text:style-name="P123">}</text:p>
            <text:p text:style-name="P123"/>
            <text:p text:style-name="P123">/*</text:p>
            <text:p text:style-name="P123"><text:s text:c="3"/><text:span text:style-name="T17">Ejemplo de uso de la función anteriores</text:span></text:p>
            <text:p text:style-name="P123"><text:s text:c="3"/><text:span text:style-name="T17">La conexión se debe realizar en cada página que acceda a la base de datos</text:span></text:p>
            <text:p text:style-name="P123">*/</text:p>
            <text:p text:style-name="P126">$db = conectaDb();</text:p>
          </table:table-cell>
        </table:table-row>
      </table:table>
      <text:p text:style-name="P33"/>
      <text:p text:style-name="P33"/>
      <text:p text:style-name="P33"/>
      <text:p text:style-name="P11">Conexión con SQLite</text:p>
      <text:p text:style-name="P34">En SQLite, no se hace una conexión a un servidor, sino que simplemente se indica el archivo que va a contener la base de datos. En SQLite no hay un servidor que gestiona todas las bases de datos, sino que cada una es un archivo independiente (que obligatoriamente, debe estar en su directorio y en su servidor web, con permisos de lectura y escritura).</text:p>
      <text:p text:style-name="P11">Para poder utilizar SQLite mediante PDO, debe estar activada la extensión php_pdo_sqlite en el archivo de configuración php.ini</text:p>
      <text:p text:style-name="P11"/>
      <table:table table:name="Tabla7" table:style-name="Tabla7">
        <table:table-column table:style-name="Tabla7.A"/>
        <table:table-row>
          <table:table-cell table:style-name="Tabla7.A1" office:value-type="string">
            <text:p text:style-name="P125">//Función de conexión con la base de datos SQLite</text:p>
            <text:p text:style-name="P126">function conectaDb();{</text:p>
            <text:p text:style-name="P126"><text:s text:c="3"/>try{</text:p>
            <text:p text:style-name="P126"><text:s text:c="6"/>$db = new PDO(“sqlite:/tmp/mclibre_baseDeDatos.sqlite”);</text:p>
            <text:p text:style-name="P126"><text:s text:c="6"/>return($db);</text:p>
            <text:p text:style-name="P126"><text:s text:c="3"/>}catch(PDOException $e){</text:p>
            <text:p text:style-name="P126"><text:s text:c="6"/>cabecera(“Error grave”);</text:p>
            <text:p text:style-name="P126"><text:s text:c="6"/>print “<text:span text:style-name="T18">&lt;p&gt;Error: No se puede conectar con la base de datos&lt;/p&gt;&lt;br /&gt;\n</text:span>”;</text:p>
            <text:p text:style-name="P127"><text:s text:c="6"/>print “<text:span text:style-name="T18">&lt;p&gt;Error: “ . $e-&gt;getMessage() . “&lt;/p&gt;&lt;br /&gt;\n</text:span>”;</text:p>
            <text:p text:style-name="P127"><text:soft-page-break/><text:s text:c="6"/><text:span text:style-name="T19">pie();</text:span></text:p>
            <text:p text:style-name="P127"><text:s text:c="6"/><text:span text:style-name="T19">exit();</text:span></text:p>
            <text:p text:style-name="P126"><text:s text:c="3"/>}</text:p>
            <text:p text:style-name="P126">}</text:p>
            <text:p text:style-name="P126">/*</text:p>
            <text:p text:style-name="P126"><text:s/><text:span text:style-name="T20">Ejemplo de uso de la función anteriores</text:span></text:p>
            <text:p text:style-name="P129"><text:s/>La consecxión se debe realizar en cada página que acceda a la base de datos</text:p>
            <text:p text:style-name="P126">*/</text:p>
            <text:p text:style-name="P129">$db = conectaDb();</text:p>
          </table:table-cell>
        </table:table-row>
      </table:table>
      <text:p text:style-name="P34"/>
      <text:p text:style-name="P59">* <text:span text:style-name="T20">Nota: Para que los ejercicios puedan funcionar es necesario que los archivos sean guardados en el directorio /tmp/mclibre. Por lo que es necesario crearlo o cambiarlo a otro.</text:span></text:p>
      <text:p text:style-name="P34"/>
      <text:p text:style-name="P34"/>
      <text:p text:style-name="P34"/>
      <text:p text:style-name="P35">Conexión configurable</text:p>
      <text:p text:style-name="P35">Si se incluyen ambas conexiones en el mismo programa, cada usuario podrá elegir la base de datos que más le convenga a cada caso.</text:p>
      <text:p text:style-name="P35">En los ejercicios de este curso se propone organizarlo de manera que puedan trabajar tanto con SQLite como con MySQL.</text:p>
      <text:p text:style-name="P35">Para ello se crearán dos bibliotecas, una dedicada a MySQL y otra a SQLite, que contengan las funciones específicas de cada base de datos. Además habrá una biblioteca general en la que se pueda seleccionar la biblioteca a utilizar. Así, cada página llamará a la biblioteca general y a su vez, esta llamará a la biblioteca específica.</text:p>
      <text:p text:style-name="P35">Por ejemplo, para le caso de la función de conexión, el resultado sería:</text:p>
      <text:p text:style-name="P35"/>
      <text:list xml:id="list2102110237376315930" text:style-name="L2">
        <text:list-item>
          <text:p text:style-name="P222">en cualquier fichero que quiera conectar con la base de datos se llamaría a la biblioteca general y se llamaría a la función genérica conectaDb()</text:p>
        </text:list-item>
      </text:list>
      <table:table table:name="Tabla8" table:style-name="Tabla8">
        <table:table-column table:style-name="Tabla8.A"/>
        <table:table-row>
          <table:table-cell table:style-name="Tabla8.A1" office:value-type="string">
            <text:p text:style-name="P128">/*</text:p>
            <text:p text:style-name="P128"><text:s/>Ejemplo de uso de conexión configurable</text:p>
            <text:p text:style-name="P128"><text:s/><text:span text:style-name="T21">La conexión se debe realizar en cada página que acceda a la base de datos</text:span></text:p>
            <text:p text:style-name="P130">*/</text:p>
            <text:p text:style-name="P130"/>
            <text:p text:style-name="P132">require_once 'biblioteca.php';</text:p>
            <text:p text:style-name="P132">$db = conectaDb();</text:p>
          </table:table-cell>
        </table:table-row>
      </table:table>
      <text:p text:style-name="P36"/>
      <text:p text:style-name="P36"/>
      <text:p text:style-name="P36"/>
      <text:p text:style-name="P36"/>
      <text:p text:style-name="P36"/>
      <text:p text:style-name="P36"/>
      <text:list xml:id="list194242581174508" text:continue-numbering="true" text:style-name="L2">
        <text:list-item>
          <text:p text:style-name="P222"><text:soft-page-break/>biblioteca.php en ella se selecciona la biblioteca específica a cargar</text:p>
        </text:list-item>
      </text:list>
      <table:table table:name="Tabla9" table:style-name="Tabla9">
        <table:table-column table:style-name="Tabla9.A"/>
        <table:table-row>
          <table:table-cell table:style-name="Tabla9.A1" office:value-type="string">
            <text:p text:style-name="P131">//biblioteca.php</text:p>
            <text:p text:style-name="P132">define(“MYSQL”, “MySQL”); //Base de datos para MySQL</text:p>
            <text:p text:style-name="P132">define(“SQLITE”, “SQLite”); //Base de datos para SQLite</text:p>
            <text:p text:style-name="P132"/>
            <text:p text:style-name="P132">$dbMotor = SQLite;</text:p>
            <text:p text:style-name="P132"/>
            <text:p text:style-name="P132">if($dbMotor == MYSQL){</text:p>
            <text:p text:style-name="P132"><text:s text:c="3"/>require_once “biblioteca_mysql.php”;</text:p>
            <text:p text:style-name="P132">}else($dbMotor == SQLITE){</text:p>
            <text:p text:style-name="P132"><text:s text:c="3"/>require_once “biblioteca_sqlite.php”;</text:p>
            <text:p text:style-name="P132">}</text:p>
          </table:table-cell>
        </table:table-row>
      </table:table>
      <text:p text:style-name="P36"/>
      <text:list xml:id="list194242585153930" text:continue-numbering="true" text:style-name="L2">
        <text:list-item>
          <text:p text:style-name="P223">biblioteca_mysql.php contiene la definición de la función conectaDb() específica para trabajar con MySQL.</text:p>
        </text:list-item>
      </text:list>
      <table:table table:name="Tabla10" table:style-name="Tabla10">
        <table:table-column table:style-name="Tabla10.A"/>
        <table:table-row>
          <table:table-cell table:style-name="Tabla10.A1" office:value-type="string">
            <text:p text:style-name="P131">//Fichero biblioteca.mysql.php</text:p>
            <text:p text:style-name="P133">function conectaDb(){</text:p>
            <text:p text:style-name="P133"><text:s text:c="3"/>try{ //<text:span text:style-name="T22">ATTR viene de Attribute Run Time</text:span></text:p>
            <text:p text:style-name="P133"><text:s text:c="6"/>$db = new PDO(MYSQL_HOST, MYSQL_USUARIO, MYSQL_PASSWORD);</text:p>
            <text:p text:style-name="P133"><text:s text:c="6"/>$db-&gt;setAttribute(PDO::MYSQL_ATTR_USE_BUFFERED_QUERY, true);</text:p>
            <text:p text:style-name="P133"><text:s text:c="6"/><text:span text:style-name="T23">return($db);</text:span></text:p>
            <text:p text:style-name="P134"><text:s text:c="3"/>}<text:span text:style-name="T23">catch(PDOException $e){</text:span></text:p>
            <text:p text:style-name="P134"><text:s text:c="6"/><text:span text:style-name="T23">cabecera(“Error grave”, MENU_PRINCIPAL);</text:span></text:p>
            <text:p text:style-name="P134"><text:s text:c="6"/><text:span text:style-name="T24">print “&lt;p&gt;Error: no puede conectar con la base de datos&lt;/p&gt;&lt;br /&gt;\n”;</text:span></text:p>
            <text:p text:style-name="P134"><text:s text:c="6"/><text:span text:style-name="T24">print “&lt;p&gt;Error: “ . $e-&gt;getMessage() . “&lt;/p&gt;&lt;br /&gt;\n”;</text:span></text:p>
            <text:p text:style-name="P134"><text:s text:c="6"/><text:span text:style-name="T25">pie();</text:span></text:p>
            <text:p text:style-name="P134"><text:s text:c="6"/><text:span text:style-name="T25">exit();</text:span></text:p>
            <text:p text:style-name="P139"><text:s text:c="3"/>}</text:p>
            <text:p text:style-name="P133">}</text:p>
          </table:table-cell>
        </table:table-row>
      </table:table>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list xml:id="list194242598155068" text:continue-numbering="true" text:style-name="L2">
        <text:list-item>
          <text:p text:style-name="P224"><text:soft-page-break/>biblioteca_sqlite.php contiene la definición de la función conectaDb() específica para trabajar con SQLite</text:p>
        </text:list-item>
      </text:list>
      <table:table table:name="Tabla11" table:style-name="Tabla11">
        <table:table-column table:style-name="Tabla11.A"/>
        <table:table-row>
          <table:table-cell table:style-name="Tabla11.A1" office:value-type="string">
            <text:p text:style-name="P135">//biblioteca_sqlite.php</text:p>
            <text:p text:style-name="P137">function conectaDb(){</text:p>
            <text:p text:style-name="P137"><text:s text:c="3"/>global $dbDb;</text:p>
            <text:p text:style-name="P137"><text:s text:c="3"/>try(){</text:p>
            <text:p text:style-name="P137"><text:s text:c="6"/>$db = new PDO('sqlite: ' . $dbDb);</text:p>
            <text:p text:style-name="P137"><text:s text:c="6"/>return($db);</text:p>
            <text:p text:style-name="P137"><text:s text:c="3"/>}catch(PDOException $e){</text:p>
            <text:p text:style-name="P137"><text:s text:c="6"/>cabecera(“Error grave”, MENU_PRINCIPAL);</text:p>
            <text:p text:style-name="P137"><text:s text:c="6"/>print “&lt;p&gt;Error: No se puede conectar con la base de datos&lt;/p&gt;&lt;br /&gt;\n”;</text:p>
            <text:p text:style-name="P137"><text:s text:c="6"/>print “&lt;p&gt;Error: ” . $e-&gt;getMessage() . “&lt;/p&gt;&lt;br /&gt;\n”;</text:p>
            <text:p text:style-name="P137"><text:s text:c="6"/>pie();</text:p>
            <text:p text:style-name="P137"><text:s text:c="6"/>exit();</text:p>
            <text:p text:style-name="P137"><text:s text:c="6"/>}</text:p>
            <text:p text:style-name="P137">}</text:p>
          </table:table-cell>
        </table:table-row>
      </table:table>
      <text:p text:style-name="P38"/>
      <text:p text:style-name="P90"/>
      <text:p text:style-name="P38"/>
      <text:p text:style-name="P12">Desconexión de la base de datos</text:p>
      <text:p text:style-name="P39">Para desconectar con la base de datos hay que destruir el objeto PDO. Si no se destruyese, PHP lo destruirá al terminar la página.</text:p>
      <table:table table:name="Tabla12" table:style-name="Tabla12">
        <table:table-column table:style-name="Tabla12.A"/>
        <table:table-row>
          <table:table-cell table:style-name="Tabla12.A1" office:value-type="string">
            <text:p text:style-name="P138">$db = null;</text:p>
          </table:table-cell>
        </table:table-row>
      </table:table>
      <text:p text:style-name="P39"/>
      <text:p text:style-name="P39"/>
      <text:p text:style-name="P39"/>
      <text:p text:style-name="P13">Consultar la base de datos</text:p>
      <text:p text:style-name="P39">Una vez realizada la conexión a la base de datos, las operaciones se realizan a través de consultas.</text:p>
      <text:p text:style-name="P39">El método para efectuar consultas es <text:span text:style-name="T2">PDO-&gt;query($variableConsulta)</text:span> que devuelve el resultado de la consulta. Dependiendo del tipo de consulta, el dato devuelto debe tratarse de forma distinta.</text:p>
      <text:list xml:id="list2743018090792849220" text:style-name="L3">
        <text:list-item>
          <text:p text:style-name="P225">Si es una consulta que no devuelve registros, sino que simplemente realiza una acción que puede tener éxito, o no (como por ejemplo insertar un registro); el método devuelve true o false. En este caso <text:span text:style-name="T2">no</text:span> es necesario guardar el resultado de la consulta en ninguna variable, pero se puede utilizar para “sacar” un mensaje diciendo que todo ha ido bien, o que todo ha ido mal.</text:p>
        </text:list-item>
      </text:list>
      <table:table table:name="Tabla13" table:style-name="Tabla13">
        <table:table-column table:style-name="Tabla13.A"/>
        <text:soft-page-break/>
        <table:table-row table:style-name="Tabla13.1">
          <table:table-cell table:style-name="Tabla13.A1" office:value-type="string">
            <text:p text:style-name="P136">//<text:span text:style-name="T26">Ejemplo de consulta de inserción de registros</text:span></text:p>
            <text:p text:style-name="P140">require one “biblioteca.php”;</text:p>
            <text:p text:style-name="P140">$db = conectaDb();</text:p>
            <text:p text:style-name="P140">$consulta = “INSERT INTO $dbTabla</text:p>
            <text:p text:style-name="P140"><text:s text:c="6"/>(nombre, apellidos)</text:p>
            <text:p text:style-name="P140"><text:s text:c="6"/>VALUES(“$nombre”, “$apellidos”)”;</text:p>
            <text:p text:style-name="P141"><text:s text:c="3"/><text:span text:style-name="T27">if($db-&gt;query($consulta)){</text:span></text:p>
            <text:p text:style-name="P141"><text:s text:c="6"/><text:span text:style-name="T27">print “&lt;p&gt;Registro creado correctamente&lt;/p&gt;&lt;br /&gt;\n”;</text:span></text:p>
            <text:p text:style-name="P143"><text:s text:c="3"/>}else{</text:p>
            <text:p text:style-name="P141"><text:s text:c="6"/><text:span text:style-name="T27">print “&lt;p&gt;Error al crear el registro&lt;/p&gt;&lt;br /&gt;\n”;</text:span></text:p>
            <text:p text:style-name="P143"><text:s text:c="3"/>}</text:p>
            <text:p text:style-name="P143">$db = null;</text:p>
          </table:table-cell>
        </table:table-row>
      </table:table>
      <text:p text:style-name="P39"/>
      <text:p text:style-name="P39"/>
      <text:p text:style-name="P39"/>
      <text:p text:style-name="P39"/>
      <text:p text:style-name="P40">Pero si la consulta devuelve registros, el método devuelve los registros correspondientes o false. En ese caso sí que es conveniente guardar lo que devuelve el método en una variable para procesarla posteriormente.</text:p>
      <text:p text:style-name="P40"/>
      <text:p text:style-name="P60">* Recurso; un valor de tipo resource es una variable especial, que contiene una referencia a un recurso externo. Los recursos son creados y utilizados por funciones especiales (como <text:span text:style-name="T2">get_resource_type()</text:span>).</text:p>
      <text:p text:style-name="P60"/>
      <text:p text:style-name="P42">Para obtener el tipo de recurso dado:</text:p>
      <table:table table:name="Tabla14" table:style-name="Tabla14">
        <table:table-column table:style-name="Tabla14.A"/>
        <table:table-row>
          <table:table-cell table:style-name="Tabla14.A1" office:value-type="string">
            <text:p text:style-name="P144">string get_resource_type(resource $handle)</text:p>
          </table:table-cell>
        </table:table-row>
      </table:table>
      <text:p text:style-name="P42"/>
      <text:p text:style-name="P41">Si contiene registros, la variable es de un tipo especial llamado <text:span text:style-name="T2">recurso</text:span> al que no se puede acceder directamente, pero que se puede recorrer con un bucle foreach().</text:p>
      <table:table table:name="Tabla15" table:style-name="Tabla15">
        <table:table-column table:style-name="Tabla15.A"/>
        <table:table-row>
          <table:table-cell table:style-name="Tabla15.A1" office:value-type="string">
            <text:p text:style-name="P142">//<text:span text:style-name="T28">Ejemplo de consulta de selección de registros</text:span></text:p>
            <text:p text:style-name="P146">require_one “biblioteca.php”;</text:p>
            <text:p text:style-name="P146">$db = conectaDb();</text:p>
            <text:p text:style-name="P146">$consulta = “SELECT * FROM $dbTabla”;</text:p>
            <text:p text:style-name="P146">$result = $db-&gt;query($consulta);</text:p>
            <text:p text:style-name="P146"><text:s text:c="3"/>if(!$result){</text:p>
            <text:p text:style-name="P146"><text:s text:c="6"/>print “&lt;p&gt;Error en la consulta&lt;/p&gt;&lt;br /&gt;\n”;</text:p>
            <text:p text:style-name="P146"><text:s text:c="3"/>}else{</text:p>
            <text:p text:style-name="P146"><text:s text:c="6"/>foreach($result as $valor){</text:p>
            <text:p text:style-name="P146"><text:s text:c="9"/>print “&lt;p&gt;$valor[nombre] $valor[apellidos]&lt;/p&gt;&lt;br /&gt;\n”;</text:p>
            <text:p text:style-name="P146"><text:s text:c="6"/>}</text:p>
            <text:p text:style-name="P146"><text:s text:c="3"/>}</text:p>
            <text:p text:style-name="P146">$db = null;</text:p>
          </table:table-cell>
        </table:table-row>
      </table:table>
      <text:p text:style-name="P43"><text:soft-page-break/>En los ejemplos, se define una variable $consulta que contiene la consulta y a continuación se ejecuta la consulta, pero podría estar en una sola:</text:p>
      <table:table table:name="Tabla16" table:style-name="Tabla16">
        <table:table-column table:style-name="Tabla16.A"/>
        <table:table-row>
          <table:table-cell table:style-name="Tabla16.A1" office:value-type="string">
            <text:p text:style-name="P145">//En dos líneas</text:p>
            <text:p text:style-name="P146">$consulta = “SELECT * FROM $dbTabla”;</text:p>
            <text:p text:style-name="P146">$result = $db-&gt;query($consulta);</text:p>
            <text:p text:style-name="P146"/>
            <text:p text:style-name="P146">//En una sola línea</text:p>
            <text:p text:style-name="P146">$result = $db-&gt;query(“SELECT * FROM dbTabla”);</text:p>
          </table:table-cell>
        </table:table-row>
      </table:table>
      <text:p text:style-name="P43"/>
      <text:p text:style-name="P45">Se recomienda utilizar la primera versión, que permite, por ejemplo, imprimir la consulta mientras se está programando para comprobar que no tiene errores:</text:p>
      <table:table table:name="Tabla17" table:style-name="Tabla17">
        <table:table-column table:style-name="Tabla17.A"/>
        <table:table-row>
          <table:table-cell table:style-name="Tabla17.A1" office:value-type="string">
            <text:p text:style-name="P147">$consulta = “SELECT * FROM $dbTabla”;</text:p>
            <text:p text:style-name="P147">print “&lt;p&gt;Consulta: $consulta&lt;/p&gt;&lt;br /&gt;\n”;</text:p>
            <text:p text:style-name="P147">$result = “db-&gt;query($consulta);</text:p>
          </table:table-cell>
        </table:table-row>
      </table:table>
      <text:p text:style-name="P45"/>
      <text:p text:style-name="P14">Seguridad en las consultas: consultas preparadas</text:p>
      <text:p text:style-name="P46">Para evitar ataques de inyección de código SQL, se recomienda el uso de <text:span text:style-name="T2">sentencias preparadas</text:span>, el las que PHP se encarga de “desinfectar” los datos (si es necesario). En general, cualquier consulta que incluya datos introducidos por el usuario debe realizarse mediante consultas preparadas.</text:p>
      <text:p text:style-name="P46"/>
      <text:p text:style-name="P84">Consultas preparadas</text:p>
      <text:p text:style-name="P76"><text:span text:style-name="T38">1º </text:span>Para efectuar consultas primero hay que preparar la consulta con</text:p>
      <text:p text:style-name="P84">PDO-&gt;prepare($consulta)</text:p>
      <text:p text:style-name="P84"><text:span text:style-name="T35">//PDO::prepare Prepara una sentencia para su ejecución y devuelve un </text:span><text:span text:style-name="T36">objeto sentencia. </text:span><text:span text:style-name="T37">Pertenece al método PDOStatement</text:span></text:p>
      <text:p text:style-name="P83">PDO::prepare(string $statement [, array $driver_options = array()])</text:p>
      <text:p text:style-name="P83">El cual devuelve un array.</text:p>
      <text:p text:style-name="P73"/>
      <text:p text:style-name="P76"><text:span text:style-name="T38">2º </text:span>y después ejecutarla con</text:p>
      <text:p text:style-name="P84">PDO-&gt;execute(array(parámetros));</text:p>
      <text:p text:style-name="P83"><text:span text:style-name="T35">Pertenece al método </text:span>PDOStatement::execute <text:span text:style-name="T35">el cual ejecuta una sentencia preparada.</text:span></text:p>
      <text:p text:style-name="P74">Public bool PDOStatement::execute([array $input_parameters])</text:p>
      <text:p text:style-name="P74">Si esta sentencia incluye marcadores de parámetros se debe llamar a</text:p>
      <text:p text:style-name="P83">PDOStatement::bindParam()</text:p>
      <table:table table:name="Table1" table:style-name="Table1">
        <table:table-column table:style-name="Table1.A"/>
        <table:table-row>
          <table:table-cell table:style-name="Table1.A1" office:value-type="string">
            <text:p text:style-name="P158">//<text:span text:style-name="T38">Consulta preparada</text:span></text:p>
            <text:p text:style-name="P158"><text:s text:c="3"/><text:span text:style-name="T38">$consulta = “SELECT * FROM $dbTabla”;</text:span></text:p>
            <text:p text:style-name="P158"><text:s text:c="3"/><text:span text:style-name="T38">$result = $db-&gt;prepare($consulta);</text:span></text:p>
            <text:p text:style-name="P158"><text:s text:c="3"/><text:span text:style-name="T38">$result-&gt;execute();</text:span></text:p>
          </table:table-cell>
        </table:table-row>
      </table:table>
      <text:p text:style-name="P76"/>
      <text:p text:style-name="P76"/>
      <text:p text:style-name="P76"/>
      <text:p text:style-name="P75"><text:soft-page-break/>Dependiendo del tipo de consulta el dato debe tratarse de formas distintas, como se ha explicado en el apartado anterior.</text:p>
      <text:p text:style-name="P50">Si la consulta incluye datos introducidos por el usuario, los datos pueden incluirse directamente en la consulta, pero en ese caso, PHP no realiza ninguna “desinfección” de los datos, por lo que estaríamos corriendo riesgos de ataques:</text:p>
      <table:table table:name="Table2" table:style-name="Table2">
        <table:table-column table:style-name="Table2.A"/>
        <table:table-row>
          <table:table-cell table:style-name="Table2.A1" office:value-type="string">
            <text:p text:style-name="P112">$nombre =$_REQUEST[“nombre”];</text:p>
            <text:p text:style-name="P112">$apellidos = $_REQUEST[“apellidos”];</text:p>
            <text:p text:style-name="P112"/>
            <text:p text:style-name="P113">$consulta = “SELECT COUNT (*) FROM $dbTabla WHERE nombre = $nombre AND apellidos = $apellidos”; <text:s/><text:span text:style-name="T39">//</text:span><text:span text:style-name="T40">Desaconsejado: PHP no desinfecta los datos</text:span></text:p>
            <text:p text:style-name="P113"/>
            <text:p text:style-name="P113">$result = $db-&gt;prepare($consulta);</text:p>
            <text:p text:style-name="P113">$result-&gt;execute();</text:p>
            <text:p text:style-name="P113">if(){</text:p>
            <text:p text:style-name="P113"><text:s text:c="3"/>print “&lt;p&gt;Error en la consulta.&lt;/p&gt;&lt;br /&gt;\n”;</text:p>
            <text:p text:style-name="P214"><text:s text:c="3"/>.</text:p>
            <text:p text:style-name="P218"><text:s text:c="3"/>.</text:p>
            <text:p text:style-name="P214"><text:s text:c="3"/>.</text:p>
          </table:table-cell>
        </table:table-row>
      </table:table>
      <text:p text:style-name="P50"/>
      <text:p text:style-name="P47">Para que PHP desinfecte los resultados, estos deben enviarse al ejecutar la consulta, no al prepararla. Para ello es necesario indicar en la consulta la posición de los datos. <text:span text:style-name="T2">Esto se puede hacer de dos maneras, mediante parámetros o mediante interrogantes </text:span>(esto lo explicó en clase el último día), <text:span text:style-name="T2">aunque se aconseja la utilización de parámetros.</text:span></text:p>
      <text:list xml:id="list1351246508407408420" text:style-name="L4">
        <text:list-item>
          <text:p text:style-name="P226">Mediante parámetros:</text:p>
          <text:p text:style-name="P226">En este caso la matriz debe incluir los nombres de los parámetros y los valores que sustituyen a los parámetros (el orden no es importante), como muestra el siguiente ejemplo.</text:p>
        </text:list-item>
      </text:list>
      <table:table table:name="Table3" table:style-name="Table3">
        <table:table-column table:style-name="Table3.A"/>
        <table:table-row>
          <table:table-cell table:style-name="Table3.A1" office:value-type="string">
            <text:p text:style-name="P161">$nombre = $_REQUEST[“nombre”];</text:p>
            <text:p text:style-name="P161">$apellidos = $_REQUEST[“apellidos”];</text:p>
            <text:p text:style-name="P161"/>
            <text:p text:style-name="P161">$consulta = “SELECT COUNT(*) FROM $dbTabla</text:p>
            <text:p text:style-name="P161">WHERE nombre=:nombre</text:p>
            <text:p text:style-name="P161">AND apellidos=:apellidos”;</text:p>
            <text:p text:style-name="P161">$result = $db-&gt;prepare($consulta);</text:p>
            <text:p text:style-name="P161">$result-&gt;execute(array(“:nombre” =&gt; $nombre, “:apellidos” =&gt; $apellidos));</text:p>
            <text:p text:style-name="P161">if(!$result){</text:p>
            <text:p text:style-name="P161"><text:s text:c="3"/>print “&lt;p&gt;Error en la consulta.&lt;/p&gt;&lt;br /&gt;\n”;</text:p>
            <text:p text:style-name="P215"><text:s text:c="3"/>. . .</text:p>
          </table:table-cell>
        </table:table-row>
      </table:table>
      <text:p text:style-name="P15">Mediante interrogantes (?)</text:p>
      <text:p text:style-name="P48"><text:soft-page-break/><text:span text:style-name="T41">En</text:span> este caso la matriz debe incluir los valores que sustituyen a los interrogantes en el mismo orden en que aparecen en la consulta, como muestra el siguiente ejemplo:</text:p>
      <table:table table:name="Tabla27" table:style-name="Tabla27">
        <table:table-column table:style-name="Tabla27.A"/>
        <table:table-row>
          <table:table-cell table:style-name="Tabla27.A1" office:value-type="string">
            <text:p text:style-name="P159">$nombre = $_REQUEST[“nombre”];</text:p>
            <text:p text:style-name="P159">$apellidos = $_REQUEST[“apellidos”];</text:p>
            <text:p text:style-name="P159"/>
            <text:p text:style-name="P159">$consulta = “SELECT COUNT(*) FROM $ dbTabla WHERE nombre=? AND apellidos=?”;</text:p>
            <text:p text:style-name="P159">$result = $db-&gt;prepare($consulta);</text:p>
            <text:p text:style-name="P159">$result-&gt;execute(array($nombre, $apellidos);</text:p>
            <text:p text:style-name="P159">if(!$result){</text:p>
            <text:p text:style-name="P159"><text:s text:c="3"/>print “&lt;p&gt;Error en la consulta.&lt;/p&gt;&lt;br /&gt;\n”;</text:p>
            <text:p text:style-name="P213"><text:s text:c="3"/>.</text:p>
            <text:p text:style-name="P213"><text:s text:c="3"/>.</text:p>
            <text:p text:style-name="P213"><text:s text:c="3"/>.</text:p>
          </table:table-cell>
        </table:table-row>
      </table:table>
      <text:p text:style-name="P49"/>
      <text:p text:style-name="P49">Aunque no vayan a causar problemas en las consultas, sigue siendo conveniente tratar los datos recibidos para eliminar los espacios en blanco iniciales y finales, tratar los caracteres especiales del HTML, etc...</text:p>
      <text:p text:style-name="P46"/>
      <text:p text:style-name="P46"/>
      <text:p text:style-name="P46"/>
      <text:p text:style-name="P46"><text:a xlink:type="simple" xlink:href="http://www.php.net/manual/es/pdo.prepared-statements.php" text:style-name="Internet_20_link" text:visited-style-name="Visited_20_Internet_20_Link">php.net/manual/es/pdo.prepared-statements.php</text:a></text:p>
      <text:p text:style-name="P62">* Sentencias preparadas y procedimientos almacenados.</text:p>
      <text:p text:style-name="P61">Muchas de las bases de datos (más maduras) admiten el concepto de sentencias preparadas. Estas pueden definirse como un tipo de plantillas compartidas para SQL que las aplicaciones quieren ejecutar, que pueden ser personalizadas usando parámetros de variables. Las sentencias preparadas ofrecen dos grandes beneficios:</text:p>
      <text:list xml:id="list7867606723556105919" text:style-name="L5">
        <text:list-item>
          <text:p text:style-name="P230">La consulta sólo necesita ser analizada (o preparada) una vez, pero puede ser ejecutada múltiples veces con los mismos o diferentes parámetros. Cuando la consulta es preparada la base de datos la analizará, compilará y optimizará su plan para ejecutarla. En consultas complejas puede ralentizarse, especialmente si es necesario repetir la misma consulta varias veces con los mismos parámetros.</text:p>
          <text:p text:style-name="P230">Utilizando una sentencia preparada la aplicación evita repetir el ciclo de análisis/ compilación/ optimización, usando menos recursos.</text:p>
        </text:list-item>
        <text:list-item>
          <text:p text:style-name="P231">Los parámetros para las sentencias <text:span text:style-name="T29">preparadas no necesitan estar entrecomillados; el controlador automáticamente se encargará de esto. Si una aplicación usa exclusivamente sentencias preparadas, el desarrollador puede estar seguro de que no ocurrirán inyecciones SQL (sin embargo, si otras partes de la consulta se construyen con datos de entrada sin escapar, las inyecciones SQL pueden ocurrir).</text:span></text:p>
        </text:list-item>
      </text:list>
      <text:p text:style-name="P77">Inserciones reiteradas utilizando sentencias preparadas</text:p>
      <table:table table:name="Tabla18" table:style-name="Tabla18">
        <table:table-column table:style-name="Tabla18.A"/>
        <text:soft-page-break/>
        <table:table-row>
          <table:table-cell table:style-name="Tabla18.A1" office:value-type="string">
            <text:p text:style-name="P148">&lt;?php</text:p>
            <text:p text:style-name="P148"><text:s text:c="3"/>$sentencia = $gdb-&gt;prepare(“INSERT INTO REGISTRY(name, value) VALUES(:name,</text:p>
            <text:p text:style-name="P148"><text:s text:c="3"/>:value)”);</text:p>
            <text:p text:style-name="P148"><text:s text:c="3"/>$sentencia-&gt;bindParam(':name', '$nombre');</text:p>
            <text:p text:style-name="P148"><text:s text:c="3"/>$sentencia-&gt;bindParam(':value', '$valor');</text:p>
            <text:p text:style-name="P148">//Los dos puntos preferentes son una función de bindParam</text:p>
            <text:p text:style-name="P148"/>
            <text:p text:style-name="P148">//Insert<text:span text:style-name="T30">ar</text:span> una fila</text:p>
            <text:p text:style-name="P148"><text:s text:c="3"/>$nombre = 'uno';</text:p>
            <text:p text:style-name="P148"><text:s text:c="3"/>$valor = 1;</text:p>
            <text:p text:style-name="P148"><text:s text:c="3"/>$sentencia-&gt;execute();</text:p>
            <text:p text:style-name="P148">?&gt;</text:p>
          </table:table-cell>
        </table:table-row>
      </table:table>
      <text:p text:style-name="P65"/>
      <text:p text:style-name="P65"/>
      <text:p text:style-name="P65"/>
      <text:p text:style-name="P78">Inserciones reiteradas utilizando sentencias preparadas</text:p>
      <text:p text:style-name="P67">Este ejemplo realiza dos consultas de tipo INSER sustituyendo nome y value por el parámetro de sustitución ? posicional.</text:p>
      <table:table table:name="Tabla19" table:style-name="Tabla19">
        <table:table-column table:style-name="Tabla19.A"/>
        <table:table-row>
          <table:table-cell table:style-name="Tabla19.A1" office:value-type="string">
            <text:p text:style-name="P149">&lt;?php</text:p>
            <text:p text:style-name="P149"><text:s text:c="3"/>$sentencia = $gdb-&gt;prepare(“INSERT INTO REGISTRY(name, value) VALUES(:name,</text:p>
            <text:p text:style-name="P149"><text:s text:c="3"/>:value)”);</text:p>
            <text:p text:style-name="P149"><text:s text:c="3"/>$sentencia-&gt;bindParam(<text:span text:style-name="T4">1</text:span>, '$nombre');</text:p>
            <text:p text:style-name="P149"><text:s text:c="3"/>$sentencia-&gt;bindParam(<text:span text:style-name="T4">2</text:span>, '$valor');</text:p>
            <text:p text:style-name="P149"/>
            <text:p text:style-name="P150">//Insertar <text:span text:style-name="T30">una fila</text:span></text:p>
            <text:p text:style-name="P150"><text:s text:c="3"/>$nombre = <text:span text:style-name="T2">'</text:span><text:span text:style-name="T5">uno</text:span><text:span text:style-name="T2">'</text:span>;</text:p>
            <text:p text:style-name="P150"><text:s text:c="3"/>$valor = <text:span text:style-name="T5">1</text:span>;</text:p>
            <text:p text:style-name="P149"/>
            <text:p text:style-name="P149">//Insertar <text:span text:style-name="T30">otra fila con diferentes valores</text:span></text:p>
            <text:p text:style-name="P149"><text:s text:c="3"/>$nombre = <text:span text:style-name="T2">'</text:span><text:span text:style-name="T4">dos</text:span><text:span text:style-name="T2">'</text:span>;</text:p>
            <text:p text:style-name="P149"><text:s text:c="3"/>$valor = <text:span text:style-name="T4">2</text:span>;</text:p>
            <text:p text:style-name="P149"><text:s text:c="3"/>$sentencia-&gt;execute();</text:p>
            <text:p text:style-name="P149">?&gt;</text:p>
          </table:table-cell>
        </table:table-row>
      </table:table>
      <text:p text:style-name="P66"/>
      <text:p text:style-name="P82"/>
      <text:p text:style-name="P82"/>
      <text:p text:style-name="P82"/>
      <text:p text:style-name="P82"/>
      <text:p text:style-name="P82"/>
      <text:p text:style-name="P82"/>
      <text:p text:style-name="P82"/>
      <text:p text:style-name="P82">Obtención de datos utilizando sentencias preparadas</text:p>
      <text:p text:style-name="P68"><text:soft-page-break/>Este ejemplo obtiene datos basándose en un valor de clave proporcionado por un formulario.</text:p>
      <text:p text:style-name="P68">Los datos de usuario son automáticamente entrecomillados, con lo cual no hay riesgo de un ataque por inyección SQL.</text:p>
      <table:table table:name="Tabla20" table:style-name="Tabla20">
        <table:table-column table:style-name="Tabla20.A"/>
        <table:table-row>
          <table:table-cell table:style-name="Tabla20.A1" office:value-type="string">
            <text:p text:style-name="P151">&lt;?php</text:p>
            <text:p text:style-name="P151"><text:s text:c="3"/>$sentencia = $gdb-&gt;prepare(“INSERT INTO REGISTRY(name, value) VALUES(:name,</text:p>
            <text:p text:style-name="P151"><text:s text:c="3"/>:value)”);</text:p>
            <text:p text:style-name="P151"><text:s text:c="6"/><text:span text:style-name="T31">if($sentencia-&gt;execute(array($_GET['name']))){</text:span></text:p>
            <text:p text:style-name="P151"><text:s text:c="9"/><text:span text:style-name="T31">while($fila = $sentencia-&gt;fetch()){ // fetch en inglés significa traer o entregar</text:span></text:p>
            <text:p text:style-name="P151"><text:s text:c="12"/><text:span text:style-name="T31">print_r($fila);</text:span></text:p>
            <text:p text:style-name="P151"><text:s text:c="9"/><text:span text:style-name="T31">}</text:span></text:p>
            <text:p text:style-name="P160"><text:s text:c="6"/>}</text:p>
            <text:p text:style-name="P151">?&gt;</text:p>
          </table:table-cell>
        </table:table-row>
      </table:table>
      <text:p text:style-name="P70"/>
      <text:p text:style-name="P69">Si el controlador de la base de datos lo adminte, una aplicación también podría vincular parámetros para la salida y para la entrada de datos. Lo típico es utilizar los parámetros para recuperar valores de procedimiento almacenados. Los parámetros de salida son ligeramente más complejos de usar que los de entrada, de manera que el desarrollador debe saber lo grande que podría ser un parámetro dado cuando se vincula. Si el valor resulta ser más grande que el tamaño que indica, se emitirá un error.</text:p>
      <text:p text:style-name="P69"/>
      <text:p text:style-name="P69"/>
      <text:p text:style-name="P69"/>
      <text:p text:style-name="P79">Llamar a un procedimiento almacenado con un parámetro de salida</text:p>
      <table:table table:name="Tabla21" table:style-name="Tabla21">
        <table:table-column table:style-name="Tabla21.A"/>
        <table:table-row>
          <table:table-cell table:style-name="Tabla21.A1" office:value-type="string">
            <text:p text:style-name="P152">&lt;?php</text:p>
            <text:p text:style-name="P152"><text:s text:c="3"/>$sentencia = $gdb-&gt;prepare(“CALL sp_returns_string(?)”);</text:p>
            <text:p text:style-name="P152">//<text:span text:style-name="T32">En inglés bind significa enlazar</text:span></text:p>
            <text:p text:style-name="P152"><text:s text:c="3"/>$sentencia-&gt;bindParam<text:span text:style-name="T33">(1, $valor_devuelto, PDO::PARAM_STR, 4000);</text:span></text:p>
            <text:p text:style-name="P152"/>
            <text:p text:style-name="P152">//<text:span text:style-name="T33">llamar al procedimiento almacenados</text:span></text:p>
            <text:p text:style-name="P153">$sentencia-&gt;execute();</text:p>
            <text:p text:style-name="P153">print 'El procedimiento devolvió $valor_devuelto\n';</text:p>
            <text:p text:style-name="P153">?&gt;</text:p>
          </table:table-cell>
        </table:table-row>
      </table:table>
      <text:p text:style-name="P69"/>
      <text:p text:style-name="P69"/>
      <text:p text:style-name="P69"/>
      <text:p text:style-name="P69"/>
      <text:p text:style-name="P69"/>
      <text:p text:style-name="P69"/>
      <text:p text:style-name="P69"/>
      <text:p text:style-name="P69"/>
      <text:p text:style-name="P80">Llamar a un procedimiento almacenado con un parámetro de entrada /salida</text:p>
      <table:table table:name="Tabla22" table:style-name="Tabla22">
        <table:table-column table:style-name="Tabla22.A"/>
        <text:soft-page-break/>
        <table:table-row>
          <table:table-cell table:style-name="Tabla22.A1" office:value-type="string">
            <text:p text:style-name="P154"><text:span text:style-name="T34">&lt;</text:span>?<text:span text:style-name="T34">php</text:span></text:p>
            <text:p text:style-name="P154"><text:s text:c="3"/><text:span text:style-name="T34">$sentencia = $gdb-&gt;prepare(“CALL sp_takes_string_returns_string(?)”);</text:span></text:p>
            <text:p text:style-name="P154"><text:s text:c="3"/><text:span text:style-name="T34">$valor = 'hola';</text:span></text:p>
            <text:p text:style-name="P154"><text:s text:c="3"/><text:span text:style-name="T34">$sentencia-&gt;bindParam(1, $valor, PDO::PARAM_STR|PDO::PARAM_INPUT_OUTPUT, 4000);</text:span></text:p>
            <text:p text:style-name="P154"/>
            <text:p text:style-name="P154">//<text:span text:style-name="T34">Lamar al procedimiento almacenado</text:span></text:p>
            <text:p text:style-name="P155"><text:s text:c="3"/>$sentencia-&gt;execute();</text:p>
            <text:p text:style-name="P155"><text:s text:c="3"/>print “procedure returned $valor\n”;</text:p>
            <text:p text:style-name="P154">?<text:span text:style-name="T34">&gt;</text:span></text:p>
          </table:table-cell>
        </table:table-row>
      </table:table>
      <text:p text:style-name="P71"/>
      <text:p text:style-name="P71"/>
      <text:p text:style-name="P71"/>
      <text:p text:style-name="P81">Uso inválido de un parámetro de sustitución</text:p>
      <table:table table:name="Tabla23" table:style-name="Tabla23">
        <table:table-column table:style-name="Tabla23.A"/>
        <table:table-row>
          <table:table-cell table:style-name="Tabla23.A1" office:value-type="string">
            <text:p text:style-name="P157">&lt;?php</text:p>
            <text:p text:style-name="P157"><text:s text:c="3"/>$sentencia = $gdb-&gt;prepare(“SELECT * FROM REGISTRY where name LIKE '%?%'”);</text:p>
            <text:p text:style-name="P157"><text:s text:c="3"/>$sentencia-&gt;execute($_GET['name']);</text:p>
            <text:p text:style-name="P157"/>
            <text:p text:style-name="P157">//Los parámetros de sustitución deben usarse en el lugar del valor completo</text:p>
            <text:p text:style-name="P157"><text:s text:c="3"/>$sentencia = $gdb-&gt;prepare(“SELECT * FROM REGISTRY where name LIKE ?”);</text:p>
            <text:p text:style-name="P157"><text:s text:c="3"/>$sentencia-&gt;execute(array(“%$_GET[name]%”));</text:p>
            <text:p text:style-name="P157">?&gt;</text:p>
          </table:table-cell>
        </table:table-row>
      </table:table>
      <text:p text:style-name="P72"/>
      <text:p text:style-name="P69"/>
      <text:p text:style-name="P44"/>
      <text:p text:style-name="P51">De vuelta a <text:a xlink:type="simple" xlink:href="http://www.mclibre.org/consultar/php/lecciones/php_db_pdo.html#L402" text:style-name="Internet_20_link" text:visited-style-name="Visited_20_Internet_20_Link">www.mclibre.org/consultar/php/lecciones/php_db_pdo.html#L402</text:a></text:p>
      <text:p text:style-name="P51">Restricciones en los parámetros de consultas preparadas</text:p>
      <text:p text:style-name="P51">Debido a que las consultas preparadas se idearon para optimizar el rendimiento de las consultas, el uso de parámetros tiene algunas restricciones. Por ejemplo:</text:p>
      <text:list xml:id="list5316006985276032645" text:style-name="L6">
        <text:list-item>
          <text:p text:style-name="P227">los identificadores (nombres de tablas, nombres de columnas, etc...)</text:p>
        </text:list-item>
        <text:list-item>
          <text:p text:style-name="P228">los dos elementos de una igualdad no pueden sustituirse por parámetros</text:p>
        </text:list-item>
        <text:list-item>
          <text:p text:style-name="P228">en general no pueden utilizarse parámetros en las consultas DDL (nombre y tamaño de los datos)</text:p>
        </text:list-item>
      </text:list>
      <text:p text:style-name="P51"/>
      <text:p text:style-name="P52">Si no podemos usar parámetros, no queda más remedio que incluir los datos en la consulta. Como en ese caso PHP no hace ninguna desinfección de los datos, la tenemos que hacer nosotros, previamente.</text:p>
      <text:p text:style-name="P52">Como en estos casos los valores introducidos por el usuario suelen tener unos valores restringidos. Podemos crear una función de recogida de datos específica que impida cualquier tipo de ataque de inyección por parte del usuario.</text:p>
      <text:p text:style-name="P52">Por ejemplo si el usuario puede elegir una columna de una tabla, los nombres de las columnas están determinadas y el usuario sólo puede elegir uno de ellos.</text:p>
      <table:table table:name="Table4" table:style-name="Table4">
        <table:table-column table:style-name="Table4.A"/>
        <table:table-row>
          <table:table-cell table:style-name="Table4.A1" office:value-type="string">
            <text:p text:style-name="P156">//<text:span text:style-name="T42">Función de recogida de un dato que sólo puede tomar determinados valores</text:span></text:p>
            <text:p text:style-name="P162"><text:soft-page-break/>$campos = array(“nombre”, “apellidos”);</text:p>
            <text:p text:style-name="P162"/>
            <text:p text:style-name="P162">funtion recogeCampo($var, $var2){</text:p>
            <text:p text:style-name="P162"><text:s text:c="3"/>global $campos;</text:p>
            <text:p text:style-name="P162">//Global hace referencia al hambito asociativo no usar fuera de una función</text:p>
            <text:p text:style-name="P162"/>
            <text:p text:style-name="P162"><text:s text:c="3"/>foreach($campos as $campo){</text:p>
            <text:p text:style-name="P162"><text:s text:c="6"/>if(isset($_REQUEST[$var] &amp;&amp; $_REQUEST[$var] == $campo)){</text:p>
            <text:p text:style-name="P162"><text:s text:c="9"/>return $campo;</text:p>
            <text:p text:style-name="P162"><text:s text:c="6"/>}</text:p>
            <text:p text:style-name="P162"><text:s text:c="3"/><text:span text:style-name="T43">}</text:span></text:p>
            <text:p text:style-name="P162"><text:s text:c="3"/><text:span text:style-name="T43">return $var2;</text:span></text:p>
            <text:p text:style-name="P162">}</text:p>
            <text:p text:style-name="P162"/>
            <text:p text:style-name="P162">//<text:span text:style-name="T43">Ejemplo de uso de la función anteriores</text:span></text:p>
            <text:p text:style-name="P163">$campo = recogeCampo(“campo”, “apellidos”);</text:p>
            <text:p text:style-name="P163">$nombre = $_REQUEST[“nombre”];</text:p>
            <text:p text:style-name="P163"/>
            <text:p text:style-name="P163">$consulta = “SELECT * FROM $dbTabla WHERE nombre = :nombre ORDER BY $campo ASD”;</text:p>
            <text:p text:style-name="P163">$result = $db-&gt;prepare($consulta);</text:p>
            <text:p text:style-name="P163">$result-&gt;execute(array(“:nombre” =&gt; $nombre));</text:p>
            <text:p text:style-name="P163">if(!$result){</text:p>
            <text:p text:style-name="P164"><text:s text:c="3"/>print “&lt;p&gt;Error en la consulta.&lt;/p&gt;&lt;br /&gt;\n”;</text:p>
            <text:p text:style-name="P216"><text:s text:c="3"/>.</text:p>
            <text:p text:style-name="P216"><text:s text:c="3"/>.</text:p>
            <text:p text:style-name="P216"><text:s text:c="3"/>.</text:p>
          </table:table-cell>
        </table:table-row>
      </table:table>
      <text:p text:style-name="P52"/>
      <text:p text:style-name="P16">Ejemplo de consultas</text:p>
      <text:p text:style-name="P54">En los ejemplos de este apartado, se han utilizado sentencias preparadas en los casos en los que las consultas incluyen datos proporcionados por el usuario y consultas no preparadas cuando no incluyan datos proporcionados por el usuario. En la mayoría de los casos se podrían haber utilizado sentencias preparadas aunque no haya datos proporcionados por el usuario.</text:p>
      <text:p text:style-name="P54"/>
      <text:p text:style-name="P54"/>
      <text:p text:style-name="P54"/>
      <text:p text:style-name="P54"/>
      <text:p text:style-name="P54"/>
      <text:p text:style-name="P54"/>
      <text:p text:style-name="P16">Consultas CREATE DATABASE, DROP DATABASE, CREATE TABLE</text:p>
      <text:p text:style-name="P54"><text:soft-page-break/>Estas consultas no son iguales en MySQL y SQLite. En los ejercic<text:span text:style-name="T44">i</text:span>os propuestos para que se pueda utilizar una un otra base de datos, <text:span text:style-name="T44">en </text:span>estas consultas se incluye<text:span text:style-name="T44">n</text:span> las bibliotecas específicas.</text:p>
      <text:list xml:id="list8560701243373830974" text:style-name="L7">
        <text:list-item>
          <text:p text:style-name="P229">En el caso de utilizar SQLite, no tiene sentido crear o borrar las bases de datos, ya que con SQLite cada base de datos es un fichero distinto y al conectar con la base de datos ya se dice con qué archivo se va a trabajar y es creada en caso necesario.</text:p>
        </text:list-item>
        <text:list-item>
          <text:p text:style-name="P229">Para crear una tabla, se utiliza la consulta CRATE TABLE. Las consultas de creación de tablas suelen ser específicas de cada base de datos. Los ejemplos no utilizan sentencias preparadas (en caso de usar sentencias preparadas, las variables no podrían ir con parámetros por tratarse de sentencias DLL).</text:p>
        </text:list-item>
      </text:list>
      <text:p text:style-name="P54"/>
      <text:p text:style-name="P54"/>
      <text:p text:style-name="P54"/>
      <text:p text:style-name="P85">Ejemplo de consultas en MySQL <text:s text:c="81"/></text:p>
      <text:p text:style-name="P85"/>
      <text:p text:style-name="P17">Para crear una base de datos, se utiliza la consulta CREATE DATABASE.</text:p>
      <table:table table:name="Table5" table:style-name="Table5">
        <table:table-column table:style-name="Table5.A"/>
        <table:table-row>
          <table:table-cell table:style-name="Table5.A1" office:value-type="string">
            <text:p text:style-name="P165">$consulta = “CRATE DATABASE $dbDb CHARACTER SET latin1 COLLATE latin1_spanish_ci”;</text:p>
            <text:p text:style-name="P165"/>
            <text:p text:style-name="P165">if($db-&gt;query($consulta)){</text:p>
            <text:p text:style-name="P165"><text:s text:c="3"/>print “&lt;p&gt;Base de datos creada correctamente.&lt;/p&gt;&lt;br /&gt;”;</text:p>
            <text:p text:style-name="P165">}else{</text:p>
            <text:p text:style-name="P165"><text:s text:c="3"/>print “&lt;p&gt;Error al crear la base de datos.&lt;/p&gt;&lt;br /&gt;”;</text:p>
            <text:p text:style-name="P165">}</text:p>
          </table:table-cell>
        </table:table-row>
      </table:table>
      <text:p text:style-name="P55"/>
      <text:p text:style-name="P55"/>
      <text:p text:style-name="P55"/>
      <text:p text:style-name="P18">Para borrar una base de datos, se utiliza la consulta DROP DATABASE</text:p>
      <table:table table:name="Table6" table:style-name="Table6">
        <table:table-column table:style-name="Table6.A"/>
        <table:table-row>
          <table:table-cell table:style-name="Table6.A1" office:value-type="string">
            <text:p text:style-name="P166">$consulta = “<text:span text:style-name="T46">DROP</text:span> DATABASE $dbDb”;</text:p>
            <text:p text:style-name="P166"/>
            <text:p text:style-name="P166">if($db-&gt;query($consulta)){</text:p>
            <text:p text:style-name="P166"><text:s text:c="3"/>print “&lt;p&gt;Base de datos <text:span text:style-name="T46">borrada</text:span> correctamente.&lt;/p&gt;&lt;br /&gt;”;</text:p>
            <text:p text:style-name="P166">}else{</text:p>
            <text:p text:style-name="P166"><text:s text:c="3"/>print “&lt;p&gt;Error al <text:span text:style-name="T46">borrar</text:span> la base de datos.&lt;/p&gt;&lt;br /&gt;”;</text:p>
            <text:p text:style-name="P166">}</text:p>
          </table:table-cell>
        </table:table-row>
      </table:table>
      <text:p text:style-name="P19"/>
      <text:p text:style-name="P19"/>
      <text:p text:style-name="P19"/>
      <text:p text:style-name="P19"/>
      <text:p text:style-name="P19"/>
      <text:p text:style-name="P19"/>
      <text:p text:style-name="P20">Para crear una tabla se utiliza la consulta CREATE TABLE.</text:p>
      <text:p text:style-name="P58"><text:soft-page-break/>Las consultas de creación de tabla suelen ser específicas de cada base de datos. El ejemplo no utiliza sentencias preparadas (ya que en el caso de usarlas las variables no podrían ir como parámetros por tratarse de sentencias DDL).</text:p>
      <table:table table:name="Table7" table:style-name="Table7">
        <table:table-column table:style-name="Table7.A"/>
        <table:table-row>
          <table:table-cell table:style-name="Table7.A1" office:value-type="string">
            <text:p text:style-name="P166">$consulta = “CRATE <text:span text:style-name="T46">TABLE $dbTabla</text:span></text:p>
            <text:p text:style-name="P171"><text:s text:c="3"/>id INTEGER UNSIGNED NOT NULL AUTO_INCREMENT,</text:p>
            <text:p text:style-name="P171"><text:s text:c="3"/>nombre VARCHAR($tamNombre),</text:p>
            <text:p text:style-name="P171"><text:s text:c="3"/>apellidos VARCHAR($tamApellidos),</text:p>
            <text:p text:style-name="P166"><text:span text:style-name="T46"><text:s text:c="3"/>PRIMARY KEY(id)</text:span>”;</text:p>
            <text:p text:style-name="P166"/>
            <text:p text:style-name="P166">if($db-&gt;query($consulta)){</text:p>
            <text:p text:style-name="P166"><text:s text:c="3"/>print “&lt;p&gt;<text:span text:style-name="T46">Tabla</text:span> creada correctamente.&lt;/p&gt;&lt;br /&gt;”;</text:p>
            <text:p text:style-name="P166">}else{</text:p>
            <text:p text:style-name="P166"><text:s text:c="3"/>print “&lt;p&gt;Error al crear la <text:span text:style-name="T46">tabla</text:span>.&lt;/p&gt;&lt;br /&gt;”;</text:p>
            <text:p text:style-name="P166">}</text:p>
          </table:table-cell>
        </table:table-row>
      </table:table>
      <text:p text:style-name="P19"/>
      <text:p text:style-name="P55"/>
      <text:p text:style-name="P52"/>
      <text:p text:style-name="P52"/>
      <text:p text:style-name="P52"/>
      <text:p text:style-name="P52"/>
      <text:p text:style-name="P52"/>
      <text:p text:style-name="P52"/>
      <text:p text:style-name="P86">Consultas bajo SQLite <text:s text:c="100"/></text:p>
      <text:p text:style-name="P91"/>
      <text:p text:style-name="P92">En el caso de utilizar SQLite, no tiene sentido crear o borrar la base de datos ya que con SQLite cada base de datos es un fichero distinto y al conectar con la base de datos ya se dice con qué archivo se va a trabajar y se genera en caso de necesidad. Es suficiente con borrar y crear tablas<text:span text:style-name="T45">.</text:span></text:p>
      <text:p text:style-name="P92"/>
      <text:p text:style-name="P104">Ejemplo de consulta de borrado de tabla en SQLite</text:p>
      <table:table table:name="Table8" table:style-name="Table8">
        <table:table-column table:style-name="Table8.A"/>
        <table:table-row>
          <table:table-cell table:style-name="Table8.A1" office:value-type="string">
            <text:p text:style-name="P167">$consulta = “<text:span text:style-name="T47">DROP TABLE $dbTabla</text:span>”;</text:p>
            <text:p text:style-name="P167"/>
            <text:p text:style-name="P167">if($db-&gt;query($consulta)){</text:p>
            <text:p text:style-name="P167"><text:s text:c="3"/>print “&lt;p&gt;<text:span text:style-name="T47">Tabla borrada</text:span> correctamente.&lt;/p&gt;&lt;br /&gt;”;</text:p>
            <text:p text:style-name="P167">}else{</text:p>
            <text:p text:style-name="P167"><text:s text:c="3"/>print “&lt;p&gt;Error al <text:span text:style-name="T47">borrar la tabla</text:span>.&lt;/p&gt;&lt;br /&gt;”;</text:p>
            <text:p text:style-name="P167">}</text:p>
          </table:table-cell>
        </table:table-row>
      </table:table>
      <text:p text:style-name="P56"/>
      <text:p text:style-name="P56"/>
      <text:p text:style-name="P56"/>
      <text:p text:style-name="P56"/>
      <text:p text:style-name="P56"/>
      <text:p text:style-name="P103">Pa<text:span text:style-name="T48">ra crear una tabla, se utiliza la consulta CREATE TABLE.</text:span></text:p>
      <text:p text:style-name="P94"><text:soft-page-break/>Las consultas de creación de tabla suelen ser específicas de cada base de datos. El ejemplo no utiliza sentencias preparadas (ya que de ser así las variables no podrían ir como parámetros por tratarse de sentencias DLL)<text:span text:style-name="T45">.</text:span></text:p>
      <table:table table:name="Table9" table:style-name="Table9">
        <table:table-column table:style-name="Table9.A"/>
        <table:table-row>
          <table:table-cell table:style-name="Table9.A1" office:value-type="string">
            <text:p text:style-name="P169">$consulta = “CRATE <text:span text:style-name="T49">TABLE $dbTabla</text:span><text:span text:style-name="T53">(</text:span></text:p>
            <text:p text:style-name="P172"><text:s text:c="3"/>id INTEGER PRIMARY KEY,</text:p>
            <text:p text:style-name="P170"><text:s text:c="3"/><text:span text:style-name="T49">nombre VARCHAR($tamNombre),</text:span></text:p>
            <text:p text:style-name="P170"><text:s text:c="3"/><text:span text:style-name="T50">apellidos VARCHAR($tamApellidos)</text:span><text:span text:style-name="T52">)</text:span>”;</text:p>
            <text:p text:style-name="P168"/>
            <text:p text:style-name="P168">if($db-&gt;query($consulta)){</text:p>
            <text:p text:style-name="P168"><text:s text:c="3"/>print “&lt;p&gt;<text:span text:style-name="T50">Tabla</text:span> creada correctamente.&lt;/p&gt;&lt;br /&gt;”;</text:p>
            <text:p text:style-name="P168">}else{</text:p>
            <text:p text:style-name="P168"><text:s text:c="3"/>print “&lt;p&gt;Error al crear la <text:span text:style-name="T50">tabla</text:span>.&lt;/p&gt;&lt;br /&gt;”;</text:p>
            <text:p text:style-name="P168">}</text:p>
          </table:table-cell>
        </table:table-row>
      </table:table>
      <text:p text:style-name="P57"/>
      <text:p text:style-name="P53"/>
      <text:p text:style-name="P53"/>
      <text:p text:style-name="P53"/>
      <text:p text:style-name="P53"/>
      <text:p text:style-name="P88">Solución configurable <text:s text:c="101"/></text:p>
      <text:p text:style-name="P87"/>
      <text:p text:style-name="P95">El resultado sería:</text:p>
      <text:list xml:id="list7752797178419943289" text:style-name="L8">
        <text:list-item>
          <text:p text:style-name="P232">en el fichero que quiera reiniciar la base de datos se llamaría a la biblioteca general y se llamaría a la función genérica borraTodo()</text:p>
        </text:list-item>
      </text:list>
      <table:table table:name="Tabla24" table:style-name="Tabla24">
        <table:table-column table:style-name="Tabla24.A"/>
        <table:table-row>
          <table:table-cell table:style-name="Tabla24.A1" office:value-type="string">
            <text:p text:style-name="P173">/*</text:p>
            <text:p text:style-name="P174"><text:s text:c="5"/>Ejemplo de uso de conexión configurable</text:p>
            <text:p text:style-name="P173"><text:s text:c="5"/><text:span text:style-name="T57">La conexión se debe realizar en cada página que acceda a la base de datos</text:span></text:p>
            <text:p text:style-name="P173">*/</text:p>
            <text:p text:style-name="P174">require_one “biblioteca.php”;</text:p>
            <text:p text:style-name="P174">$db = conectaDb();</text:p>
            <text:p text:style-name="P174">borraTodo($db);</text:p>
            <text:p text:style-name="P174">$db = null;</text:p>
          </table:table-cell>
        </table:table-row>
      </table:table>
      <text:p text:style-name="P95"/>
      <text:p text:style-name="P95"/>
      <text:p text:style-name="P95"/>
      <text:p text:style-name="P95"/>
      <text:p text:style-name="P95"/>
      <text:p text:style-name="P95"/>
      <text:p text:style-name="P95"/>
      <text:p text:style-name="P95"/>
      <text:p text:style-name="P95"/>
      <text:p text:style-name="P95"/>
      <text:list xml:id="list194242759179191" text:continue-numbering="true" text:style-name="L8">
        <text:list-item>
          <text:p text:style-name="P232">biblioteca_mysql.php: contiene la definición de la función borraTodo() <text:soft-page-break/>específica para trabajar con MySQL y que borra la base de datos, la crea y crea la tabla:</text:p>
        </text:list-item>
      </text:list>
      <table:table table:name="Tabla25" table:style-name="Tabla25">
        <table:table-column table:style-name="Tabla25.A"/>
        <table:table-row>
          <table:table-cell table:style-name="Tabla25.A1" office:value-type="string">
            <text:p text:style-name="P212">//biblioteca_<text:span text:style-name="T60">mysql</text:span>.php</text:p>
            <text:p text:style-name="P174">$consultaCreatabla = “CREATE TABLE $dbTabla<text:span text:style-name="T51">(</text:span></text:p>
            <text:p text:style-name="P174"><text:s text:c="3"/>id INTEGER <text:span text:style-name="T61">UNSIGNED NOT NULL AUTO_INCREMENT</text:span>,</text:p>
            <text:p text:style-name="P174"><text:s text:c="3"/>nombre VARCHAR($tamNombre),</text:p>
            <text:p text:style-name="P176"><text:s text:c="3"/>apellidos VARCHAR($tamApellidos),</text:p>
            <text:p text:style-name="P176"><text:span text:style-name="T54"><text:s text:c="3"/></text:span><text:span text:style-name="T59">PRIMARY KEY</text:span><text:span text:style-name="T54">)</text:span>”;</text:p>
            <text:p text:style-name="P174"/>
            <text:p text:style-name="P174">function borraTodo($db){</text:p>
            <text:p text:style-name="P174"><text:s text:c="3"/>global $dbDb, $consultaCreaTabla;</text:p>
            <text:p text:style-name="P174"><text:s text:c="3"/>$consulta = “DROP <text:span text:style-name="T61">DATABASE</text:span> $db<text:span text:style-name="T61">Db</text:span>”;</text:p>
            <text:p text:style-name="P174"><text:s text:c="3"/>if($db-&gt;query($consulta)){</text:p>
            <text:p text:style-name="P174"><text:s text:c="7"/>print “&lt;p&gt;<text:span text:style-name="T61">Base de datos</text:span> borrada correctamente.&lt;/&gt;&lt;br /&gt;”;</text:p>
            <text:p text:style-name="P174"><text:s text:c="3"/>}else{</text:p>
            <text:p text:style-name="P174"><text:s text:c="6"/>print “&lt;p&gt;Error al borrar la <text:span text:style-name="T62">base de datos</text:span>.&lt;/p&gt;&lt;br /&gt;”;</text:p>
            <text:p text:style-name="P174"><text:s text:c="3"/>}</text:p>
            <text:p text:style-name="P174"><text:s text:c="3"/>$consulta = “<text:span text:style-name="T62">CRATE DATABASE ·$dbDb</text:span>”;</text:p>
            <text:p text:style-name="P174"><text:s text:c="3"/>if($db-&gt;query($consulta)){</text:p>
            <text:p text:style-name="P174"><text:s text:c="6"/>print “&lt;p&gt;<text:span text:style-name="T62">Base de datos creada</text:span> correctamente.&lt;/p&gt;&lt;br /&gt;”;</text:p>
            <text:p text:style-name="P174"><text:s text:c="6"/><text:span text:style-name="T62">if($db-&gt;query($consulta)){</text:span></text:p>
            <text:p text:style-name="P174"><text:s text:c="9"/><text:span text:style-name="T62">print “&lt;p&gt;Taba creada correctamente.&lt;/p&gt;&lt;br /&gt;”;</text:span></text:p>
            <text:p text:style-name="P175"><text:s text:c="6"/>}<text:span text:style-name="T58">else{</text:span></text:p>
            <text:p text:style-name="P175"><text:s text:c="9"/><text:span text:style-name="T58">print “&lt;p&gt;Error al crear la tabla.&lt;/&gt;&lt;br /&gt;”;</text:span></text:p>
            <text:p text:style-name="P179"><text:s text:c="6"/>}else{</text:p>
            <text:p text:style-name="P175"><text:s text:c="6"/><text:span text:style-name="T62">print “&lt;p&gt;Error al crear la base de datos.&lt;/p&gt;&lt;br /&gt;”;</text:span></text:p>
            <text:p text:style-name="P174"><text:s text:c="3"/>}</text:p>
            <text:p text:style-name="P178">}</text:p>
          </table:table-cell>
        </table:table-row>
      </table:table>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list xml:id="list7989164941717870366" text:style-name="L9">
        <text:list-item>
          <text:p text:style-name="P233">biblioteca_sqlite.php contiene la definición de la función borraTodo() <text:soft-page-break/>específica para trabajar con SQLite y que borra la tabla y la crea</text:p>
        </text:list-item>
      </text:list>
      <table:table table:name="Tabla26" table:style-name="Tabla26">
        <table:table-column table:style-name="Tabla26.A"/>
        <table:table-row>
          <table:table-cell table:style-name="Tabla26.A1" office:value-type="string">
            <text:p text:style-name="P177"><text:span text:style-name="T2">//biblioteca_</text:span><text:span text:style-name="T6">sqlite</text:span><text:span text:style-name="T2">.php</text:span></text:p>
            <text:p text:style-name="P185">function borrarTodo($db){</text:p>
            <text:p text:style-name="P185"><text:s text:c="3"/>global $dbTabla, $consultaCrearTabla;</text:p>
            <text:p text:style-name="P185"><text:s text:c="3"/>$consulta = “DROP TABLE $dbTabla”;</text:p>
            <text:p text:style-name="P185"><text:s text:c="3"/>if($db-&gt;query($consulta)){</text:p>
            <text:p text:style-name="P185"><text:s text:c="6"/>print “&lt;p&gt;Tabla borrada correctamente.&lt;/p&gt;&lt;br /&gt;”;</text:p>
            <text:p text:style-name="P185"><text:s text:c="3"/>}else{</text:p>
            <text:p text:style-name="P185"><text:s text:c="6"/><text:span text:style-name="T63">print “&lt;p&gt;Error al borrar la tabla.&lt;/p&gt;&lt;br /&gt;”;</text:span></text:p>
            <text:p text:style-name="P185"><text:s text:c="6"/><text:span text:style-name="T63">$consulta = $consultaCrearTabla;</text:span></text:p>
            <text:p text:style-name="P186"><text:s text:c="9"/><text:span text:style-name="T63">if($db-&gt;query($consulta)){</text:span></text:p>
            <text:p text:style-name="P186"><text:s text:c="12"/><text:span text:style-name="T63">print “&lt;p&gt;Tabla crada correctamente.&lt;/p&gt;&lt;br /&gt;”;</text:span></text:p>
            <text:p text:style-name="P188"><text:s text:c="9"/>}else{</text:p>
            <text:p text:style-name="P186"><text:s text:c="12"/><text:span text:style-name="T63">print “&lt;p&gt;Error al crear la tabla.&lt;/p&gt;&lt;br /&gt;”;</text:span></text:p>
            <text:p text:style-name="P185"><text:s text:c="3"/>}</text:p>
            <text:p text:style-name="P185">}</text:p>
          </table:table-cell>
        </table:table-row>
      </table:table>
      <text:p text:style-name="P93"/>
      <text:p text:style-name="P91"/>
      <text:p text:style-name="P89">Consultas DROP TABLE, INSERT INTO, UPDATE, DELETE FROM <text:s text:c="23"/></text:p>
      <text:p text:style-name="P96"/>
      <text:p text:style-name="P105">Para borrar una tabla, se utiliza la consulta DROP TABLE.</text:p>
      <table:table table:name="Tabla28" table:style-name="Tabla28">
        <table:table-column table:style-name="Tabla28.A"/>
        <table:table-row>
          <table:table-cell table:style-name="Tabla28.A1" office:value-type="string">
            <text:p text:style-name="P187">//<text:span text:style-name="T64">Ejemplo de consulta de borrado de tabla</text:span></text:p>
            <text:p text:style-name="P189">$consulta = “DROP TABLE $dbTabla”;</text:p>
            <text:p text:style-name="P189">if($db-&gt;query($consulta)){</text:p>
            <text:p text:style-name="P189"><text:s text:c="3"/>print “&lt;p&gt;Tabla borrada correctamente.&lt;/p&gt;&lt;br /&gt;”;</text:p>
            <text:p text:style-name="P189">}else{</text:p>
            <text:p text:style-name="P189"><text:s text:c="3"/>print “&lt;p&gt;Error al borrar la tabla.&lt;/p&gt;&lt;br /&gt;”;</text:p>
            <text:p text:style-name="P189">}</text:p>
          </table:table-cell>
        </table:table-row>
      </table:table>
      <text:p text:style-name="P91"/>
      <text:p text:style-name="P106">Para añadir un registro a una tabla, se utiliza la consulta INSERT INTO</text:p>
      <table:table table:name="Tabla29" table:style-name="Tabla29">
        <table:table-column table:style-name="Tabla29.A"/>
        <table:table-row>
          <table:table-cell table:style-name="Tabla29.A1" office:value-type="string">
            <text:p text:style-name="P191">//Ejemplo de consulta de inserción de registro (línea de la tabla)</text:p>
            <text:p text:style-name="P191">$nombre = recoge(“nombre”); //Habrá que crear la función recoge en algún lugar</text:p>
            <text:p text:style-name="P191">$apellidos = recoge(“apellidos”);</text:p>
            <text:p text:style-name="P191"/>
            <text:p text:style-name="P191">$consulta = “INSERT INTO $dbTabla (nombre, apellidos) VALUES (:nombre, :apellidos)”;</text:p>
            <text:p text:style-name="P191">$result = $db-&gt;prepare($consulta);</text:p>
            <text:p text:style-name="P191">if($result-&gt;execute(array(“:nombre” =&gt; $nombre, “:apellidos” =&gt; $apellidos))){</text:p>
            <text:p text:style-name="P191"><text:s text:c="3"/>print “&lt;p&gt;Registro creado correctamente&lt;/p&gt;&lt;br /&gt;”;</text:p>
            <text:p text:style-name="P191">//Destacar que crea un array y en cada una de las filas introduce un valor</text:p>
            <text:p text:style-name="P191">}else{print “&lt;p&gt;Error al crear el registro.&lt;/p&gt;&lt;br /&gt;”;}</text:p>
          </table:table-cell>
        </table:table-row>
      </table:table>
      <text:p text:style-name="P106">Para modificar un registro (que ya existe) en una tabla, se utiliza UPDATE</text:p>
      <table:table table:name="Tabla30" table:style-name="Tabla30">
        <table:table-column table:style-name="Tabla30.A"/>
        <text:soft-page-break/>
        <table:table-row>
          <table:table-cell table:style-name="Tabla30.A1" office:value-type="string">
            <text:p text:style-name="P190">//<text:span text:style-name="T65">Ejemplo de consulta de modificación de registro</text:span></text:p>
            <text:p text:style-name="P193">$nombre = recoge(“nombre”);</text:p>
            <text:p text:style-name="P193">$apellidos = recoge(“apellidos”);</text:p>
            <text:p text:style-name="P193">$id = recoge(“id”);</text:p>
            <text:p text:style-name="P193"/>
            <text:p text:style-name="P193">$consulta = “UPDATE $dbTabla SET nombre = nombre, apellidos = :apellidos WHERE id = :id”;</text:p>
            <text:p text:style-name="P193">$result = $db-&gt;prepare($consulta);</text:p>
            <text:p text:style-name="P193">if($result-&gt;execute(array(“:nombre” =&gt; $nombre, “:apellidos” =&gt; $apellidos, “:id =&gt; $id”))){</text:p>
            <text:p text:style-name="P193"><text:s text:c="3"/>print “&lt;p&gt;Registro modificado correctamente.&lt;/p&gt;&lt;br /&gt;”;</text:p>
            <text:p text:style-name="P193">}else{</text:p>
            <text:p text:style-name="P193"><text:s text:c="3"/>print “&lt;p&gt;Error al modificar el registro.&lt;/p&gt;&lt;br /&gt;”;</text:p>
            <text:p text:style-name="P193">}</text:p>
          </table:table-cell>
        </table:table-row>
      </table:table>
      <text:p text:style-name="P97"/>
      <text:p text:style-name="P97"/>
      <text:p text:style-name="P97"/>
      <text:p text:style-name="P108">Para borrar el registro de una tabla, su utiliza la consulta DELETE FROM</text:p>
      <text:p text:style-name="P63">* Nota: en el ejemplo, los registros a borrar se reciben en forma de matriz y se recorre la matriz borrando un elemento en cada item.</text:p>
      <table:table table:name="Tabla31" table:style-name="Tabla31">
        <table:table-column table:style-name="Tabla31.A"/>
        <table:table-row>
          <table:table-cell table:style-name="Tabla31.A1" office:value-type="string">
            <text:p text:style-name="P192">//Ejemplo de consulta de borrado de registros</text:p>
            <text:p text:style-name="P193">$id = recogeMatriz(“id”);</text:p>
            <text:p text:style-name="P193"/>
            <text:p text:style-name="P193">foreach($id as $indice =&gt; $valor){</text:p>
            <text:p text:style-name="P193"><text:s text:c="3"/>$consulta = “DELETE FROM $dbTabla WHERE id = :indice”;</text:p>
            <text:p text:style-name="P193"><text:s text:c="3"/><text:span text:style-name="T66">$result = $db -&gt; prepare($consulta);</text:span></text:p>
            <text:p text:style-name="P194"><text:s text:c="3"/><text:span text:style-name="T66">if($result -&gt; execute(array(“:indice” =&gt; $indice))){</text:span></text:p>
            <text:p text:style-name="P198"><text:s text:c="7"/>print “&lt;p&gt;Registro borrado correctamente.&lt;/p&gt;&lt;br /&gt;”;</text:p>
            <text:p text:style-name="P199"><text:s text:c="3"/>}else{ //Pues que no se ha borraooó</text:p>
            <text:p text:style-name="P195"><text:s text:c="6"/><text:span text:style-name="T67">print “&lt;p&gt;Error al borrar el registro.&lt;/p&gt;&lt;br /&gt;”;</text:span></text:p>
            <text:p text:style-name="P199"><text:s text:c="3"/>}</text:p>
            <text:p text:style-name="P193">}</text:p>
          </table:table-cell>
        </table:table-row>
      </table:table>
      <text:p text:style-name="P91"/>
      <text:p text:style-name="P91"/>
      <text:p text:style-name="P91"/>
      <text:p text:style-name="P91"/>
      <text:p text:style-name="P91"/>
      <text:p text:style-name="P91"/>
      <text:p text:style-name="P91"/>
      <text:p text:style-name="P91"/>
      <text:p text:style-name="P91"/>
      <text:p text:style-name="P107">Para obtener registros que cumplan determinados criterios se utiliza una <text:soft-page-break/>consulta SELECT.</text:p>
      <text:list xml:id="list2911061419873342129" text:style-name="L10">
        <text:list-item>
          <text:p text:style-name="P234">Si de produce un error en la consulta, la consulta devuelve el valor false.</text:p>
        </text:list-item>
      </text:list>
      <table:table table:name="Tabla32" table:style-name="Tabla32">
        <table:table-column table:style-name="Tabla32.A"/>
        <table:table-row>
          <table:table-cell table:style-name="Tabla32.A1" office:value-type="string">
            <text:p text:style-name="P192">//<text:span text:style-name="T70">Ejemplo de consulta de selección de registro</text:span></text:p>
            <text:p text:style-name="P197">$consulta = “SELECT * FROM $dbTabla”;</text:p>
            <text:p text:style-name="P197">$result = $db-&gt;query($consulta);</text:p>
            <text:p text:style-name="P197">if(!result){</text:p>
            <text:p text:style-name="P197"><text:s text:c="3"/>print “&lt;p&gt;Error en la consulta.&lt;/&gt;&lt;br /&gt;”;</text:p>
            <text:p text:style-name="P197">}else{</text:p>
            <text:p text:style-name="P197"><text:s text:c="3"/>print “&lt;p&gt;Consulta ejecutada.&lt;/p&gt;&lt;br /&gt;”;</text:p>
            <text:p text:style-name="P197">}</text:p>
          </table:table-cell>
        </table:table-row>
      </table:table>
      <text:p text:style-name="P98"/>
      <text:list xml:id="list194242802175683" text:continue-numbering="true" text:style-name="L10">
        <text:list-item>
          <text:p text:style-name="P238"><text:span text:style-name="T68">Si la consulta devuelve un único registro se puede utilizar la función </text:span><text:span text:style-name="T69">PDOStatement-&gt;fetchColumn()</text:span><text:span text:style-name="T68"> para recuperar la primera columna.</text:span></text:p>
        </text:list-item>
      </text:list>
      <table:table table:name="Tabla33" table:style-name="Tabla33">
        <table:table-column table:style-name="Tabla33.A"/>
        <table:table-row>
          <table:table-cell table:style-name="Tabla33.A1" office:value-type="string">
            <text:p text:style-name="P196">//Ejemplo de consulta de selección de registros</text:p>
            <text:p text:style-name="P197">$consulta = “SELECT COUNT (*) FROM $dbTabla”;</text:p>
            <text:p text:style-name="P197">$result = $db -&gt; query($consulta);</text:p>
            <text:p text:style-name="P197">if(!result){</text:p>
            <text:p text:style-name="P197"><text:s text:c="3"/>print “&lt;p&gt;Error en la consulta.&lt;/p&gt;&lt;br /&gt;”;</text:p>
            <text:p text:style-name="P197">}else{</text:p>
            <text:p text:style-name="P197"><text:s text:c="3"/>$encontrados = $result -&gt; fetchColumn();</text:p>
            <text:p text:style-name="P197"><text:s text:c="3"/>print “&lt;p&gt;Se han encontrado” . $encotrados . “·registros.”&lt;/p&gt;&lt;br /&gt;”;</text:p>
            <text:p text:style-name="P197">}</text:p>
          </table:table-cell>
        </table:table-row>
      </table:table>
      <text:p text:style-name="P114"/>
      <text:p text:style-name="P98"/>
      <text:list xml:id="list194242805164177" text:continue-numbering="true" text:style-name="L10">
        <text:list-item>
          <text:p text:style-name="P235">Si la consulta se ejecuta correctamente, consulta devuelve los registros correspondientes.</text:p>
          <text:list>
            <text:list-item>
              <text:p text:style-name="P235">Para acceder a los registros devueltos por la consulta, se puede utilizar un bucle foreach.</text:p>
            </text:list-item>
          </text:list>
        </text:list-item>
      </text:list>
      <text:p text:style-name="P116"/>
      <table:table table:name="Tabla34" table:style-name="Tabla34">
        <table:table-column table:style-name="Tabla34.A"/>
        <table:table-row>
          <table:table-cell table:style-name="Tabla34.A1" office:value-type="string">
            <text:p text:style-name="P196">//<text:span text:style-name="T71">Ejemplo de consulta de selección de registros</text:span></text:p>
            <text:p text:style-name="P201">$consulta = “SELECT * FROM $cbTabla”;</text:p>
            <text:p text:style-name="P201">$result = $db-&gt;query($consulta);</text:p>
            <text:p text:style-name="P201">if(!$result){</text:p>
            <text:p text:style-name="P201"><text:s text:c="3"/>print ”&lt;p&gt;Error en la consulta.&lt;/p&gt;&lt;br /&gt;”;</text:p>
            <text:p text:style-name="P201">}else{</text:p>
            <text:p text:style-name="P201"><text:s text:c="3"/>foreach($result as $valor){</text:p>
            <text:p text:style-name="P201"><text:s text:c="6"/>print '&lt;p&gt;Nombre: $valor[nombre] - Apellidos: $valor[apellidos]&lt;/p&gt;&lt;br /&gt;';</text:p>
            <text:p text:style-name="P201"><text:s text:c="3"/>}</text:p>
            <text:p text:style-name="P201">}</text:p>
          </table:table-cell>
        </table:table-row>
      </table:table>
      <text:p text:style-name="P115"/>
      <text:p text:style-name="P115"/>
      <text:list xml:id="list194242809153475" text:continue-numbering="true" text:style-name="L10">
        <text:list-item>
          <text:list>
            <text:list-item>
              <text:p text:style-name="P235">O también se puede utilizar la función PDOStatement-&gt;fetch().</text:p>
            </text:list-item>
          </text:list>
        </text:list-item>
      </text:list>
      <table:table table:name="Tabla35" table:style-name="Tabla35">
        <table:table-column table:style-name="Tabla35.A"/>
        <text:soft-page-break/>
        <table:table-row>
          <table:table-cell table:style-name="Tabla35.A1" office:value-type="string">
            <text:p text:style-name="P202">//Ejemplo de consulta de selección de registros</text:p>
            <text:p text:style-name="P202">$consulta = “SELECT * FROM $dbTabla”;</text:p>
            <text:p text:style-name="P202">$result = $db-&gt;query($consulta);</text:p>
            <text:p text:style-name="P202">if(!$result){</text:p>
            <text:p text:style-name="P202"><text:s text:c="3"/>print “&lt;p&gt;Error en la consulta.&lt;/p&gt;&lt;br /&gt;”;</text:p>
            <text:p text:style-name="P202">}else{</text:p>
            <text:p text:style-name="P202"><text:s text:c="3"/>while($valor = $result-&gt;fetch()){</text:p>
            <text:p text:style-name="P202"><text:s text:c="6"/>print '&lt;p&gt;Nombre: $valor[nombre] - Apellidos: $valor[apellidos]&lt;/p&gt;&lt;br /&gt;';</text:p>
            <text:p text:style-name="P202"><text:s text:c="3"/>}</text:p>
            <text:p text:style-name="P202">}</text:p>
          </table:table-cell>
        </table:table-row>
      </table:table>
      <text:p text:style-name="P99"/>
      <text:list xml:id="list194242813180045" text:continue-numbering="true" text:style-name="L10">
        <text:list-item>
          <text:p text:style-name="P235">Si la consulta no devuelve ningún registro, los dos bucles anteriores (foreach o detch) no escribirían nada.</text:p>
          <text:p text:style-name="P235">Por ello se recomienda hacer primero una consulta que cuente el número de resultados de la consulta y si es mayor que cero, hacer la consulta.</text:p>
          <text:p text:style-name="P235">En el ejemplo siguiente utiliza la función <text:span text:style-name="T2">PDOStatement-&gt;fetchCollumn()</text:span>, que devuelve la primera columna del primer resultado (que en este caso contiene el número de registros de la consulta).</text:p>
        </text:list-item>
      </text:list>
      <table:table table:name="Tabla36" table:style-name="Tabla36">
        <table:table-column table:style-name="Tabla36.A"/>
        <table:table-row>
          <table:table-cell table:style-name="Tabla36.A1" office:value-type="string">
            <text:p text:style-name="P200">//<text:span text:style-name="T72">Ejemplo de consulta de registros</text:span></text:p>
            <text:p text:style-name="P204">$consulta = “SELECT COUNT (*) FROM $dbTabla”;</text:p>
            <text:p text:style-name="P204">$result = $db-&gt;query($consulta);</text:p>
            <text:p text:style-name="P204">if(!$result){</text:p>
            <text:p text:style-name="P204"><text:s text:c="3"/>print “&lt;p&gt;Error en la consulta.&lt;/p&gt;&lt;br /&gt;”:</text:p>
            <text:p text:style-name="P204">}elseif{</text:p>
            <text:p text:style-name="P204"><text:s text:c="3"/>print “&lt;p&gt;Aun no se ha creado ningún registro en la tabla.&lt;/p&gt;&lt;br /&gt;”;</text:p>
            <text:p text:style-name="P204">}else{</text:p>
            <text:p text:style-name="P204"><text:s text:c="3"/>$consulta “SELECT * FROM $dbTabla”;</text:p>
            <text:p text:style-name="P204"><text:s text:c="3"/>$result = $db-&gt;query($consulta);</text:p>
            <text:p text:style-name="P204"><text:s text:c="3"/>if(!$result){</text:p>
            <text:p text:style-name="P204"><text:s text:c="6"/>print “&lt;p&gt;Error en la consulta.&lt;/p&gt;&lt;br /&gt;”;</text:p>
            <text:p text:style-name="P204"><text:s text:c="3"/>}else{</text:p>
            <text:p text:style-name="P204"><text:s text:c="6"/>foreach($result as $valor){</text:p>
            <text:p text:style-name="P204"><text:s text:c="9"/>print '&lt;p&gt;Nombre: $valor[nombre] - Apellidos: $valor[apellidos]&lt;/p&gt;&lt;br /&gt;';</text:p>
            <text:p text:style-name="P204"><text:s text:c="6"/>}</text:p>
            <text:p text:style-name="P204"><text:s text:c="3"/>}</text:p>
            <text:p text:style-name="P204">}</text:p>
          </table:table-cell>
        </table:table-row>
      </table:table>
      <text:p text:style-name="P91"/>
      <text:p text:style-name="P91"/>
      <text:p text:style-name="P91"/>
      <text:p text:style-name="P91"/>
      <text:p text:style-name="P91"/>
      <text:p text:style-name="P109">Consulta SELECT LIKE</text:p>
      <text:p text:style-name="P100"><text:soft-page-break/>La consulta SELECT permite efectuar búsquedas en cadenas utilizando el condicional LIKE o NOT LIKE y los comodines_(cualquier carácter) o porcentaje, %(cualquier número de caracteres).</text:p>
      <text:list xml:id="list6711687246760925205" text:style-name="L11">
        <text:list-item>
          <text:p text:style-name="P236">Registros en los que el apellido comienza por cadena recibida</text:p>
        </text:list-item>
      </text:list>
      <table:table table:name="Tabla37" table:style-name="Tabla37">
        <table:table-column table:style-name="Tabla37.A"/>
        <table:table-row>
          <table:table-cell table:style-name="Tabla37.A1" office:value-type="string">
            <text:p text:style-name="P204">/*</text:p>
            <text:p text:style-name="P204">Ejemplo de consulta de selección de registros en los que el apellido comienza por la cadena recibida</text:p>
            <text:p text:style-name="P204">*/</text:p>
            <text:p text:style-name="P204">$apellidos = recoge(“apellidos”);</text:p>
            <text:p text:style-name="P204"/>
            <text:p text:style-name="P204">$consulta = “SELECT COUNT (*) FROM $dbTabla WHERE apellidos LIKE :apellidos”;</text:p>
            <text:p text:style-name="P204">$result -&gt; execute(array(':apellidos' =&gt; '$apellidos%'));</text:p>
            <text:p text:style-name="P204">if(!$result){</text:p>
            <text:p text:style-name="P204"><text:s text:c="3"/>print “&lt;p&gt;Error en la consulta.&lt;/p&gt;&lt;br /&gt;”;</text:p>
            <text:p text:style-name="P204">}else{</text:p>
            <text:p text:style-name="P205"><text:s text:c="3"/>pritn ”&lt;p&gt;Se han encontrado” <text:span text:style-name="T51">.</text:span> <text:span text:style-name="T73">$resutl -&gt; fetchColumn()</text:span> <text:span text:style-name="T51">.</text:span> “<text:span text:style-name="T73">registros.</text:span>&lt;/p&gt;&lt;br /&gt;”;</text:p>
            <text:p text:style-name="P204">}</text:p>
          </table:table-cell>
        </table:table-row>
      </table:table>
      <text:p text:style-name="P91"/>
      <text:p text:style-name="P91"/>
      <text:p text:style-name="P91"/>
      <text:list xml:id="list7768678089421509923" text:style-name="L12">
        <text:list-item>
          <text:p text:style-name="P237">Registros en los que el apellido contiene la cadena recibida:</text:p>
        </text:list-item>
      </text:list>
      <table:table table:name="Tabla38" table:style-name="Tabla38">
        <table:table-column table:style-name="Tabla38.A"/>
        <table:table-row>
          <table:table-cell table:style-name="Tabla38.A1" office:value-type="string">
            <text:p text:style-name="P203">//Ejemplo de consulta de selección de registros</text:p>
            <text:p text:style-name="P206">$apellidos = recoge(“apellidos”);</text:p>
            <text:p text:style-name="P206"/>
            <text:p text:style-name="P206">$consulta = “SELECT COUNT (*) FROM $dbTabla</text:p>
            <text:p text:style-name="P206"><text:s text:c="22"/>WHERE apellidos LIKE :apellidos”;</text:p>
            <text:p text:style-name="P206">$resutl = $db -&gt; <text:span text:style-name="T74">prepare($consulta);</text:span></text:p>
            <text:p text:style-name="P208">$result -&gt; execute(array(':apellidos' =&gt; '%apellidos%'));</text:p>
            <text:p text:style-name="P208">if(!$result){</text:p>
            <text:p text:style-name="P208"><text:s text:c="3"/>print “&lt;p&gt;Error en la consulta.&lt;/p&gt;&lt;br /&gt;”;</text:p>
            <text:p text:style-name="P208">}else{</text:p>
            <text:p text:style-name="P208"><text:s text:c="3"/>print “&lt;p&gt;Se han ejecutado” <text:span text:style-name="T72"><text:s/></text:span><text:span text:style-name="T55">.</text:span><text:span text:style-name="T72"> </text:span>$result -&gt; fetchColulmn()<text:span text:style-name="T72"> </text:span><text:span text:style-name="T55">.</text:span><text:span text:style-name="T72"> “</text:span>registros.&lt;/p&gt;&lt;br /&gt;”;</text:p>
            <text:p text:style-name="P208">}</text:p>
          </table:table-cell>
        </table:table-row>
      </table:table>
      <text:p text:style-name="P101"/>
      <text:p text:style-name="P101"/>
      <text:p text:style-name="P101"/>
      <text:p text:style-name="P101"/>
      <text:p text:style-name="P101"/>
      <text:p text:style-name="P101"/>
      <text:p text:style-name="P101"/>
      <text:p text:style-name="P101"/>
      <text:p text:style-name="P110">Consultas de unión de tablas</text:p>
      <text:p text:style-name="P102"><text:soft-page-break/>También se pueden realizar consultas de unión entre varias tablas.</text:p>
      <text:p text:style-name="P102">* Nota; escribir como consulta preparadas</text:p>
      <table:table table:name="Tabla39" table:style-name="Tabla39">
        <table:table-column table:style-name="Tabla39.A"/>
        <table:table-row>
          <table:table-cell table:style-name="Tabla39.A1" office:value-type="string">
            <text:p text:style-name="P207">//<text:span text:style-name="T75">Ejemplo de consulta de unión de tablas</text:span></text:p>
            <text:p text:style-name="P209">$consulta = 'SELECT $dbPrestamo<text:span text:style-name="T72"> </text:span><text:span text:style-name="T55">.</text:span><text:span text:style-name="T72"> </text:span>Id AS id, $dbUsuarios<text:span text:style-name="T72"> </text:span><text:span text:style-name="T55">.</text:span><text:span text:style-name="T72"> </text:span>nombre AS<text:span text:style-name="T72"> </text:span><text:span text:style-name="T55">.</text:span><text:span text:style-name="T72"> </text:span>nombre</text:p>
            <text:p text:style-name="P209"><text:s text:c="3"/>$dbUsuarios<text:span text:style-name="T72"> </text:span><text:span text:style-name="T55">.</text:span><text:span text:style-name="T72"> </text:span>apellidos AS apellidos, $dbObras<text:span text:style-name="T72"> </text:span><text:span text:style-name="T55">.</text:span><text:span text:style-name="T72"> </text:span>titulo AS titulo,</text:p>
            <text:p text:style-name="P210"><text:s text:c="3"/><text:span text:style-name="T76">$dbPrestamos </text:span><text:span text:style-name="T56">.</text:span><text:span text:style-name="T76"> prestado AS prestado, $dbPrestamos </text:span><text:span text:style-name="T56">.</text:span><text:span text:style-name="T76"> devuelto AS devuelto</text:span></text:p>
            <text:p text:style-name="P210"><text:s text:c="3"/>//<text:span text:style-name="T76">Pero no de bomito</text:span></text:p>
            <text:p text:style-name="P210"><text:s text:c="3"/><text:span text:style-name="T76">FROM $dbPrestamos, $dbUsuarios, $dbObras</text:span></text:p>
            <text:p text:style-name="P210"><text:span text:style-name="T76"><text:s text:c="3"/>WHERE $dbPrestamo </text:span><text:span text:style-name="T56">.</text:span><text:span text:style-name="T76"> id_usuario = $dbUsuarios </text:span><text:span text:style-name="T56">.</text:span><text:span text:style-name="T76"> id AND</text:span></text:p>
            <text:p text:style-name="P210"><text:s text:c="3"/><text:span text:style-name="T76">$dbPrestamos </text:span><text:span text:style-name="T56">.</text:span><text:span text:style-name="T76"> id_obra = $dbObras </text:span><text:span text:style-name="T56">.</text:span><text:span text:style-name="T76"> id AND</text:span></text:p>
            <text:p text:style-name="P210"><text:span text:style-name="T76"><text:s text:c="3"/>$dbPrestamos </text:span><text:span text:style-name="T56">.</text:span><text:span text:style-name="T76"> Devulto = '0000 - 00 - 00'</text:span></text:p>
            <text:p text:style-name="P210"><text:s text:c="3"/><text:span text:style-name="T76">ORDER BY $campo $order</text:span>';</text:p>
            <text:p text:style-name="P211">$result = $db -&gt; query($consulta);</text:p>
            <text:p text:style-name="P211">if(!$result){</text:p>
            <text:p text:style-name="P211"><text:s text:c="3"/>print “&lt;p&gt;Error en la consulta.&lt;/p&gt;&lt;br /&gt;”;</text:p>
            <text:p text:style-name="P211">}else{</text:p>
            <text:p text:style-name="P217"><text:s text:c="3"/>.</text:p>
            <text:p text:style-name="P217"><text:s text:c="3"/>.</text:p>
            <text:p text:style-name="P219"><text:s text:c="3"/>.</text:p>
          </table:table-cell>
        </table:table-row>
      </table:table>
      <text:p text:style-name="P102"/>
      <text:p text:style-name="P64">La última modificación de esta página fué el 8 de noviembre del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02T19:42:13.870000000</meta:creation-date>
    <dc:date>2015-02-13T19:42:42.250000000</dc:date>
    <meta:editing-duration>PT9H59M40S</meta:editing-duration>
    <meta:editing-cycles>116</meta:editing-cycles>
    <meta:generator>LibreOffice/4.3.5.2$Windows_x86 LibreOffice_project/3a87456aaa6a95c63eea1c1b3201acedf0751bd5</meta:generator>
    <meta:print-date>2015-02-13T19:38:47.719000000</meta:print-date>
    <meta:document-statistic meta:table-count="48" meta:image-count="0" meta:object-count="0" meta:page-count="27" meta:paragraph-count="681" meta:word-count="5130" meta:character-count="36746" meta:non-whitespace-character-count="31021"/>
  </office:meta>
</office:document-meta>
</file>